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Regular" style:font-charset="x-symbol"/>
    <style:font-face style:name="OpenSymbol5" svg:font-family="OpenSymbol" style:font-adornments="Roman" style:font-family-generic="swiss" style:font-pitch="variable"/>
    <style:font-face style:name="SimSun" svg:font-family="SimSun" style:font-pitch="variable"/>
    <style:font-face style:name="SimSun1" svg:font-family="SimSun" style:font-family-generic="swiss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Paragraphe">
      <style:paragraph-properties fo:text-align="center" style:justify-single-word="false"/>
      <style:text-properties officeooo:paragraph-rsid="00aae85e"/>
    </style:style>
    <style:style style:name="P4" style:family="paragraph" style:parent-style-name="Standard">
      <style:paragraph-properties fo:text-align="center" style:justify-single-word="false"/>
      <style:text-properties officeooo:paragraph-rsid="00bd6df3"/>
    </style:style>
    <style:style style:name="P5" style:family="paragraph" style:parent-style-name="_5f_Header_20_G_20_page_20_paire_20__28_G_29_">
      <style:text-properties officeooo:rsid="00fbc68f" officeooo:paragraph-rsid="00fbc68f"/>
    </style:style>
    <style:style style:name="P6" style:family="paragraph" style:parent-style-name="_5f_Header_20_G_20_page_20_impaire_20__28_D_29_">
      <style:text-properties officeooo:rsid="00fc60e2" officeooo:paragraph-rsid="00fc60e2"/>
    </style:style>
    <style:style style:name="P7" style:family="paragraph" style:parent-style-name="_5f_Header_20_N_20_page_20_paire_20__28_G_29_">
      <style:text-properties officeooo:rsid="00f84d06" officeooo:paragraph-rsid="00f84d06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impaire_20__28_D_29_">
      <style:text-properties officeooo:rsid="0101821f" officeooo:paragraph-rsid="0101821f"/>
    </style:style>
    <style:style style:name="P10" style:family="paragraph" style:parent-style-name="_5f_Header_20_M_20_page_20_impaire_20__28_D_29_">
      <style:text-properties officeooo:rsid="0101a5c8" officeooo:paragraph-rsid="0101a5c8"/>
    </style:style>
    <style:style style:name="P11" style:family="paragraph" style:parent-style-name="_5f_Header_20_M_20_page_20_impaire_20__28_D_29_">
      <style:text-properties officeooo:rsid="01035d0f" officeooo:paragraph-rsid="01035d0f"/>
    </style:style>
    <style:style style:name="P12" style:family="paragraph" style:parent-style-name="_5f_Header_20_P_20_page_20_paire_20__28_G_29_">
      <style:text-properties officeooo:rsid="0107aa33" officeooo:paragraph-rsid="0107aa33"/>
    </style:style>
    <style:style style:name="P13" style:family="paragraph" style:parent-style-name="_5f_Header_20_P_20_page_20_paire_20__28_G_29_">
      <style:text-properties officeooo:rsid="0106b7af" officeooo:paragraph-rsid="0106b7af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6" style:family="paragraph" style:parent-style-name="_5f_Paragraphe">
      <style:paragraph-properties fo:break-before="column"/>
    </style:style>
    <style:style style:name="P17" style:family="paragraph" style:parent-style-name="_5f_Paragraphe">
      <style:text-properties officeooo:paragraph-rsid="00aae85e"/>
    </style:style>
    <style:style style:name="P18" style:family="paragraph" style:parent-style-name="Standard">
      <style:text-properties officeooo:paragraph-rsid="00bd6df3"/>
    </style:style>
    <style:style style:name="P19" style:family="paragraph" style:parent-style-name="_5f_Paragraphe">
      <style:text-properties officeooo:paragraph-rsid="00bd6df3"/>
    </style:style>
    <style:style style:name="P20" style:family="paragraph" style:parent-style-name="_5f_Paragraphe">
      <style:paragraph-properties fo:margin-left="0cm" fo:margin-right="0.101cm" fo:text-indent="0cm" style:auto-text-indent="false"/>
      <style:text-properties officeooo:paragraph-rsid="00bd6df3"/>
    </style:style>
    <style:style style:name="P21" style:family="paragraph" style:parent-style-name="_5f_Paragraphe">
      <style:paragraph-properties fo:break-before="column"/>
      <style:text-properties officeooo:paragraph-rsid="00bd6df3"/>
    </style:style>
    <style:style style:name="P22" style:family="paragraph" style:parent-style-name="_5f_Paragraphe_5f_Réponse_5f_Elève">
      <style:text-properties officeooo:paragraph-rsid="00bd6df3"/>
    </style:style>
    <style:style style:name="P23" style:family="paragraph" style:parent-style-name="_5f_Paragraphe" style:list-style-name="" style:master-page-name="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/>
      <style:text-properties officeooo:paragraph-rsid="00bd6d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>
      <style:text-properties officeooo:paragraph-rsid="01336347"/>
    </style:style>
    <style:style style:name="P31" style:family="paragraph" style:parent-style-name="_5f_Footer_20_page_20_paire_20__28_G_29_">
      <style:text-properties officeooo:paragraph-rsid="0135ac9e"/>
    </style:style>
    <style:style style:name="P32" style:family="paragraph" style:parent-style-name="_5f_Footer_20_page_20_paire_20__28_G_29_">
      <style:text-properties officeooo:paragraph-rsid="01397109"/>
    </style:style>
    <style:style style:name="P33" style:family="paragraph" style:parent-style-name="_5f_Footer_20_page_20_paire_20__28_G_29_">
      <style:text-properties officeooo:paragraph-rsid="013b50d8"/>
    </style:style>
    <style:style style:name="P34" style:family="paragraph" style:parent-style-name="_5f_Footer_20_page_20_paire_20__28_G_29_">
      <style:text-properties officeooo:paragraph-rsid="013c280e"/>
    </style:style>
    <style:style style:name="P35" style:family="paragraph" style:parent-style-name="_5f_Footer_20_page_20_paire_20__28_G_29_">
      <style:text-properties officeooo:paragraph-rsid="0142af40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3" style:family="paragraph" style:parent-style-name="_5f_Header_20_D_20_page_20_paire_20__28_G_29_">
      <style:text-properties officeooo:paragraph-rsid="00fe4814"/>
    </style:style>
    <style:style style:name="P44" style:family="paragraph" style:parent-style-name="_5f_Header_20_D_20_page_20_paire_20__28_G_29_">
      <style:text-properties officeooo:rsid="0101821f" officeooo:paragraph-rsid="0101821f"/>
    </style:style>
    <style:style style:name="P45" style:family="paragraph" style:parent-style-name="_5f_Header_20_G_20_page_20_paire_20__28_G_29_">
      <style:text-properties officeooo:rsid="00ff3616" officeooo:paragraph-rsid="00ff3616"/>
    </style:style>
    <style:style style:name="P4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7" style:family="paragraph" style:parent-style-name="_5f_Header_20_M_20_page_20_impaire_20__28_D_29_">
      <style:text-properties officeooo:rsid="01035d0f" officeooo:paragraph-rsid="01035d0f"/>
    </style:style>
    <style:style style:name="P48" style:family="paragraph" style:parent-style-name="_5f_Header_20_M_20_page_20_paire_20__28_G_29_">
      <style:text-properties officeooo:rsid="0101a5c8" officeooo:paragraph-rsid="0101a5c8"/>
    </style:style>
    <style:style style:name="P49" style:family="paragraph" style:parent-style-name="_5f_Header_20_N_20_page_20_impaire_20__28_D_29_">
      <style:text-properties officeooo:rsid="010462d7" officeooo:paragraph-rsid="010462d7"/>
    </style:style>
    <style:style style:name="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1" style:family="paragraph" style:parent-style-name="_5f_Header_20_P_20_page_20_paire_20__28_G_29_">
      <style:text-properties officeooo:rsid="0107aa33" officeooo:paragraph-rsid="0107aa33"/>
    </style:style>
    <style:style style:name="P5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4" style:family="paragraph" style:parent-style-name="_5f_Paragraphe_20_livret_20_" style:list-style-name="_5f_Numérotation_20_des_20_exercices">
      <style:paragraph-properties fo:line-height="100%"/>
      <style:text-properties officeooo:paragraph-rsid="00bd6df3"/>
    </style:style>
    <style:style style:name="P55" style:family="paragraph" style:parent-style-name="_5f_Paragraphe_20_livret_20_" style:list-style-name="_5f_Numérotation_20_des_20_exercices" style:master-page-name="">
      <loext:graphic-properties draw:fill="none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bd6df3"/>
    </style:style>
    <style:style style:name="P56" style:family="paragraph" style:parent-style-name="_5f_Paragraphe_5f_Bullet">
      <style:paragraph-properties fo:margin-top="0.101cm" fo:margin-bottom="0.101cm" style:contextual-spacing="false"/>
    </style:style>
    <style:style style:name="P57" style:family="paragraph" style:parent-style-name="_5f_Paragraphe_5f_Réponse_5f_Elève" style:list-style-name="_5f_Numérotation_20_des_20_exercices"/>
    <style:style style:name="P58" style:family="paragraph" style:parent-style-name="_5f_Paragraphe_5f_Réponse_5f_Elève" style:list-style-name="_5f_Numérotation_20_des_20_exercices">
      <style:paragraph-properties fo:break-before="column"/>
    </style:style>
    <style:style style:name="P59" style:family="paragraph" style:parent-style-name="_5f_Paragraphe_5f_Réponse_5f_Elève_5f_numéroté" style:list-style-name="_5f_Numérotation_20_des_20_exercices">
      <style:text-properties officeooo:paragraph-rsid="00bd6df3"/>
    </style:style>
    <style:style style:name="P60" style:family="paragraph" style:parent-style-name="_5f_Paragraphe_5f_Réponse_5f_Elève_5f_numéroté" style:list-style-name="">
      <style:text-properties officeooo:paragraph-rsid="00bd6df3"/>
    </style:style>
    <style:style style:name="P61" style:family="paragraph" style:parent-style-name="_5f_Paragraphe_5f_avec_5f_Num_5f_Question" style:list-style-name="_5f_Numérotation_20_des_20_exercices"/>
    <style:style style:name="P62" style:family="paragraph" style:parent-style-name="_5f_Paragraphe_5f_avec_5f_Num_5f_Question" style:list-style-name="_5f_Numérotation_20_des_20_exercices">
      <style:text-properties officeooo:paragraph-rsid="00bd6df3"/>
    </style:style>
    <style:style style:name="P63" style:family="paragraph" style:parent-style-name="_5f_Paragraphe_5f_avec_5f_Num_5f_Question" style:list-style-name="_5f_Numérotation_20_des_20_exercices">
      <style:paragraph-properties fo:margin-top="0.199cm" fo:margin-bottom="0cm" style:contextual-spacing="false"/>
      <style:text-properties officeooo:paragraph-rsid="00aae85e"/>
    </style:style>
    <style:style style:name="P64" style:family="paragraph" style:parent-style-name="_5f_Premier_5f_Titre_5f_Exercices_5f_avec_5f_Num_5f_Exo_5f_sans_5f_Titre" style:list-style-name="_5f_Numérotation_20_des_20_exercices">
      <style:text-properties officeooo:paragraph-rsid="00aae85e"/>
    </style:style>
    <style:style style:name="P65" style:family="paragraph" style:parent-style-name="_5f_Premier_5f_Titre_5f_Exercices_5f_avec_5f_Num_5f_Exo_5f_sans_5f_Titre" style:list-style-name="_5f_Numérotation_20_des_20_exercices">
      <style:paragraph-properties fo:break-before="column"/>
      <style:text-properties officeooo:paragraph-rsid="00aae85e"/>
    </style:style>
    <style:style style:name="P66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67" style:family="paragraph" style:parent-style-name="_5f_Titre_5f_Exercices_5f_avec_5f_Titre" style:list-style-name="_5f_Numérotation_20_des_20_exercices"/>
    <style:style style:name="P68" style:family="paragraph" style:parent-style-name="_5f_Titre_5f_Exercices_5f_avec_5f_Titre" style:list-style-name="_5f_Numérotation_20_des_20_exercices" style:master-page-name="SERIE_5f_NUMERIQUE_5f_CLR_5f_d7e12c_5f_2COL">
      <style:paragraph-properties style:page-number="auto"/>
    </style:style>
    <style:style style:name="P69" style:family="paragraph" style:parent-style-name="_5f_Titre_5f_Exercices_5f_sans_5f_Titre" style:list-style-name="_5f_Numérotation_20_des_20_exercices"/>
    <style:style style:name="P70" style:family="paragraph" style:parent-style-name="_5f_Titre_5f_Exercices_5f_sans_5f_Titre" style:list-style-name="_5f_Numérotation_20_des_20_exercices">
      <style:text-properties officeooo:paragraph-rsid="00aae85e"/>
    </style:style>
    <style:style style:name="P71" style:family="paragraph" style:parent-style-name="_5f_Titre_5f_Exercices_5f_sans_5f_Titre" style:list-style-name="_5f_Numérotation_20_des_20_exercices">
      <style:paragraph-properties fo:margin-top="0cm" fo:margin-bottom="0cm" style:contextual-spacing="false" fo:text-align="center" style:justify-single-word="false"/>
      <style:text-properties officeooo:paragraph-rsid="00aae85e"/>
    </style:style>
    <style:style style:name="P72" style:family="paragraph"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4" style:family="paragraph">
      <loext:graphic-properties draw:fill="solid" draw:fill-color="#9d0f89"/>
    </style:style>
    <style:style style:name="P75" style:family="paragraph">
      <loext:graphic-properties draw:fill="solid" draw:fill-color="#1ca2b8"/>
    </style:style>
    <style:style style:name="P76" style:family="paragraph">
      <loext:graphic-properties draw:fill="solid" draw:fill-color="#d7e12c"/>
    </style:style>
    <style:style style:name="P77" style:family="paragraph">
      <loext:graphic-properties draw:fill="hatch" draw:fill-color="#ffff00" draw:fill-hatch-name="Green_20_90_20_Degrees_20_Triple"/>
    </style:style>
    <style:style style:name="P7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text-properties style:font-name="Bitstream Vera Sans1" fo:font-size="10pt" fo:background-color="#ffff00" style:font-size-asian="10pt" style:font-size-complex="10pt"/>
    </style:style>
    <style:style style:name="P8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8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6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9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6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0" style:family="paragraph">
      <style:paragraph-properties fo:margin-left="0cm" fo:margin-right="0cm" fo:margin-top="0cm" fo:margin-bottom="0cm" fo:line-height="100%" fo:text-indent="0cm" style:writing-mode="lr-tb"/>
    </style:style>
    <style:style style:name="P101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ec9b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5bb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9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0" style:family="paragraph">
      <loext:graphic-properties draw:fill="solid" draw:fill-color="#f99e06"/>
    </style:style>
    <style:style style:name="P121" style:family="paragraph">
      <loext:graphic-properties draw:fill="solid" draw:fill-color="#d62e4e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a02605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a02605" fo:background-color="transparent" loext:char-shading-value="0"/>
    </style:style>
    <style:style style:name="T12" style:family="text">
      <style:text-properties officeooo:rsid="00ba6407" fo:background-color="transparent" loext:char-shading-value="0"/>
    </style:style>
    <style:style style:name="T13" style:family="text">
      <style:text-properties officeooo:rsid="00bc5284" fo:background-color="transparent" loext:char-shading-value="0"/>
    </style:style>
    <style:style style:name="T14" style:family="text">
      <style:text-properties officeooo:rsid="00cf32dd" fo:background-color="transparent" loext:char-shading-value="0"/>
    </style:style>
    <style:style style:name="T15" style:family="text">
      <style:text-properties officeooo:rsid="00be3da6" fo:background-color="transparent" loext:char-shading-value="0"/>
    </style:style>
    <style:style style:name="T16" style:family="text">
      <style:text-properties officeooo:rsid="00c06927" fo:background-color="transparent" loext:char-shading-value="0"/>
    </style:style>
    <style:style style:name="T17" style:family="text">
      <style:text-properties officeooo:rsid="00b27025" fo:background-color="transparent" loext:char-shading-value="0"/>
    </style:style>
    <style:style style:name="T18" style:family="text">
      <style:text-properties officeooo:rsid="00c15a01" fo:background-color="transparent" loext:char-shading-value="0"/>
    </style:style>
    <style:style style:name="T19" style:family="text">
      <style:text-properties officeooo:rsid="00aae85e"/>
    </style:style>
    <style:style style:name="T20" style:family="text">
      <style:text-properties style:font-name="Times New Roman1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21" style:family="text">
      <style:text-properties style:use-window-font-color="true" loext:opacity="0%" style:text-outline="false" style:text-line-through-style="none" style:text-line-through-type="none" style:font-name="OpenSymbol2" fo:font-size="18pt" fo:font-style="normal" fo:text-shadow="none" style:text-underline-style="none" fo:font-weight="normal" style:letter-kerning="true" fo:background-color="#ffff00" loext:char-shading-value="0" style:font-size-asian="18pt" style:font-style-asian="normal" style:font-weight-asian="normal" style:text-emphasize="none"/>
    </style:style>
    <style:style style:name="T22" style:family="text">
      <style:text-properties style:use-window-font-color="true" loext:opacity="0%" style:text-outline="false" style:text-line-through-style="none" style:text-line-through-type="none" style:font-name="OpenSymbol5" fo:font-size="18pt" fo:font-style="normal" fo:text-shadow="none" style:text-underline-style="none" fo:font-weight="normal" style:letter-kerning="true" fo:background-color="#ffff00" loext:char-shading-value="0" style:font-size-asian="18pt" style:font-style-asian="normal" style:font-weight-asian="normal" style:text-emphasize="none"/>
    </style:style>
    <style:style style:name="T23" style:family="text">
      <style:text-properties style:use-window-font-color="true" loext:opacity="0%" fo:font-size="8pt" officeooo:rsid="00ab6b26" fo:background-color="#ffff00" loext:char-shading-value="0" style:font-size-asian="8pt" style:font-size-complex="8pt"/>
    </style:style>
    <style:style style:name="T24" style:family="text">
      <style:text-properties style:use-window-font-color="true" loext:opacity="0%" fo:background-color="#ffff00" loext:char-shading-value="0" style:font-style-asian="normal" style:font-style-complex="normal"/>
    </style:style>
    <style:style style:name="T25" style:family="text">
      <style:text-properties style:use-window-font-color="true" loext:opacity="0%" officeooo:rsid="00b1b36f" fo:background-color="#ffff00" loext:char-shading-value="0" style:font-style-asian="normal" style:font-style-complex="normal"/>
    </style:style>
    <style:style style:name="T26" style:family="text">
      <style:text-properties style:use-window-font-color="true" loext:opacity="0%" officeooo:rsid="00be814a" fo:background-color="#ffff00" loext:char-shading-value="0" style:font-style-asian="normal" style:font-style-complex="normal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8pt" officeooo:rsid="00ab6b26" style:font-size-asian="8pt" style:font-size-complex="8pt"/>
    </style:style>
    <style:style style:name="T29" style:family="text">
      <style:text-properties fo:font-size="8pt" fo:background-color="#ffff00" loext:char-shading-value="0" style:font-size-asian="8pt" style:font-size-complex="8pt"/>
    </style:style>
    <style:style style:name="T30" style:family="text">
      <style:text-properties fo:font-size="8pt" officeooo:rsid="00ab6b26" fo:background-color="#ffff00" loext:char-shading-value="0" style:font-size-asian="8pt" style:font-size-complex="8pt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ac8c1b" fo:background-color="#ffff00" loext:char-shading-value="0"/>
    </style:style>
    <style:style style:name="T33" style:family="text">
      <style:text-properties officeooo:rsid="00bd286f" fo:background-color="#ffff00" loext:char-shading-value="0"/>
    </style:style>
    <style:style style:name="T34" style:family="text">
      <style:text-properties officeooo:rsid="00aea548" fo:background-color="#ffff00" loext:char-shading-value="0"/>
    </style:style>
    <style:style style:name="T35" style:family="text">
      <style:text-properties officeooo:rsid="00496be1" fo:background-color="#ffff00" loext:char-shading-value="0"/>
    </style:style>
    <style:style style:name="T36" style:family="text">
      <style:text-properties officeooo:rsid="00bd3d17" fo:background-color="#ffff00" loext:char-shading-value="0"/>
    </style:style>
    <style:style style:name="T37" style:family="text">
      <style:text-properties fo:background-color="#ffff00" loext:char-shading-value="0" style:font-style-asian="normal" style:font-style-complex="normal"/>
    </style:style>
    <style:style style:name="T38" style:family="text">
      <style:text-properties officeooo:rsid="00be814a" fo:background-color="#ffff00" loext:char-shading-value="0" style:font-style-asian="normal" style:font-style-complex="normal"/>
    </style:style>
    <style:style style:name="T39" style:family="text">
      <style:text-properties officeooo:rsid="00be814a" fo:background-color="#ffff00" loext:char-shading-value="0"/>
    </style:style>
    <style:style style:name="T40" style:family="text">
      <style:text-properties style:font-style-asian="normal" style:font-style-complex="normal"/>
    </style:style>
    <style:style style:name="T41" style:family="text">
      <style:text-properties officeooo:rsid="00cf32dd" style:font-style-asian="normal" style:font-style-complex="normal"/>
    </style:style>
    <style:style style:name="T42" style:family="text">
      <style:text-properties style:text-position="0% 100%" officeooo:rsid="00496be1" style:font-name-asian="Bitstream Vera Sans5" style:font-style-asian="normal" style:font-name-complex="Bitstream Vera Sans5" style:font-style-complex="normal"/>
    </style:style>
    <style:style style:name="T43" style:family="text">
      <style:text-properties style:text-position="0% 100%" officeooo:rsid="00aea548" style:font-name-asian="Bitstream Vera Sans5" style:font-style-asian="normal" style:font-name-complex="Bitstream Vera Sans5" style:font-style-complex="normal"/>
    </style:style>
    <style:style style:name="T44" style:family="text">
      <style:text-properties style:text-position="0% 100%" fo:font-weight="normal" officeooo:rsid="00aea548" style:font-name-asian="Bitstream Vera Sans5" style:font-style-asian="normal" style:font-weight-asian="normal" style:font-name-complex="Bitstream Vera Sans5" style:font-style-complex="normal" style:font-weight-complex="normal"/>
    </style:style>
    <style:style style:name="T45" style:family="text">
      <style:text-properties officeooo:rsid="00bd6df3"/>
    </style:style>
    <style:style style:name="T4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7" style:family="text">
      <style:text-properties style:font-name="Bitstream Vera Sans1" fo:font-size="10pt" fo:background-color="#ffff00" style:font-size-asian="10pt" style:font-size-complex="10pt"/>
    </style:style>
    <style:style style:name="T4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9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#ffff00" style:font-name-asian="Lucida Sans Unicode" style:font-size-asian="24pt" style:language-asian="fr" style:country-asian="FR" style:font-style-asian="normal" style:font-weight-asian="normal" style:font-name-complex="Tahoma1" style:font-size-complex="24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>
          <style:column-sep style:width="0.035cm" style:color="#808080" style:height="100%" style:style="solid"/>
          <style:column style:rel-width="1190*" fo:start-indent="0cm" fo:end-indent="0.049cm"/>
          <style:column style:rel-width="1360*" fo:start-indent="0.049cm" fo:end-indent="0.049cm"/>
          <style:column style:rel-width="1275*" fo:start-indent="0.049cm" fo:end-indent="0.049cm"/>
          <style:column style:rel-width="1216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.3cm">
          <style:column-sep style:width="0.035cm" style:color="#808080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1531*" fo:start-indent="0cm" fo:end-indent="0.15cm"/>
          <style:column style:rel-width="1899*" fo:start-indent="0.15cm" fo:end-indent="0.15cm"/>
          <style:column style:rel-width="1758*" fo:start-indent="0.15cm" fo:end-indent="0cm"/>
        </style:columns>
      </style:section-properties>
    </style:style>
    <style:style style:name="gr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a933" draw:fill="hatch" draw:fill-color="#ffff00" draw:fill-hatch-name="Green_20_90_20_Degrees_20_Triple" draw:textarea-horizontal-align="justify" draw:textarea-vertical-align="middle" draw:auto-grow-height="false" fo:min-height="3.808cm" fo:min-width="5.3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none" svg:stroke-color="#000000" draw:fill="none" draw:fill-color="#ffffff" fo:min-height="0.6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" style:family="graphic">
      <style:graphic-properties draw:stroke="solid" draw:stroke-dash="Dashed_20__28_var_29__20_369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" style:family="graphic">
      <style:graphic-properties draw:stroke="solid" draw:stroke-dash="Dashed_20__28_var_29__20_369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" style:family="graphic">
      <style:graphic-properties draw:stroke="solid" draw:stroke-dash="Dashed_20__28_var_29__20_370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" style:family="graphic">
      <style:graphic-properties draw:stroke="solid" draw:stroke-dash="Dashed_20__28_var_29__20_370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" style:family="graphic">
      <style:graphic-properties draw:stroke="none" draw:stroke-dash="Dashed_20__28_var_29__20_3702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3cm" fo:min-width="0.42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1" style:family="graphic">
      <style:graphic-properties draw:stroke="none" draw:stroke-dash="Dashed_20__28_var_29__20_370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23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2" style:family="graphic">
      <style:graphic-properties draw:stroke="none" draw:stroke-dash="Dashed_20__28_var_29__20_370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5cm" fo:min-width="0.9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3" style:family="graphic">
      <style:graphic-properties draw:stroke="none" draw:stroke-dash="Dashed_20__28_var_29__20_3705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1.4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" style:family="graphic">
      <style:graphic-properties draw:stroke="solid" draw:stroke-dash="Dashed_20__28_var_29__20_3706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draw:stroke-dash="Dashed_20__28_var_29__20_370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ed_20__28_var_29__20_370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ed_20__28_var_29__20_370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ed_20__28_var_29__20_371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ed_20__28_var_29__20_371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draw:stroke-dash="Dashed_20__28_var_29__20_3712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solid" draw:stroke-dash="Dashed_20__28_var_29__20_3713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draw:stroke-dash="Dashed_20__28_var_29__20_3714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solid" draw:stroke-dash="Dashed_20__28_var_29__20_371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none" draw:stroke-dash="Dashed_20__28_var_29__20_3716" svg:stroke-width="0.019cm" svg:stroke-color="#80808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824cm" fo:min-width="0.4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5" style:family="graphic">
      <style:graphic-properties draw:stroke="solid" draw:stroke-dash="Dashed_20__28_var_29__20_371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6" style:family="graphic">
      <style:graphic-properties draw:stroke="solid" draw:stroke-dash="Dashed_20__28_var_29__20_371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7" style:family="graphic">
      <style:graphic-properties draw:stroke="solid" svg:stroke-width="0.03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8" style:family="graphic">
      <style:graphic-properties draw:stroke="solid" svg:stroke-width="0.03cm" svg:stroke-color="#000000" draw:marker-start-width="0.26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9" style:family="graphic">
      <style:graphic-properties draw:stroke="solid" svg:stroke-width="0.03cm" svg:stroke-color="#000000" draw:marker-start="Arrow_20_concave" draw:marker-start-width="0.25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" style:family="graphic">
      <style:graphic-properties style:writing-mode="lr-tb" loext:decorative="false" fo:margin-top="0cm" fo:margin-bottom="0.10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22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23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43" style:family="graphic">
      <style:graphic-properties loext:decorative="false" style:run-through="foreground"/>
    </style:style>
    <style:style style:name="gr44" style:family="graphic">
      <style:graphic-properties draw:stroke="solid" draw:stroke-dash="Dashed_20__28_var_29__20_37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5" style:family="graphic">
      <style:graphic-properties draw:stroke="solid" draw:stroke-dash="Dashed_20__28_var_29__20_37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" style:family="graphic">
      <style:graphic-properties style:writing-mode="lr-tb" loext:decorative="false" style:run-through="foreground"/>
    </style:style>
    <style:style style:name="gr47" style:family="graphic">
      <style:graphic-properties draw:stroke="solid" svg:stroke-width="0.009cm" svg:stroke-color="#c0c0c0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solid" svg:stroke-width="0.019cm" svg:stroke-color="#666666" draw:marker-start-width="0.24cm" draw:marker-start-center="fals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solid" svg:stroke-width="0.03cm" svg:stroke-color="#000000" draw:marker-start-width="0.191cm" draw:marker-start-center="false" draw:marker-end="Arrow_20_concave" draw:marker-end-width="0.2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loext:decorative="false" style:run-through="foreground"/>
    </style:style>
    <style:style style:name="gr52" style:family="graphic">
      <style:graphic-properties draw:stroke="solid" svg:stroke-width="0.019cm" svg:stroke-color="#666666" draw:marker-start-width="0.199cm" draw:marker-start-center="false" draw:marker-end-width="0.2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svg:stroke-width="0.03cm" svg:stroke-color="#000000" draw:marker-start="Arrow_20_concave" draw:marker-start-width="0.25cm" draw:marker-start-center="false" draw:marker-end-width="0.19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808080" draw:textarea-vertical-align="middle" draw:auto-grow-height="false" fo:min-height="0.03cm" fo:min-width="0cm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62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57" style:family="graphic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8" style:family="graphic">
      <style:graphic-properties draw:stroke="solid" draw:stroke-dash="Dashed_20__28_var_29__20_37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9" style:family="graphic">
      <style:graphic-properties draw:stroke="solid" draw:stroke-dash="Dashed_20__28_var_29__20_37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0" style:family="graphic">
      <style:graphic-properties draw:stroke="solid" draw:stroke-dash="Dashed_20__28_var_29__20_37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1" style:family="graphic">
      <style:graphic-properties draw:stroke="solid" draw:stroke-dash="Dashed_20__28_var_29__20_37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24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3" style:family="graphic">
      <style:graphic-properties draw:stroke="solid" draw:stroke-dash="Dashed_20__28_var_29__20_37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4" style:family="graphic">
      <style:graphic-properties draw:stroke="solid" draw:stroke-dash="Dashed_20__28_var_29__20_37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25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20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7" style:family="graphic">
      <style:graphic-properties draw:stroke="solid" draw:stroke-dash="Dashed_20__28_var_29__20_37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8" style:family="graphic">
      <style:graphic-properties draw:stroke="solid" draw:stroke-dash="Dashed_20__28_var_29__20_37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18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0" style:family="graphic">
      <style:graphic-properties draw:stroke="solid" draw:stroke-dash="Dashed_20__28_var_29__20_37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37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12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12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2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1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0.18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7" style:family="graphic">
      <style:graphic-properties draw:stroke="solid" draw:stroke-dash="Dashed_20__28_var_29__20_37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8" style:family="graphic">
      <style:graphic-properties draw:stroke="solid" draw:stroke-dash="Dashed_20__28_var_29__20_37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8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80" style:family="graphic">
      <style:graphic-properties draw:stroke="solid" svg:stroke-width="0.049cm" svg:stroke-color="#ffff00" draw:marker-start-width="0.275cm" draw:marker-start-center="false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loext:decorative="false" style:run-through="foreground"/>
    </style:style>
    <style:style style:name="gr81" style:family="graphic">
      <style:graphic-properties draw:stroke="solid" draw:stroke-dash="Dashed_20__28_var_29__20_372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2" style:family="graphic">
      <style:graphic-properties draw:stroke="solid" draw:stroke-dash="Dashed_20__28_var_29__20_37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3" style:family="graphic">
      <style:graphic-properties svg:stroke-width="0.049cm" svg:stroke-color="#00a933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tyle:writing-mode="lr-tb"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solid" draw:stroke-dash="Dashed_20__28_var_29__20_10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87" style:family="graphic">
      <style:graphic-properties draw:stroke="solid" draw:stroke-dash="Dashed_20__28_var_29__20_105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88" style:family="graphic">
      <style:graphic-properties draw:stroke="solid" draw:stroke-dash="Dashed_20__28_var_29__20_105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89" style:family="graphic">
      <style:graphic-properties draw:stroke="solid" draw:stroke-dash="Dashed_20__28_var_29__20_105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0" style:family="graphic">
      <style:graphic-properties draw:stroke="solid" draw:stroke-dash="Dashed_20__28_var_29__20_105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1" style:family="graphic">
      <style:graphic-properties draw:stroke="solid" draw:stroke-dash="Dashed_20__28_var_29__20_106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2" style:family="graphic">
      <style:graphic-properties draw:stroke="solid" draw:stroke-dash="Dashed_20__28_var_29__20_106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3" style:family="graphic">
      <style:graphic-properties draw:stroke="solid" draw:stroke-dash="Dashed_20__28_var_29__20_106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4" style:family="graphic">
      <style:graphic-properties draw:stroke="solid" draw:stroke-dash="Dashed_20__28_var_29__20_106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5" style:family="graphic">
      <style:graphic-properties draw:stroke="solid" draw:stroke-dash="Dashed_20__28_var_29__20_106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6" style:family="graphic">
      <style:graphic-properties draw:stroke="solid" draw:stroke-dash="Dashed_20__28_var_29__20_106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7" style:family="graphic">
      <style:graphic-properties draw:stroke="solid" draw:stroke-dash="Dashed_20__28_var_29__20_106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8" style:family="graphic">
      <style:graphic-properties draw:stroke="solid" draw:stroke-dash="Dashed_20__28_var_29__20_106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99" style:family="graphic">
      <style:graphic-properties draw:stroke="solid" draw:stroke-dash="Dashed_20__28_var_29__20_106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0" style:family="graphic">
      <style:graphic-properties draw:stroke="solid" draw:stroke-dash="Dashed_20__28_var_29__20_107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1" style:family="graphic">
      <style:graphic-properties draw:stroke="solid" draw:stroke-dash="Dashed_20__28_var_29__20_107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2" style:family="graphic">
      <style:graphic-properties draw:stroke="solid" draw:stroke-dash="Dashed_20__28_var_29__20_107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3" style:family="graphic">
      <style:graphic-properties draw:stroke="solid" draw:stroke-dash="Dashed_20__28_var_29__20_107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4" style:family="graphic">
      <style:graphic-properties draw:stroke="solid" draw:stroke-dash="Dashed_20__28_var_29__20_107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5" style:family="graphic">
      <style:graphic-properties draw:stroke="solid" draw:stroke-dash="Dashed_20__28_var_29__20_107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6" style:family="graphic">
      <style:graphic-properties draw:stroke="solid" draw:stroke-dash="Dashed_20__28_var_29__20_107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7" style:family="graphic">
      <style:graphic-properties draw:stroke="solid" draw:stroke-dash="Dashed_20__28_var_29__20_107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08" style:family="graphic">
      <style:graphic-properties draw:stroke="none" draw:stroke-dash="Dashed_20__28_var_29__20_107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9" style:family="graphic">
      <style:graphic-properties draw:stroke="none" draw:stroke-dash="Dashed_20__28_var_29__20_1079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6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0" style:family="graphic">
      <style:graphic-properties draw:stroke="none" draw:stroke-dash="Dashed_20__28_var_29__20_1080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1" style:family="graphic">
      <style:graphic-properties draw:stroke="solid" draw:stroke-dash="Dashed_20__28_var_29__20_1081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2" style:family="graphic">
      <style:graphic-properties draw:stroke="solid" draw:stroke-dash="Dashed_20__28_var_29__20_108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3" style:family="graphic">
      <style:graphic-properties draw:stroke="solid" draw:stroke-dash="Dashed_20__28_var_29__20_108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4" style:family="graphic">
      <style:graphic-properties draw:stroke="solid" draw:stroke-dash="Dashed_20__28_var_29__20_108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5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6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7" style:family="graphic">
      <style:graphic-properties draw:stroke="solid" draw:stroke-dash="Dashed_20__28_var_29__20_108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8" style:family="graphic">
      <style:graphic-properties draw:stroke="solid" draw:stroke-dash="Dashed_20__28_var_29__20_1088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9" style:family="graphic">
      <style:graphic-properties draw:stroke="none" draw:stroke-dash="Dashed_20__28_var_29__20_1089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0" style:family="graphic">
      <style:graphic-properties draw:stroke="none" draw:stroke-dash="Dashed_20__28_var_29__20_1090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1" style:family="graphic">
      <style:graphic-properties draw:stroke="none" draw:stroke-dash="Dashed_20__28_var_29__20_109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2" style:family="graphic">
      <style:graphic-properties draw:stroke="none" draw:stroke-dash="Dashed_20__28_var_29__20_1092" svg:stroke-width="0.019cm" svg:stroke-color="#80808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3" style:family="graphic">
      <style:graphic-properties draw:stroke="solid" draw:stroke-dash="Dashed_20__28_var_29__20_109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4" style:family="graphic">
      <style:graphic-properties draw:stroke="solid" draw:stroke-dash="Dashed_20__28_var_29__20_109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5" style:family="graphic">
      <style:graphic-properties draw:stroke="none" draw:stroke-dash="Dashed_20__28_var_29__20_109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6" style:family="graphic">
      <style:graphic-properties draw:stroke="solid" draw:stroke-dash="Dashed_20__28_var_29__20_109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7" style:family="graphic">
      <style:graphic-properties draw:stroke="solid" draw:stroke-dash="Dashed_20__28_var_29__20_109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8" style:family="graphic">
      <style:graphic-properties draw:stroke="none" draw:stroke-dash="Dashed_20__28_var_29__20_109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9" style:family="graphic">
      <style:graphic-properties draw:stroke="solid" draw:stroke-dash="Dashed_20__28_var_29__20_1099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0" style:family="graphic">
      <style:graphic-properties draw:stroke="solid" draw:stroke-dash="Dashed_20__28_var_29__20_1100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1" style:family="graphic">
      <style:graphic-properties draw:stroke="none" draw:stroke-dash="Dashed_20__28_var_29__20_110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2" style:family="graphic">
      <style:graphic-properties draw:stroke="solid" draw:stroke-dash="Dashed_20__28_var_29__20_110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3" style:family="graphic">
      <style:graphic-properties draw:stroke="solid" draw:stroke-dash="Dashed_20__28_var_29__20_110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4" style:family="graphic">
      <style:graphic-properties draw:stroke="none" draw:stroke-dash="Dashed_20__28_var_29__20_1104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35" style:family="graphic">
      <style:graphic-properties draw:stroke="solid" draw:stroke-dash="Dashed_20__28_var_29__20_1105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136" style:family="graphic">
      <style:graphic-properties draw:stroke="solid" draw:stroke-dash="Dashed_20__28_var_29__20_1106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137" style:family="graphic">
      <style:graphic-properties draw:stroke="solid" draw:stroke-dash="Dashed_20__28_var_29__20_11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="" draw:marker-end-width="0.25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draw:stroke-dash="Dashed_20__28_var_29__20_1062" svg:stroke-width="0.03cm" svg:stroke-color="#000000" draw:marker-start="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140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1" style:family="graphic">
      <style:graphic-properties draw:stroke="none" draw:stroke-dash="Dashed_20__28_var_29__20_4501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42" style:family="graphic">
      <style:graphic-properties draw:stroke="none" draw:stroke-dash="Dashed_20__28_var_29__20_4502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43" style:family="graphic">
      <style:graphic-properties draw:stroke="none" draw:stroke-dash="Dashed_20__28_var_29__20_4503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44" style:family="graphic">
      <style:graphic-properties draw:stroke="none" draw:stroke-dash="Dashed_20__28_var_29__20_4504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45" style:family="graphic">
      <style:graphic-properties draw:stroke="solid" draw:stroke-dash="Dashed_20__28_var_29__20_4505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6" style:family="graphic">
      <style:graphic-properties draw:stroke="solid" draw:stroke-dash="Dashed_20__28_var_29__20_4506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7" style:family="graphic">
      <style:graphic-properties draw:stroke="solid" draw:stroke-dash="Dashed_20__28_var_29__20_4507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8" style:family="graphic">
      <style:graphic-properties draw:stroke="solid" draw:stroke-dash="Dashed_20__28_var_29__20_4508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9" style:family="graphic">
      <style:graphic-properties draw:stroke="solid" draw:stroke-dash="Dashed_20__28_var_29__20_4509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0" style:family="graphic">
      <style:graphic-properties draw:stroke="solid" draw:stroke-dash="Dashed_20__28_var_29__20_4510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1" style:family="graphic">
      <style:graphic-properties draw:stroke="solid" draw:stroke-dash="Dashed_20__28_var_29__20_4511" svg:stroke-width="0.041cm" svg:stroke-color="#000000" draw:marker-start="Arrow_20_concave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2" style:family="graphic">
      <style:graphic-properties draw:stroke="solid" draw:stroke-dash="Dashed_20__28_var_29__20_4512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3" style:family="graphic">
      <style:graphic-properties draw:stroke="solid" draw:stroke-dash="Dashed_20__28_var_29__20_4513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4" style:family="graphic">
      <style:graphic-properties draw:stroke="solid" draw:stroke-dash="Dashed_20__28_var_29__20_4514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5" style:family="graphic">
      <style:graphic-properties draw:stroke="solid" draw:stroke-dash="Dashed_20__28_var_29__20_4515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6" style:family="graphic">
      <style:graphic-properties draw:stroke="solid" draw:stroke-dash="Dashed_20__28_var_29__20_4516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7" style:family="graphic">
      <style:graphic-properties draw:stroke="solid" draw:stroke-dash="Dashed_20__28_var_29__20_4517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8" style:family="graphic">
      <style:graphic-properties draw:stroke="solid" draw:stroke-dash="Dashed_20__28_var_29__20_4518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9" style:family="graphic">
      <style:graphic-properties draw:stroke="solid" draw:stroke-dash="Dashed_20__28_var_29__20_4519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0" style:family="graphic">
      <style:graphic-properties draw:stroke="solid" draw:stroke-dash="Dashed_20__28_var_29__20_4520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1" style:family="graphic">
      <style:graphic-properties draw:stroke="solid" draw:stroke-dash="Dashed_20__28_var_29__20_4521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2" style:family="graphic">
      <style:graphic-properties draw:stroke="solid" draw:stroke-dash="Dashed_20__28_var_29__20_4522" svg:stroke-width="0.041cm" svg:stroke-color="#000000" draw:marker-start-width="0.258cm" draw:marker-start-center="false" draw:marker-end="Arrow_20_concav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3" style:family="graphic">
      <style:graphic-properties draw:stroke="solid" draw:stroke-dash="Dashed_20__28_var_29__20_4523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4" style:family="graphic">
      <style:graphic-properties draw:stroke="solid" draw:stroke-dash="Dashed_20__28_var_29__20_4524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5" style:family="graphic">
      <style:graphic-properties draw:stroke="solid" draw:stroke-dash="Dashed_20__28_var_29__20_4525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6" style:family="graphic">
      <style:graphic-properties draw:stroke="solid" draw:stroke-dash="Dashed_20__28_var_29__20_4526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7" style:family="graphic">
      <style:graphic-properties draw:stroke="none" draw:stroke-dash="Dashed_20__28_var_29__20_369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false" draw:fit-to-size="false" style:shrink-to-fit="false" draw:fit-to-contour="false" fo:max-height="0cm" fo:max-width="0cm" fo:min-height="0.416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8" style:family="graphic">
      <style:graphic-properties draw:stroke="none" draw:stroke-dash="Dashed_20__28_var_29__20_3693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5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9" style:family="graphic">
      <style:graphic-properties draw:stroke="none" draw:stroke-dash="Dashed_20__28_var_29__20_369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5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0" style:family="graphic">
      <style:graphic-properties draw:stroke="solid" draw:stroke-dash="Dashed_20__28_var_29__20_3695" svg:stroke-width="0.051cm" svg:stroke-color="#000000" draw:marker-start-width="0.279cm" draw:marker-start-center="false" draw:marker-end-width="0.27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6cm" fo:padding-bottom="0.016cm" fo:padding-left="0.016cm" fo:padding-right="0.016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1" style:family="graphic">
      <style:graphic-properties draw:stroke="solid" draw:stroke-dash="Dashed_20__28_var_29__20_3696" svg:stroke-width="0.051cm" svg:stroke-color="#000000" draw:marker-start-width="0.279cm" draw:marker-start-center="false" draw:marker-end-width="0.27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6cm" fo:padding-bottom="0.016cm" fo:padding-left="0.016cm" fo:padding-right="0.016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2" style:family="graphic">
      <style:graphic-properties draw:stroke="solid" draw:stroke-dash="Dashed_20__28_var_29__20_4527" svg:stroke-width="0.041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3" style:family="graphic">
      <style:graphic-properties draw:stroke="solid" draw:stroke-dash="Dashed_20__28_var_29__20_4528" svg:stroke-width="0.041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4" style:family="graphic">
      <style:graphic-properties draw:stroke="solid" draw:stroke-dash="Dashed_20__28_var_29__20_6812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5" style:family="graphic">
      <style:graphic-properties draw:stroke="solid" draw:stroke-dash="Dashed_20__28_var_29__20_6813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6" style:family="graphic">
      <style:graphic-properties draw:stroke="solid" draw:stroke-dash="Dashed_20__28_var_29__20_3695" svg:stroke-width="0.049cm" svg:stroke-color="#000000" draw:marker-start-width="0.275cm" draw:marker-start-center="false" draw:marker-end-width="0.27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4cm" fo:padding-bottom="0.014cm" fo:padding-left="0.014cm" fo:padding-right="0.014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7" style:family="graphic">
      <style:graphic-properties draw:stroke="solid" draw:stroke-dash="Dashed_20__28_var_29__20_3695" svg:stroke-width="0.049cm" svg:stroke-color="#000000" draw:marker-start-width="0.277cm" draw:marker-start-center="false" draw:marker-end-width="0.277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6cm" fo:padding-bottom="0.016cm" fo:padding-left="0.016cm" fo:padding-right="0.016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8" style:family="graphic">
      <style:graphic-properties draw:stroke="solid" draw:stroke-dash="Dashed_20__28_var_29__20_3696" svg:stroke-width="0.049cm" svg:stroke-color="#000000" draw:marker-start-width="0.275cm" draw:marker-start-center="false" draw:marker-end-width="0.27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4cm" fo:padding-bottom="0.014cm" fo:padding-left="0.014cm" fo:padding-right="0.014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9" style:family="graphic">
      <style:graphic-properties draw:stroke="none" draw:stroke-dash="Dashed_20__28_var_29__20_6814" svg:stroke-width="0cm" svg:stroke-color="#000000" draw:marker-start-width="0.3cm" draw:marker-start-center="false" draw:marker-end-width="0.3cm" draw:marker-end-center="false" svg:stroke-opacity="100%" draw:stroke-linejoin="round" draw:fill="solid" draw:fill-color="#ffff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true" draw:auto-grow-width="true" draw:fit-to-size="false" style:shrink-to-fit="false" draw:fit-to-contour="false" fo:max-height="0cm" fo:max-width="0cm" fo:min-height="0.416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0" style:family="graphic">
      <style:graphic-properties draw:stroke="solid" draw:stroke-dash="Dashed_20__28_var_29__20_3695" svg:stroke-width="0.051cm" svg:stroke-color="#000000" draw:marker-start-width="0.279cm" draw:marker-start-center="false" draw:marker-end-width="0.27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6cm" fo:padding-bottom="0.016cm" fo:padding-left="0.016cm" fo:padding-right="0.016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1" style:family="graphic">
      <style:graphic-properties draw:stroke="solid" draw:stroke-dash="Dashed_20__28_var_29__20_3696" svg:stroke-width="0.049cm" svg:stroke-color="#000000" draw:marker-start-width="0.275cm" draw:marker-start-center="false" draw:marker-end-width="0.27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4cm" fo:padding-bottom="0.014cm" fo:padding-left="0.014cm" fo:padding-right="0.014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2" style:family="graphic">
      <style:graphic-properties draw:stroke="solid" draw:stroke-dash="Dashed_20__28_var_29__20_6815" svg:stroke-width="0.049cm" svg:stroke-color="#ffff00" draw:marker-start-width="0.275cm" draw:marker-start-center="false" draw:marker-end-width="0.275cm" draw:marker-end-center="false" draw:fill="solid" draw:fill-color="#ffff00" draw:textarea-horizontal-align="center" draw:textarea-vertical-align="middle" draw:auto-grow-width="true" fo:padding-top="0.025cm" fo:padding-bottom="0.025cm" fo:padding-left="0.025cm" fo:padding-right="0.025cm" draw:shadow="hidden" draw:shadow-offset-x="0.3cm" draw:shadow-offset-y="0.3cm" draw:shadow-color="#808080" loext:decorative="false" style:run-through="foreground"/>
    </style:style>
    <style:style style:name="gr183" style:family="graphic">
      <style:graphic-properties draw:stroke="solid" draw:stroke-dash="Dashed_20__28_var_29__20_6816" svg:stroke-width="0.049cm" svg:stroke-color="#ffff00" draw:marker-start-width="0.275cm" draw:marker-start-center="false" draw:marker-end-width="0.275cm" draw:marker-end-center="false" draw:fill="solid" draw:fill-color="#000000" draw:textarea-horizontal-align="center" draw:textarea-vertical-align="middle" draw:auto-grow-width="true" fo:padding-top="0.025cm" fo:padding-bottom="0.025cm" fo:padding-left="0.025cm" fo:padding-right="0.025cm" draw:shadow="hidden" draw:shadow-offset-x="0.3cm" draw:shadow-offset-y="0.3cm" draw:shadow-color="#808080" loext:decorative="false" style:run-through="foreground"/>
    </style:style>
    <style:style style:name="gr184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5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width="true" fo:min-height="0.425cm" fo:min-width="0.277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6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center" draw:textarea-vertical-align="middle" draw:auto-grow-width="true" fo:min-height="0.425cm" fo:min-width="0.256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7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width="true" fo:min-height="0.425cm" fo:min-width="0.235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8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center" draw:textarea-vertical-align="middle" draw:auto-grow-width="true" fo:min-height="0.425cm" fo:min-width="0.213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9" style:family="graphic">
      <style:graphic-properties draw:stroke="none" draw:stroke-dash="Dashed_20__28_var_29__20_3882" svg:stroke-width="0cm" svg:stroke-color="#000000" draw:marker-start="" draw:marker-start-width="0.3cm" draw:marker-start-center="false" draw:marker-end="" draw:marker-end-width="0.3cm" draw:marker-end-center="false" draw:fill="solid" draw:fill-color="#ffff00" draw:fill-image-width="0cm" draw:fill-image-height="0cm" draw:textarea-horizontal-align="justify" draw:textarea-vertical-align="middle" draw:auto-grow-width="true" fo:min-height="0.425cm" fo:min-width="0.258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0" style:family="graphic">
      <style:graphic-properties draw:stroke="solid" draw:stroke-dash="Dashed_20__28_var_29__20_679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1" style:family="graphic">
      <style:graphic-properties draw:stroke="solid" draw:stroke-dash="Dashed_20__28_var_29__20_679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2" style:family="graphic">
      <style:graphic-properties draw:stroke="solid" draw:stroke-dash="Dashed_20__28_var_29__20_679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3" style:family="graphic">
      <style:graphic-properties draw:stroke="solid" draw:stroke-dash="Dashed_20__28_var_29__20_6797" svg:stroke-width="0.06cm" svg:stroke-color="#000000" draw:marker-start="Arrow_20_concave" draw:marker-start-width="0.258cm" draw:marker-start-center="false" draw:marker-end="" draw:marker-end-width="0.25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loext:decorative="false" style:run-through="foreground"/>
    </style:style>
    <style:style style:name="gr194" style:family="graphic">
      <style:graphic-properties draw:stroke="solid" draw:stroke-dash="Dashed_20__28_var_29__20_679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5" style:family="graphic">
      <style:graphic-properties draw:stroke="solid" draw:stroke-dash="Dashed_20__28_var_29__20_679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draw:stroke-dash="Dashed_20__28_var_29__20_680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draw:stroke-dash="Dashed_20__28_var_29__20_680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draw:stroke-dash="Dashed_20__28_var_29__20_6802" svg:stroke-width="0.06cm" svg:stroke-color="#000000" draw:marker-start="" draw:marker-start-width="0.258cm" draw:marker-start-center="false" draw:marker-end="Arrow_20_concave" draw:marker-end-width="0.25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solid" draw:stroke-dash="Dashed_20__28_var_29__20_680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0" style:family="graphic">
      <style:graphic-properties draw:stroke="solid" draw:stroke-dash="Dashed_20__28_var_29__20_680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1" style:family="graphic">
      <style:graphic-properties draw:stroke="solid" draw:stroke-dash="Dashed_20__28_var_29__20_680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2" style:family="graphic">
      <style:graphic-properties draw:stroke="solid" draw:stroke-dash="Dashed_20__28_var_29__20_680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draw:stroke-dash="Dashed_20__28_var_29__20_68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solid" draw:stroke-dash="Dashed_20__28_var_29__20_680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5" style:family="graphic">
      <style:graphic-properties draw:stroke="solid" draw:stroke-dash="Dashed_20__28_var_29__20_680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6" style:family="graphic">
      <style:graphic-properties draw:stroke="solid" draw:stroke-dash="Dashed_20__28_var_29__20_681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7" style:family="graphic">
      <style:graphic-properties draw:stroke="solid" draw:stroke-dash="Dashed_20__28_var_29__20_681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8" style:family="graphic">
      <style:graphic-properties draw:stroke="solid" draw:stroke-dash="Dashed_20__28_var_29__20_384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draw:stroke-dash="Dashed_20__28_var_29__20_385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draw:stroke-dash="Dashed_20__28_var_29__20_385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draw:stroke-dash="Dashed_20__28_var_29__20_385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solid" draw:stroke-dash="Dashed_20__28_var_29__20_385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3" style:family="graphic">
      <style:graphic-properties draw:stroke="solid" draw:stroke-dash="Dashed_20__28_var_29__20_38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4" style:family="graphic">
      <style:graphic-properties draw:stroke="none" draw:stroke-dash="Dashed_20__28_var_29__20_385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textarea-vertical-align="middle" draw:auto-grow-width="true" fo:min-height="0.425cm" fo:min-width="0.28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5" style:family="graphic">
      <style:graphic-properties draw:stroke="none" draw:stroke-dash="Dashed_20__28_var_29__20_3856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textarea-vertical-align="middle" draw:auto-grow-width="true" fo:min-height="0.425cm" fo:min-width="0.52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6" style:family="graphic">
      <style:graphic-properties draw:stroke="none" draw:stroke-dash="Dashed_20__28_var_29__20_3857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textarea-vertical-align="middle" draw:auto-grow-width="true" fo:min-height="0.425cm" fo:min-width="0.529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7" style:family="graphic">
      <style:graphic-properties draw:stroke="solid" draw:stroke-dash="Dashed_20__28_var_29__20_3858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8" style:family="graphic">
      <style:graphic-properties draw:stroke="solid" draw:stroke-dash="Dashed_20__28_var_29__20_3859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9" style:family="graphic">
      <style:graphic-properties draw:stroke="solid" draw:stroke-dash="Dashed_20__28_var_29__20_3860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0" style:family="graphic">
      <style:graphic-properties draw:stroke="solid" draw:stroke-dash="Dashed_20__28_var_29__20_3861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solid" draw:stroke-dash="Dashed_20__28_var_29__20_3862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2" style:family="graphic">
      <style:graphic-properties draw:stroke="solid" draw:stroke-dash="Dashed_20__28_var_29__20_3863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draw:stroke-dash="Dashed_20__28_var_29__20_3867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solid" draw:stroke-dash="Dashed_20__28_var_29__20_3868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5" style:family="graphic">
      <style:graphic-properties draw:stroke="solid" draw:stroke-dash="Dashed_20__28_var_29__20_3870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6" style:family="graphic">
      <style:graphic-properties draw:stroke="solid" draw:stroke-dash="Dashed_20__28_var_29__20_3871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7" style:family="graphic">
      <style:graphic-properties draw:stroke="solid" draw:stroke-dash="Dashed_20__28_var_29__20_3873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8" style:family="graphic">
      <style:graphic-properties draw:stroke="solid" draw:stroke-dash="Dashed_20__28_var_29__20_3874" svg:stroke-width="0.019cm" svg:stroke-color="#008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9" style:family="graphic">
      <style:graphic-properties draw:stroke="solid" draw:stroke-dash="Dashed_20__28_var_29__20_3876" svg:stroke-width="0.06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loext:decorative="false" style:run-through="foreground"/>
    </style:style>
    <style:style style:name="gr230" style:family="graphic">
      <style:graphic-properties draw:stroke="solid" draw:stroke-dash="Dashed_20__28_var_29__20_3877" svg:stroke-width="0.06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draw:auto-grow-width="true" fo:padding-top="0.03cm" fo:padding-bottom="0.03cm" fo:padding-left="0.03cm" fo:padding-right="0.03cm" draw:shadow="hidden" draw:shadow-offset-x="0.3cm" draw:shadow-offset-y="0.3cm" draw:shadow-color="#808080" loext:decorative="false" style:run-through="foreground"/>
    </style:style>
    <style:style style:name="gr231" style:family="graphic">
      <style:graphic-properties draw:stroke="solid" draw:stroke-dash="Dashed_20__28_var_29__20_387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3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234" style:family="graphic">
      <style:graphic-properties draw:stroke="solid" draw:stroke-dash="Dashed_20__28_var_29__20_10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5" style:family="graphic">
      <style:graphic-properties draw:stroke="solid" draw:stroke-dash="Dashed_20__28_var_29__20_105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6" style:family="graphic">
      <style:graphic-properties draw:stroke="solid" draw:stroke-dash="Dashed_20__28_var_29__20_105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7" style:family="graphic">
      <style:graphic-properties draw:stroke="solid" draw:stroke-dash="Dashed_20__28_var_29__20_105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8" style:family="graphic">
      <style:graphic-properties draw:stroke="solid" draw:stroke-dash="Dashed_20__28_var_29__20_105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9" style:family="graphic">
      <style:graphic-properties draw:stroke="solid" draw:stroke-dash="Dashed_20__28_var_29__20_106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0" style:family="graphic">
      <style:graphic-properties draw:stroke="solid" draw:stroke-dash="Dashed_20__28_var_29__20_106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1" style:family="graphic">
      <style:graphic-properties draw:stroke="solid" draw:stroke-dash="Dashed_20__28_var_29__20_106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2" style:family="graphic">
      <style:graphic-properties draw:stroke="solid" draw:stroke-dash="Dashed_20__28_var_29__20_106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3" style:family="graphic">
      <style:graphic-properties draw:stroke="solid" draw:stroke-dash="Dashed_20__28_var_29__20_106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4" style:family="graphic">
      <style:graphic-properties draw:stroke="solid" draw:stroke-dash="Dashed_20__28_var_29__20_106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5" style:family="graphic">
      <style:graphic-properties draw:stroke="solid" draw:stroke-dash="Dashed_20__28_var_29__20_106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6" style:family="graphic">
      <style:graphic-properties draw:stroke="solid" draw:stroke-dash="Dashed_20__28_var_29__20_106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7" style:family="graphic">
      <style:graphic-properties draw:stroke="solid" draw:stroke-dash="Dashed_20__28_var_29__20_106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8" style:family="graphic">
      <style:graphic-properties draw:stroke="solid" draw:stroke-dash="Dashed_20__28_var_29__20_107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9" style:family="graphic">
      <style:graphic-properties draw:stroke="solid" draw:stroke-dash="Dashed_20__28_var_29__20_107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0" style:family="graphic">
      <style:graphic-properties draw:stroke="solid" draw:stroke-dash="Dashed_20__28_var_29__20_107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1" style:family="graphic">
      <style:graphic-properties draw:stroke="solid" draw:stroke-dash="Dashed_20__28_var_29__20_107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2" style:family="graphic">
      <style:graphic-properties draw:stroke="solid" draw:stroke-dash="Dashed_20__28_var_29__20_107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3" style:family="graphic">
      <style:graphic-properties draw:stroke="solid" draw:stroke-dash="Dashed_20__28_var_29__20_107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4" style:family="graphic">
      <style:graphic-properties draw:stroke="solid" draw:stroke-dash="Dashed_20__28_var_29__20_107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5" style:family="graphic">
      <style:graphic-properties draw:stroke="solid" draw:stroke-dash="Dashed_20__28_var_29__20_107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6" style:family="graphic">
      <style:graphic-properties draw:stroke="none" draw:stroke-dash="Dashed_20__28_var_29__20_107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7" style:family="graphic">
      <style:graphic-properties draw:stroke="none" draw:stroke-dash="Dashed_20__28_var_29__20_1079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24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8" style:family="graphic">
      <style:graphic-properties draw:stroke="none" draw:stroke-dash="Dashed_20__28_var_29__20_1080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822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9" style:family="graphic">
      <style:graphic-properties draw:stroke="solid" draw:stroke-dash="Dashed_20__28_var_29__20_1081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0" style:family="graphic">
      <style:graphic-properties draw:stroke="solid" draw:stroke-dash="Dashed_20__28_var_29__20_108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1" style:family="graphic">
      <style:graphic-properties draw:stroke="solid" draw:stroke-dash="Dashed_20__28_var_29__20_108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2" style:family="graphic">
      <style:graphic-properties draw:stroke="solid" draw:stroke-dash="Dashed_20__28_var_29__20_108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3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4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5" style:family="graphic">
      <style:graphic-properties draw:stroke="solid" draw:stroke-dash="Dashed_20__28_var_29__20_108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6" style:family="graphic">
      <style:graphic-properties draw:stroke="solid" draw:stroke-dash="Dashed_20__28_var_29__20_1088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7" style:family="graphic">
      <style:graphic-properties draw:stroke="none" draw:stroke-dash="Dashed_20__28_var_29__20_1089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75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8" style:family="graphic">
      <style:graphic-properties draw:stroke="none" draw:stroke-dash="Dashed_20__28_var_29__20_1090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9" style:family="graphic">
      <style:graphic-properties draw:stroke="none" draw:stroke-dash="Dashed_20__28_var_29__20_109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0" style:family="graphic">
      <style:graphic-properties draw:stroke="none" draw:stroke-dash="Dashed_20__28_var_29__20_1092" svg:stroke-width="0.019cm" svg:stroke-color="#80808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1" style:family="graphic">
      <style:graphic-properties draw:stroke="solid" draw:stroke-dash="Dashed_20__28_var_29__20_109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2" style:family="graphic">
      <style:graphic-properties draw:stroke="solid" draw:stroke-dash="Dashed_20__28_var_29__20_109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3" style:family="graphic">
      <style:graphic-properties draw:stroke="none" draw:stroke-dash="Dashed_20__28_var_29__20_109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45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4" style:family="graphic">
      <style:graphic-properties draw:stroke="solid" draw:stroke-dash="Dashed_20__28_var_29__20_109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5" style:family="graphic">
      <style:graphic-properties draw:stroke="solid" draw:stroke-dash="Dashed_20__28_var_29__20_109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6" style:family="graphic">
      <style:graphic-properties draw:stroke="none" draw:stroke-dash="Dashed_20__28_var_29__20_109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06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7" style:family="graphic">
      <style:graphic-properties draw:stroke="solid" draw:stroke-dash="Dashed_20__28_var_29__20_1099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8" style:family="graphic">
      <style:graphic-properties draw:stroke="solid" draw:stroke-dash="Dashed_20__28_var_29__20_1100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9" style:family="graphic">
      <style:graphic-properties draw:stroke="none" draw:stroke-dash="Dashed_20__28_var_29__20_110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0" style:family="graphic">
      <style:graphic-properties draw:stroke="solid" draw:stroke-dash="Dashed_20__28_var_29__20_110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1" style:family="graphic">
      <style:graphic-properties draw:stroke="solid" draw:stroke-dash="Dashed_20__28_var_29__20_110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2" style:family="graphic">
      <style:graphic-properties draw:stroke="none" draw:stroke-dash="Dashed_20__28_var_29__20_1104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68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3" style:family="graphic">
      <style:graphic-properties draw:stroke="solid" draw:stroke-dash="Dashed_20__28_var_29__20_1105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284" style:family="graphic">
      <style:graphic-properties draw:stroke="solid" draw:stroke-dash="Dashed_20__28_var_29__20_1106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285" style:family="graphic">
      <style:graphic-properties draw:stroke="solid" draw:stroke-dash="Dashed_20__28_var_29__20_11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6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="" draw:marker-end-width="0.258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287" style:family="graphic">
      <style:graphic-properties draw:stroke="solid" draw:stroke-dash="Dashed_20__28_var_29__20_1062" svg:stroke-width="0.03cm" svg:stroke-color="#000000" draw:marker-start="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288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764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e994" draw:textarea-horizontal-align="justify" draw:textarea-vertical-align="middle" draw:auto-grow-height="false" fo:min-height="0.764cm" fo:min-width="4.0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c9ba4" draw:textarea-horizontal-align="justify" draw:textarea-vertical-align="middle" draw:auto-grow-height="false" fo:min-height="0.764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6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3" style:family="graphic">
      <style:graphic-properties draw:stroke="solid" svg:stroke-width="0cm" svg:stroke-color="#ffff99" draw:marker-start="" draw:marker-start-width="0.199cm" draw:marker-start-center="false" draw:marker-end="" draw:marker-end-width="0.199cm" draw:marker-end-center="false" draw:fill="none" draw:fill-color="#ead680" draw:textarea-horizontal-align="justify" draw:textarea-vertical-align="middle" draw:auto-grow-height="false" fo:min-height="0.734cm" fo:min-width="4.0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a9ce7b" draw:textarea-horizontal-align="justify" draw:textarea-vertical-align="middle" draw:auto-grow-height="false" fo:min-height="0.734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5bbed" draw:textarea-horizontal-align="justify" draw:textarea-vertical-align="middle" draw:auto-grow-height="false" fo:min-height="0.785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add9e0" draw:textarea-horizontal-align="justify" draw:textarea-vertical-align="middle" draw:auto-grow-height="false" fo:min-height="0.785cm" fo:min-width="4.0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767cm" fo:min-width="8.5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8" style:family="graphic">
      <style:graphic-properties draw:stroke="solid" draw:stroke-dash="Dashed_20__28_var_29__20_1116" svg:stroke-width="0.03cm" svg:stroke-color="#000000" draw:marker-start="" draw:marker-start-width="0.21cm" draw:marker-start-center="false" draw:marker-end="Arrow_20_concave" draw:marker-end-width="0.21cm" draw:marker-end-center="fals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299" style:family="graphic">
      <style:graphic-properties draw:stroke="solid" draw:stroke-dash="Dashed_20__28_var_29__20_1111" svg:stroke-width="0.03cm" svg:stroke-color="#000000" draw:marker-start="Arrow_20_concave" draw:marker-start-width="0.21cm" draw:marker-start-center="false" draw:marker-end="" draw:marker-end-width="0.21cm" draw:marker-end-center="fals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00" style:family="graphic">
      <style:graphic-properties draw:stroke="solid" draw:stroke-dash="Dashed_20__28_var_29__20_1135" svg:stroke-width="0.041cm" svg:stroke-color="#000000" draw:marker-start="" draw:marker-start-width="0.169cm" draw:marker-start-center="false" draw:marker-end="" draw:marker-end-width="0.169cm" draw:marker-end-center="false" draw:fill="none" draw:fill-color="#00b8ff" draw:textarea-horizontal-align="center" draw:textarea-vertical-align="middle" fo:padding-top="0.021cm" fo:padding-bottom="0.021cm" fo:padding-left="0.021cm" fo:padding-right="0.021cm" fo:wrap-option="wrap" draw:shadow="hidden" draw:shadow-offset-x="0.3cm" draw:shadow-offset-y="0.3cm" draw:shadow-color="#808080" loext:decorative="false" style:run-through="foreground"/>
    </style:style>
    <style:style style:name="gr301" style:family="graphic">
      <style:graphic-properties draw:stroke="none" draw:stroke-dash="Dashed_20__28_var_29__20_1133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22cm" fo:min-width="0.5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2" style:family="graphic">
      <style:graphic-properties draw:stroke="none" draw:stroke-dash="Dashed_20__28_var_29__20_1132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23cm" fo:min-width="0.28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3" style:family="graphic">
      <style:graphic-properties draw:stroke="solid" draw:stroke-dash="Dashed_20__28_var_29__20_1136" svg:stroke-width="0.03cm" svg:stroke-color="#000000" draw:marker-start="" draw:marker-start-width="0.153cm" draw:marker-start-center="false" draw:marker-end="" draw:marker-end-width="0.153cm" draw:marker-end-center="fals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304" style:family="graphic">
      <style:graphic-properties draw:stroke="none" draw:stroke-dash="Dashed_20__28_var_29__20_1134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8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8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09" style:family="graphic">
      <style:graphic-properties draw:stroke="solid" svg:stroke-width="0.03cm" svg:stroke-color="#000000" draw:marker-start-width="0.206cm" draw:marker-start-center="false" draw:marker-end="Arrow_20_concave" draw:marker-end-width="0.2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310" style:family="graphic">
      <style:graphic-properties draw:stroke="solid" svg:stroke-width="0.03cm" svg:stroke-color="#000000" draw:marker-start="Arrow_20_concave" draw:marker-start-width="0.25cm" draw:marker-start-center="false" draw:marker-end-width="0.20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31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1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1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38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14" style:family="graphic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5" style:family="graphic">
      <style:graphic-properties draw:stroke="solid" draw:stroke-dash="Dashed_20__28_var_29__20_37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6" style:family="graphic">
      <style:graphic-properties draw:stroke="solid" draw:stroke-dash="Dashed_20__28_var_29__20_37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18" style:family="graphic">
      <style:graphic-properties draw:stroke="solid" draw:stroke-dash="Dashed_20__28_var_29__20_37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9" style:family="graphic">
      <style:graphic-properties draw:stroke="solid" draw:stroke-dash="Dashed_20__28_var_29__20_37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0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21" style:family="graphic">
      <style:graphic-properties draw:stroke="solid" draw:stroke-dash="Dashed_20__28_var_29__20_37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2" style:family="graphic">
      <style:graphic-properties draw:stroke="solid" draw:stroke-dash="Dashed_20__28_var_29__20_37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24" style:family="graphic">
      <style:graphic-properties draw:stroke="solid" draw:stroke-dash="Dashed_20__28_var_29__20_372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5" style:family="graphic">
      <style:graphic-properties draw:stroke="solid" draw:stroke-dash="Dashed_20__28_var_29__20_37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6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27" style:family="graphic">
      <style:graphic-properties draw:stroke="solid" draw:stroke-dash="Dashed_20__28_var_29__20_37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8" style:family="graphic">
      <style:graphic-properties draw:stroke="solid" draw:stroke-dash="Dashed_20__28_var_29__20_37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9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30" style:family="graphic">
      <style:graphic-properties draw:stroke="solid" draw:stroke-dash="Dashed_20__28_var_29__20_37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1" style:family="graphic">
      <style:graphic-properties draw:stroke="solid" draw:stroke-dash="Dashed_20__28_var_29__20_37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1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33" style:family="graphic">
      <style:graphic-properties draw:stroke="solid" draw:stroke-dash="Dashed_20__28_var_29__20_37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4" style:family="graphic">
      <style:graphic-properties draw:stroke="solid" draw:stroke-dash="Dashed_20__28_var_29__20_37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5" style:family="graphic">
      <style:graphic-properties draw:stroke="solid" draw:stroke-dash="Dashed_20__28_var_29__20_37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6" style:family="graphic">
      <style:graphic-properties draw:stroke="solid" draw:stroke-dash="Dashed_20__28_var_29__20_37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33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46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5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5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52" style:family="graphic">
      <style:graphic-properties loext:decorative="false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5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background"/>
    </style:style>
    <style:style style:name="gr354" style:family="graphic">
      <style:graphic-properties draw:stroke="solid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55" style:family="graphic">
      <style:graphic-properties draw:stroke="solid" draw:stroke-dash="Dashed_20__28_var_29__20_369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56" style:family="graphic">
      <style:graphic-properties draw:stroke="solid" draw:stroke-dash="Dashed_20__28_var_29__20_369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57" style:family="graphic">
      <style:graphic-properties draw:stroke="solid" draw:stroke-dash="Dashed_20__28_var_29__20_370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58" style:family="graphic">
      <style:graphic-properties draw:stroke="solid" draw:stroke-dash="Dashed_20__28_var_29__20_370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59" style:family="graphic">
      <style:graphic-properties draw:stroke="none" draw:stroke-dash="Dashed_20__28_var_29__20_3702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3cm" fo:min-width="0.42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360" style:family="graphic">
      <style:graphic-properties draw:stroke="none" draw:stroke-dash="Dashed_20__28_var_29__20_370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23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361" style:family="graphic">
      <style:graphic-properties draw:stroke="none" draw:stroke-dash="Dashed_20__28_var_29__20_370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5cm" fo:min-width="0.9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362" style:family="graphic">
      <style:graphic-properties draw:stroke="none" draw:stroke-dash="Dashed_20__28_var_29__20_3705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1.4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363" style:family="graphic">
      <style:graphic-properties draw:stroke="solid" draw:stroke-dash="Dashed_20__28_var_29__20_3706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64" style:family="graphic">
      <style:graphic-properties draw:stroke="solid" draw:stroke-dash="Dashed_20__28_var_29__20_370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65" style:family="graphic">
      <style:graphic-properties draw:stroke="solid" draw:stroke-dash="Dashed_20__28_var_29__20_370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66" style:family="graphic">
      <style:graphic-properties draw:stroke="solid" draw:stroke-dash="Dashed_20__28_var_29__20_370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67" style:family="graphic">
      <style:graphic-properties draw:stroke="solid" draw:stroke-dash="Dashed_20__28_var_29__20_371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68" style:family="graphic">
      <style:graphic-properties draw:stroke="solid" draw:stroke-dash="Dashed_20__28_var_29__20_371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69" style:family="graphic">
      <style:graphic-properties draw:stroke="solid" draw:stroke-dash="Dashed_20__28_var_29__20_3712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0" style:family="graphic">
      <style:graphic-properties draw:stroke="solid" draw:stroke-dash="Dashed_20__28_var_29__20_3713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1" style:family="graphic">
      <style:graphic-properties draw:stroke="solid" draw:stroke-dash="Dashed_20__28_var_29__20_3714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2" style:family="graphic">
      <style:graphic-properties draw:stroke="solid" draw:stroke-dash="Dashed_20__28_var_29__20_371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3" style:family="graphic">
      <style:graphic-properties draw:stroke="none" draw:stroke-dash="Dashed_20__28_var_29__20_3716" svg:stroke-width="0.019cm" svg:stroke-color="#80808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1cm" fo:min-width="0.4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  <style:paragraph-properties style:writing-mode="lr-tb"/>
    </style:style>
    <style:style style:name="gr374" style:family="graphic">
      <style:graphic-properties draw:stroke="solid" draw:stroke-dash="Dashed_20__28_var_29__20_371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5" style:family="graphic">
      <style:graphic-properties draw:stroke="solid" draw:stroke-dash="Dashed_20__28_var_29__20_371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6" style:family="graphic">
      <style:graphic-properties draw:stroke="solid" svg:stroke-width="0.03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7" style:family="graphic">
      <style:graphic-properties draw:stroke="solid" svg:stroke-width="0.03cm" svg:stroke-color="#000000" draw:marker-start-width="0.26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  <style:style style:name="gr378" style:family="graphic">
      <style:graphic-properties draw:stroke="solid" svg:stroke-width="0.03cm" svg:stroke-color="#000000" draw:marker-start="Arrow_20_concave" draw:marker-start-width="0.25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68" text:outline-level="1"><draw:g text:anchor-type="paragraph" draw:z-index="73" draw:name="Forme5" draw:style-name="gr232"><draw:custom-shape draw:style-name="gr233" draw:text-style-name="P104" svg:width="3.964cm" svg:height="0.641cm" draw:transform="skewX (0.00279252680319092) rotate (0.0872664625997165) translate (-0.418041666666667cm -0.047625cm)"><text:p text:style-name="P103"><text:span text:style-name="T5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342cm" svg:width="9.135cm" draw:z-index="71"><draw:text-box fo:min-height="3.93cm"><text:section text:style-name="Sect1" text:name="Section11"><text:h text:style-name="_5f_Paragraphe_5f_avec_5f_espace_5f_en_5f_dessous" text:outline-level="1"><text:span text:style-name="_5f_Caractères">Donne les coordonnées des points A à H.</text:span></text:h><text:p text:style-name="Standard"><text:span text:style-name="_5f_Caractères"><draw:g text:anchor-type="as-char" draw:z-index="72" draw:name="Group object 21" draw:style-name="gr184"><draw:line draw:style-name="gr234" draw:text-style-name="P78" svg:x1="0cm" svg:y1="0.605cm" svg:x2="8.499cm" svg:y2="0.605cm"><text:p/></draw:line><draw:line draw:style-name="gr235" draw:text-style-name="P78" svg:x1="0cm" svg:y1="5.424cm" svg:x2="0cm" svg:y2="0.017cm"><text:p/></draw:line><draw:line draw:style-name="gr236" draw:text-style-name="P78" svg:x1="1.819cm" svg:y1="0.018cm" svg:x2="1.823cm" svg:y2="5.429cm"><text:p/></draw:line><draw:line draw:style-name="gr237" draw:text-style-name="P78" svg:x1="0cm" svg:y1="0.011cm" svg:x2="8.499cm" svg:y2="0.011cm"><text:p/></draw:line><draw:line draw:style-name="gr238" draw:text-style-name="P78" svg:x1="0.004cm" svg:y1="1.204cm" svg:x2="8.491cm" svg:y2="1.204cm"><text:p/></draw:line><draw:line draw:style-name="gr239" draw:text-style-name="P78" svg:x1="0.004cm" svg:y1="1.803cm" svg:x2="8.501cm" svg:y2="1.803cm"><text:p/></draw:line><draw:line draw:style-name="gr240" draw:text-style-name="P78" svg:x1="0.004cm" svg:y1="3.012cm" svg:x2="8.501cm" svg:y2="3.012cm"><text:p/></draw:line><draw:line draw:style-name="gr241" draw:text-style-name="P78" svg:x1="0.004cm" svg:y1="4.216cm" svg:x2="8.501cm" svg:y2="4.216cm"><text:p/></draw:line><draw:line draw:style-name="gr242" draw:text-style-name="P78" svg:x1="0.004cm" svg:y1="3.611cm" svg:x2="8.501cm" svg:y2="3.611cm"><text:p/></draw:line><draw:line draw:style-name="gr243" draw:text-style-name="P78" svg:x1="0.004cm" svg:y1="4.821cm" svg:x2="8.501cm" svg:y2="4.821cm"><text:p/></draw:line><draw:line draw:style-name="gr244" draw:text-style-name="P78" svg:x1="0.004cm" svg:y1="5.419cm" svg:x2="8.501cm" svg:y2="5.419cm"><text:p/></draw:line><draw:line draw:style-name="gr245" draw:text-style-name="P78" svg:x1="0.604cm" svg:y1="0.011cm" svg:x2="0.604cm" svg:y2="5.416cm"><text:p/></draw:line><draw:line draw:style-name="gr246" draw:text-style-name="P78" svg:x1="1.21cm" svg:y1="0.011cm" svg:x2="1.21cm" svg:y2="5.416cm"><text:p/></draw:line><draw:line draw:style-name="gr247" draw:text-style-name="P78" svg:x1="2.423cm" svg:y1="0.011cm" svg:x2="2.423cm" svg:y2="5.416cm"><text:p/></draw:line><draw:line draw:style-name="gr248" draw:text-style-name="P78" svg:x1="3.029cm" svg:y1="0.011cm" svg:x2="3.033cm" svg:y2="5.416cm"><text:p/></draw:line><draw:line draw:style-name="gr249" draw:text-style-name="P78" svg:x1="3.636cm" svg:y1="0.011cm" svg:x2="3.638cm" svg:y2="5.416cm"><text:p/></draw:line><draw:line draw:style-name="gr250" draw:text-style-name="P78" svg:x1="4.853cm" svg:y1="0.011cm" svg:x2="4.853cm" svg:y2="5.416cm"><text:p/></draw:line><draw:line draw:style-name="gr251" draw:text-style-name="P78" svg:x1="5.458cm" svg:y1="0.011cm" svg:x2="5.458cm" svg:y2="5.416cm"><text:p/></draw:line><draw:line draw:style-name="gr252" draw:text-style-name="P78" svg:x1="6.066cm" svg:y1="0.011cm" svg:x2="6.066cm" svg:y2="5.416cm"><text:p/></draw:line><draw:line draw:style-name="gr253" draw:text-style-name="P78" svg:x1="6.672cm" svg:y1="0.011cm" svg:x2="6.672cm" svg:y2="5.416cm"><text:p/></draw:line><draw:line draw:style-name="gr254" draw:text-style-name="P78" svg:x1="7.282cm" svg:y1="5.416cm" svg:x2="7.282cm" svg:y2="0.011cm"><text:p/></draw:line><draw:line draw:style-name="gr255" draw:text-style-name="P78" svg:x1="7.885cm" svg:y1="0.011cm" svg:x2="7.885cm" svg:y2="5.416cm"><text:p/></draw:line><draw:frame draw:style-name="gr256" draw:text-style-name="P102" svg:width="0.784cm" svg:height="0.639cm" svg:x="3.544cm" svg:y="2.554cm"><draw:text-box><text:p text:style-name="P100"><text:span text:style-name="T56">O</text:span></text:p></draw:text-box></draw:frame><draw:frame draw:style-name="gr257" draw:text-style-name="P102" svg:width="1.026cm" svg:height="0.639cm" svg:x="4.378cm" svg:y="2.438cm"><draw:text-box><text:p text:style-name="P100"><text:span text:style-name="T56"><text:s text:c="2"/></text:span><text:span text:style-name="T56">1</text:span></text:p></draw:text-box></draw:frame><draw:frame draw:style-name="gr258" draw:text-style-name="P102" svg:width="1.202cm" svg:height="1.049cm" svg:x="3.401cm" svg:y="1.427cm"><draw:text-box><text:p text:style-name="P100"><text:span text:style-name="T56"><text:s text:c="2"/></text:span><text:span text:style-name="T56">1</text:span></text:p></draw:text-box></draw:frame><draw:line draw:style-name="gr259" draw:text-style-name="P78" svg:x1="1.115cm" svg:y1="4.906cm" svg:x2="1.298cm" svg:y2="4.717cm"><text:p/></draw:line><draw:line draw:style-name="gr260" draw:text-style-name="P78" svg:x1="1.305cm" svg:y1="4.906cm" svg:x2="1.115cm" svg:y2="4.717cm"><text:p/></draw:line><draw:line draw:style-name="gr261" draw:text-style-name="P78" svg:x1="4.755cm" svg:y1="3.705cm" svg:x2="4.945cm" svg:y2="3.514cm"><text:p/></draw:line><draw:line draw:style-name="gr262" draw:text-style-name="P78" svg:x1="4.945cm" svg:y1="3.705cm" svg:x2="4.755cm" svg:y2="3.514cm"><text:p/></draw:line><draw:line draw:style-name="gr263" draw:text-style-name="P78" svg:x1="7.184cm" svg:y1="1.895cm" svg:x2="7.371cm" svg:y2="1.706cm"><text:p/></draw:line><draw:line draw:style-name="gr264" draw:text-style-name="P78" svg:x1="7.371cm" svg:y1="1.895cm" svg:x2="7.184cm" svg:y2="1.706cm"><text:p/></draw:line><draw:line draw:style-name="gr265" draw:text-style-name="P78" svg:x1="4.152cm" svg:y1="0.696cm" svg:x2="4.344cm" svg:y2="0.509cm"><text:p/></draw:line><draw:line draw:style-name="gr266" draw:text-style-name="P78" svg:x1="4.344cm" svg:y1="0.696cm" svg:x2="4.152cm" svg:y2="0.509cm"><text:p/></draw:line><draw:frame draw:style-name="gr267" draw:text-style-name="P102" svg:width="0.777cm" svg:height="0.639cm" svg:x="3.602cm" svg:y="0.639cm"><draw:text-box><text:p text:style-name="P100"><text:span text:style-name="T56">D</text:span></text:p></draw:text-box></draw:frame><draw:frame draw:style-name="gr268" draw:text-style-name="P102" svg:width="0.295cm" svg:height="0.639cm" svg:x="7.426cm" svg:y="1.311cm"><draw:text-box><text:p text:style-name="P100"><text:span text:style-name="T56">A</text:span></text:p></draw:text-box></draw:frame><draw:frame draw:style-name="gr269" draw:text-style-name="P102" svg:width="0.279cm" svg:height="0.639cm" svg:x="4.976cm" svg:y="3.717cm"><draw:text-box><text:p text:style-name="P100"><text:span text:style-name="T56">E</text:span></text:p></draw:text-box></draw:frame><draw:frame draw:style-name="gr270" draw:text-style-name="P102" svg:width="0.234cm" svg:height="0.639cm" svg:x="0.778cm" svg:y="4.895cm"><draw:text-box><text:p text:style-name="P100"><text:span text:style-name="T56">C</text:span></text:p></draw:text-box></draw:frame><draw:line draw:style-name="gr271" draw:text-style-name="P78" svg:x1="1.732cm" svg:y1="1.301cm" svg:x2="1.922cm" svg:y2="1.115cm"><text:p/></draw:line><draw:line draw:style-name="gr272" draw:text-style-name="P78" svg:x1="1.922cm" svg:y1="1.301cm" svg:x2="1.732cm" svg:y2="1.115cm"><text:p/></draw:line><draw:frame draw:style-name="gr273" draw:text-style-name="P102" svg:width="0.747cm" svg:height="0.639cm" svg:x="1.219cm" svg:y="0.769cm"><draw:text-box><text:p text:style-name="P100"><text:span text:style-name="T56">B</text:span></text:p></draw:text-box></draw:frame><draw:line draw:style-name="gr274" draw:text-style-name="P78" svg:x1="1.118cm" svg:y1="2.497cm" svg:x2="1.305cm" svg:y2="2.31cm"><text:p/></draw:line><draw:line draw:style-name="gr275" draw:text-style-name="P78" svg:x1="1.308cm" svg:y1="2.497cm" svg:x2="1.118cm" svg:y2="2.31cm"><text:p/></draw:line><draw:frame draw:style-name="gr276" draw:text-style-name="P102" svg:width="0.708cm" svg:height="0.639cm" svg:x="0.612cm" svg:y="1.912cm"><draw:text-box><text:p text:style-name="P100"><text:span text:style-name="T56">F</text:span></text:p></draw:text-box></draw:frame><draw:line draw:style-name="gr277" draw:text-style-name="P78" svg:x1="4.152cm" svg:y1="4.312cm" svg:x2="4.342cm" svg:y2="4.125cm"><text:p/></draw:line><draw:line draw:style-name="gr278" draw:text-style-name="P78" svg:x1="4.344cm" svg:y1="4.312cm" svg:x2="4.152cm" svg:y2="4.125cm"><text:p/></draw:line><draw:frame draw:style-name="gr279" draw:text-style-name="P102" svg:width="0.258cm" svg:height="0.639cm" svg:x="3.806cm" svg:y="4.274cm"><draw:text-box><text:p text:style-name="P100"><text:span text:style-name="T56">G</text:span></text:p></draw:text-box></draw:frame><draw:line draw:style-name="gr280" draw:text-style-name="P78" svg:x1="5.971cm" svg:y1="2.491cm" svg:x2="6.158cm" svg:y2="2.304cm"><text:p/></draw:line><draw:line draw:style-name="gr281" draw:text-style-name="P78" svg:x1="6.161cm" svg:y1="2.491cm" svg:x2="5.971cm" svg:y2="2.304cm"><text:p/></draw:line><draw:frame draw:style-name="gr282" draw:text-style-name="P102" svg:width="0.77cm" svg:height="0.639cm" svg:x="5.399cm" svg:y="1.912cm"><draw:text-box><text:p text:style-name="P100"><text:span text:style-name="T56">H</text:span></text:p></draw:text-box></draw:frame><draw:line draw:style-name="gr283" draw:text-style-name="P78" svg:x1="4.853cm" svg:y1="2.303cm" svg:x2="4.853cm" svg:y2="2.517cm"><text:p/></draw:line><draw:line draw:style-name="gr284" draw:text-style-name="P78" svg:x1="4.351cm" svg:y1="1.803cm" svg:x2="4.139cm" svg:y2="1.803cm"><text:p/></draw:line><draw:line draw:style-name="gr285" draw:text-style-name="P78" svg:x1="8.489cm" svg:y1="0.011cm" svg:x2="8.489cm" svg:y2="5.416cm"><text:p/></draw:line><draw:line draw:style-name="gr286" draw:text-style-name="P78" svg:x1="4.247cm" svg:y1="0cm" svg:x2="4.247cm" svg:y2="5.428cm"><text:p/></draw:line><draw:line draw:style-name="gr287" draw:text-style-name="P78" svg:x1="0.004cm" svg:y1="2.408cm" svg:x2="8.501cm" svg:y2="2.408cm"><text:p/></draw:line><draw:line draw:style-name="gr263" draw:text-style-name="P78" svg:x1="4.158cm" svg:y1="2.5cm" svg:x2="4.345cm" svg:y2="2.311cm"><text:p/></draw:line><draw:line draw:style-name="gr264" draw:text-style-name="P78" svg:x1="4.345cm" svg:y1="2.5cm" svg:x2="4.158cm" svg:y2="2.311cm"><text:p/></draw:line></draw:g></text:span></text:p><text:h text:style-name="_5f_Paragraphe" text:outline-level="1"><text:span text:style-name="_5f_Numéros_20_second_20_exercices">Correction</text:span></text:h><text:section text:style-name="Sect2" text:name="Section1"><text:list text:continue-numbering="true" text:style-name="_5f_Numérotation_20_des_20_exercices"><text:list-item><text:list><text:list-item><text:p text:style-name="P57"><text:span text:style-name="_5f_Caractères">A(5 ; 1)</text:span></text:p></text:list-item><text:list-item><text:p text:style-name="P57"><text:span text:style-name="_5f_Caractères">B(−4 ; 2)</text:span></text:p></text:list-item><text:list-item><text:p text:style-name="P58"><text:span text:style-name="_5f_Caractères">C(−5 ; −4)</text:span></text:p></text:list-item><text:list-item><text:p text:style-name="P57"><text:span text:style-name="_5f_Caractères">D(0 ; 3)</text:span></text:p></text:list-item><text:list-item><text:p text:style-name="P58"><text:span text:style-name="_5f_Caractères">E(1 ; −2)</text:span></text:p></text:list-item><text:list-item><text:p text:style-name="P57"><text:span text:style-name="_5f_Caractères">F(−5 ; 0)</text:span></text:p></text:list-item><text:list-item><text:p text:style-name="P58"><text:span text:style-name="_5f_Caractères">G(0 ; −3)</text:span></text:p></text:list-item><text:list-item><text:p text:style-name="P57"><text:span text:style-name="_5f_Caractères">H(3 ; 0)</text:span></text:p></text:list-item></text:list></text:list-item></text:list></text:section></text:section></draw:text-box></draw:frame><text:span text:style-name="_5f_Caractères_5f_gras">Estimation </text:span></text:h>
        </text:list-item>
      </text:list>
      <text:h text:style-name="_5f_Paragraphe" text:outline-level="1"><draw:g text:anchor-type="paragraph" draw:z-index="66" draw:name="Shape5" draw:style-name="gr288"><draw:g draw:style-name="gr46"><draw:custom-shape draw:style-name="gr289" draw:text-style-name="P105" svg:width="4.518cm" svg:height="1.015cm" svg:x="4.516cm" svg:y="1.12cm"><text:p/><draw:enhanced-geometry svg:viewBox="0 0 21600 21600" draw:type="rectangle" draw:enhanced-path="M 0 0 L 21600 0 21600 21600 0 21600 0 0 Z N"/></draw:custom-shape><draw:custom-shape draw:style-name="gr290" draw:text-style-name="P106" svg:width="4.516cm" svg:height="1.015cm" svg:x="0cm" svg:y="1.12cm"><text:p/><draw:enhanced-geometry svg:viewBox="0 0 21600 21600" draw:type="rectangle" draw:enhanced-path="M 0 0 L 21600 0 21600 21600 0 21600 0 0 Z N"/></draw:custom-shape><draw:custom-shape draw:style-name="gr291" draw:text-style-name="P107" svg:width="4.518cm" svg:height="1.015cm" svg:x="4.516cm" svg:y="0.106cm"><text:p/><draw:enhanced-geometry svg:viewBox="0 0 21600 21600" draw:type="rectangle" draw:enhanced-path="M 0 0 L 21600 0 21600 21600 0 21600 0 0 Z N"/></draw:custom-shape><draw:g draw:style-name="gr46"><draw:g draw:style-name="gr46"><draw:g draw:style-name="gr46"><draw:custom-shape draw:style-name="gr292" draw:text-style-name="P108" svg:width="4.518cm" svg:height="0.997cm" svg:x="0.009cm" svg:y="0.106cm"><text:p/><draw:enhanced-geometry svg:viewBox="0 0 21600 21600" draw:type="rectangle" draw:enhanced-path="M 0 0 L 21600 0 21600 21600 0 21600 0 0 Z N"/></draw:custom-shape><draw:g draw:style-name="gr46"><draw:g draw:style-name="gr46"><draw:g draw:name="Forme40" draw:style-name="gr46"><draw:g draw:style-name="gr46"><draw:custom-shape draw:style-name="gr293" draw:text-style-name="P109" svg:width="4.516cm" svg:height="0.985cm" svg:x="0cm" svg:y="1.145cm"><text:p/><draw:enhanced-geometry svg:viewBox="0 0 21600 21600" draw:type="rectangle" draw:enhanced-path="M 0 0 L 21600 0 21600 21600 0 21600 0 0 Z N"/></draw:custom-shape><draw:custom-shape draw:style-name="gr294" draw:text-style-name="P110" svg:width="4.518cm" svg:height="0.985cm" svg:x="4.516cm" svg:y="1.145cm"><text:p/><draw:enhanced-geometry svg:viewBox="0 0 21600 21600" draw:type="rectangle" draw:enhanced-path="M 0 0 L 21600 0 21600 21600 0 21600 0 0 Z N"/></draw:custom-shape><draw:custom-shape draw:style-name="gr295" draw:text-style-name="P111" svg:width="4.518cm" svg:height="1.036cm" svg:x="4.516cm" svg:y="0.11cm"><text:p/><draw:enhanced-geometry svg:viewBox="0 0 21600 21600" draw:type="rectangle" draw:enhanced-path="M 0 0 L 21600 0 21600 21600 0 21600 0 0 Z N"/></draw:custom-shape><draw:custom-shape draw:style-name="gr296" draw:text-style-name="P112" svg:width="4.516cm" svg:height="1.036cm" svg:x="0cm" svg:y="0.11cm"><text:p/><draw:enhanced-geometry svg:viewBox="0 0 21600 21600" draw:type="rectangle" draw:enhanced-path="M 0 0 L 21600 0 21600 21600 0 21600 0 0 Z N"/></draw:custom-shape><draw:custom-shape draw:style-name="gr297" draw:text-style-name="P113" svg:width="9.034cm" svg:height="2.019cm" svg:x="0cm" svg:y="0.106cm"><text:p/><draw:enhanced-geometry svg:viewBox="0 0 21600 21600" draw:type="rectangle" draw:enhanced-path="M 0 0 L 21600 0 21600 21600 0 21600 0 0 Z N"/></draw:custom-shape><draw:line draw:style-name="gr298" draw:text-style-name="P114" svg:x1="0cm" svg:y1="1.114cm" svg:x2="9.028cm" svg:y2="1.114cm"><text:p/></draw:line><draw:line draw:style-name="gr299" draw:text-style-name="P114" svg:x1="4.512cm" svg:y1="0.115cm" svg:x2="4.512cm" svg:y2="2.128cm"><text:p/></draw:line><draw:line draw:style-name="gr300" draw:text-style-name="P114" svg:x1="5.525cm" svg:y1="1.02cm" svg:x2="5.525cm" svg:y2="1.243cm"><text:p/></draw:line><draw:frame draw:style-name="gr301" draw:text-style-name="P102" svg:width="1.031cm" svg:height="0.673cm" svg:x="5.008cm" svg:y="1.21cm"><draw:text-box><text:p text:style-name="P100"><text:span text:style-name="T56"><text:s text:c="2"/></text:span><text:span text:style-name="T56">1</text:span></text:p></draw:text-box></draw:frame><draw:frame draw:style-name="gr302" draw:text-style-name="P102" svg:width="0.787cm" svg:height="0.675cm" svg:x="3.888cm" svg:y="1.104cm"><draw:text-box><text:p text:style-name="P100"><text:span text:style-name="T56">O</text:span></text:p></draw:text-box></draw:frame><draw:line draw:style-name="gr303" draw:text-style-name="P114" svg:x1="4.623cm" svg:y1="0.619cm" svg:x2="4.398cm" svg:y2="0.619cm"><text:p/></draw:line><draw:frame draw:style-name="gr304" draw:text-style-name="P102" svg:width="1.188cm" svg:height="1.091cm" svg:x="3.487cm" svg:y="0.297cm"><draw:text-box><text:p text:style-name="P100"><text:span text:style-name="T56"><text:s text:c="3"/></text:span><text:span text:style-name="T56">1</text:span></text:p></draw:text-box></draw:frame></draw:g></draw:g><draw:g draw:style-name="gr43"><draw:line draw:style-name="gr305" draw:text-style-name="P115" svg:x1="5.018cm" svg:y1="2.134cm" svg:x2="5.018cm" svg:y2="0.106cm"><text:p/></draw:line><draw:line draw:style-name="gr305" draw:text-style-name="P115" svg:x1="5.52cm" svg:y1="2.134cm" svg:x2="5.52cm" svg:y2="0.106cm"><text:p/></draw:line><draw:line draw:style-name="gr305" draw:text-style-name="P115" svg:x1="6.022cm" svg:y1="2.134cm" svg:x2="6.022cm" svg:y2="0.106cm"><text:p/></draw:line><draw:line draw:style-name="gr305" draw:text-style-name="P115" svg:x1="6.524cm" svg:y1="2.134cm" svg:x2="6.524cm" svg:y2="0.106cm"><text:p/></draw:line><draw:line draw:style-name="gr305" draw:text-style-name="P115" svg:x1="7.025cm" svg:y1="2.134cm" svg:x2="7.025cm" svg:y2="0.106cm"><text:p/></draw:line><draw:line draw:style-name="gr305" draw:text-style-name="P115" svg:x1="7.527cm" svg:y1="2.134cm" svg:x2="7.527cm" svg:y2="0.106cm"><text:p/></draw:line><draw:line draw:style-name="gr305" draw:text-style-name="P115" svg:x1="8.029cm" svg:y1="2.134cm" svg:x2="8.029cm" svg:y2="0.106cm"><text:p/></draw:line><draw:line draw:style-name="gr305" draw:text-style-name="P115" svg:x1="8.531cm" svg:y1="2.134cm" svg:x2="8.531cm" svg:y2="0.106cm"><text:p/></draw:line><draw:line draw:style-name="gr305" draw:text-style-name="P115" svg:x1="4.015cm" svg:y1="2.134cm" svg:x2="4.015cm" svg:y2="0.106cm"><text:p/></draw:line><draw:line draw:style-name="gr305" draw:text-style-name="P115" svg:x1="3.513cm" svg:y1="2.134cm" svg:x2="3.513cm" svg:y2="0.106cm"><text:p/></draw:line><draw:line draw:style-name="gr305" draw:text-style-name="P115" svg:x1="3.011cm" svg:y1="2.134cm" svg:x2="3.011cm" svg:y2="0.106cm"><text:p/></draw:line><draw:line draw:style-name="gr305" draw:text-style-name="P115" svg:x1="2.509cm" svg:y1="2.134cm" svg:x2="2.509cm" svg:y2="0.106cm"><text:p/></draw:line><draw:line draw:style-name="gr305" draw:text-style-name="P115" svg:x1="2.007cm" svg:y1="2.134cm" svg:x2="2.007cm" svg:y2="0.106cm"><text:p/></draw:line><draw:line draw:style-name="gr305" draw:text-style-name="P115" svg:x1="1.506cm" svg:y1="2.134cm" svg:x2="1.506cm" svg:y2="0.106cm"><text:p/></draw:line><draw:line draw:style-name="gr305" draw:text-style-name="P115" svg:x1="1.004cm" svg:y1="2.134cm" svg:x2="1.004cm" svg:y2="0.106cm"><text:p/></draw:line><draw:line draw:style-name="gr305" draw:text-style-name="P115" svg:x1="0.502cm" svg:y1="2.134cm" svg:x2="0.502cm" svg:y2="0.106cm"><text:p/></draw:line><draw:line draw:style-name="gr305" draw:text-style-name="P115" svg:x1="9.032cm" svg:y1="0.613cm" svg:x2="0cm" svg:y2="0.613cm"><text:p/></draw:line><draw:line draw:style-name="gr305" draw:text-style-name="P115" svg:x1="9.032cm" svg:y1="1.627cm" svg:x2="0cm" svg:y2="1.627cm"><text:p/></draw:line></draw:g></draw:g></draw:g></draw:g></draw:g></draw:g></draw:g><draw:frame draw:style-name="gr306" draw:text-style-name="P116" svg:width="0.904cm" svg:height="0.927cm" svg:x="6.424cm" svg:y="0.282cm"><draw:text-box><text:p text:style-name="P82"><text:span text:style-name="T58">➊</text:span></text:p></draw:text-box></draw:frame><draw:frame draw:style-name="gr307" draw:text-style-name="P117" svg:width="0.904cm" svg:height="0.983cm" svg:x="1.806cm" svg:y="0.106cm"><draw:text-box><text:p text:style-name="P82"><text:span text:style-name="T59"></text:span></text:p></draw:text-box></draw:frame><draw:frame draw:style-name="gr306" draw:text-style-name="P116" svg:width="0.904cm" svg:height="0.927cm" svg:x="1.806cm" svg:y="1.297cm"><draw:text-box><text:p text:style-name="P82"><text:span text:style-name="T58">➌</text:span></text:p></draw:text-box></draw:frame><draw:frame draw:style-name="gr306" draw:text-style-name="P116" svg:width="0.906cm" svg:height="0.927cm" svg:x="6.523cm" svg:y="1.297cm"><draw:text-box><text:p text:style-name="P82"><text:span text:style-name="T58">➍</text:span></text:p></draw:text-box></draw:frame></draw:g><text:span text:style-name="_5f_Caractères">Indique dans quel quadrant se trouvent les points suivants : </text:span></text:h>
      <text:section text:style-name="Sect3" text:name="Section13">
        <text:h text:style-name="P19" text:outline-level="1"><text:span text:style-name="_5f_Caractères">A(−2 ; 1) </text:span><text:span text:style-name="_5f_Caractères"><text:span text:style-name="T21"></text:span></text:span></text:h>
        <text:h text:style-name="P20" text:outline-level="1"><text:span text:style-name="_5f_Caractères">B(−2 ; −1) </text:span><text:span text:style-name="_5f_Caractères"><text:span text:style-name="T22">➌</text:span></text:span><text:span text:style-name="_5f_Caractères"><text:tab/></text:span></text:h>
        <text:h text:style-name="P19" text:outline-level="1"><text:span text:style-name="_5f_Caractères">C(1 ; −1) </text:span><text:span text:style-name="_5f_Caractères"><text:span text:style-name="T22">➍</text:span></text:span></text:h>
        <text:h text:style-name="P20" text:outline-level="1"><text:span text:style-name="_5f_Caractères">D(−3 ; −2) </text:span><text:span text:style-name="_5f_Caractères"><text:span text:style-name="T22">➌</text:span></text:span><text:span text:style-name="_5f_Caractères"><text:tab/></text:span></text:h>
        <text:h text:style-name="P19" text:outline-level="1"><text:span text:style-name="_5f_Caractères">E(4 ; −2) </text:span><text:span text:style-name="_5f_Caractères"><text:span text:style-name="T22">➍</text:span></text:span><text:span text:style-name="_5f_Caractères"><text:tab/></text:span></text:h>
        <text:h text:style-name="P19" text:outline-level="1"><text:span text:style-name="_5f_Caractères">F(−4 ; 2) </text:span><text:span text:style-name="_5f_Caractères"><text:span text:style-name="T21"></text:span></text:span><text:span text:style-name="_5f_Caractères"><text:tab/></text:span></text:h>
      </text:section>
      <text:list text:continue-numbering="true" text:style-name="_5f_Numérotation_20_des_20_exercices">
        <text:list-item>
          <text:h text:style-name="P67" text:outline-level="1"><text:span text:style-name="_5f_Caractères_5f_gras">Placer des points</text:span></text:h>
        </text:list-item>
      </text:list>
      <text:p text:style-name="P18"><draw:g text:anchor-type="paragraph" draw:z-index="67" draw:name="Group object 4" draw:style-name="gr9"><draw:line draw:style-name="gr10" draw:text-style-name="P78" svg:x1="4.393cm" svg:y1="2.751cm" svg:x2="4.58cm" svg:y2="2.562cm"><text:p/></draw:line><draw:line draw:style-name="gr11" draw:text-style-name="P78" svg:x1="4.58cm" svg:y1="2.751cm" svg:x2="4.393cm" svg:y2="2.562cm"><text:p/></draw:line></draw:g><draw:g text:anchor-type="as-char" draw:z-index="74" draw:name="Forme6" draw:style-name="gr184"><draw:frame draw:style-name="gr185" draw:text-style-name="P101" svg:width="0.278cm" svg:height="0.426cm" svg:x="0.88cm" svg:y="2.161cm"><draw:text-box><text:p text:style-name="P100"><text:span text:style-name="T54">D</text:span></text:p></draw:text-box></draw:frame><draw:frame draw:style-name="gr186" draw:text-style-name="P101" svg:width="0.257cm" svg:height="0.426cm" svg:x="7.34cm" svg:y="4.524cm"><draw:text-box><text:p text:style-name="P100"><text:span text:style-name="T54">C</text:span></text:p></draw:text-box></draw:frame><draw:frame draw:style-name="gr187" draw:text-style-name="P101" svg:width="0.235cm" svg:height="0.426cm" svg:x="4.671cm" svg:y="3.909cm"><draw:text-box><text:p text:style-name="P100"><text:span text:style-name="T54">E</text:span></text:p></draw:text-box></draw:frame><draw:frame draw:style-name="gr188" draw:text-style-name="P101" svg:width="0.214cm" svg:height="0.426cm" svg:x="8.045cm" svg:y="1.857cm"><draw:text-box><text:p text:style-name="P100"><text:span text:style-name="T54">F</text:span></text:p></draw:text-box></draw:frame><draw:frame draw:style-name="gr186" draw:text-style-name="P101" svg:width="0.257cm" svg:height="0.426cm" svg:x="3.286cm" svg:y="1.639cm"><draw:text-box><text:p text:style-name="P100"><text:span text:style-name="T54">A</text:span></text:p></draw:text-box></draw:frame><draw:frame draw:style-name="gr189" draw:text-style-name="P101" svg:width="0.258cm" svg:height="0.426cm" svg:x="1.55cm" svg:y="0.303cm"><draw:text-box><text:p text:style-name="P100"><text:span text:style-name="T55">B</text:span></text:p></draw:text-box></draw:frame><draw:line draw:style-name="gr190" draw:text-style-name="P78" svg:x1="0cm" svg:y1="0.647cm" svg:x2="8.998cm" svg:y2="0.647cm"><text:p/></draw:line><draw:line draw:style-name="gr191" draw:text-style-name="P78" svg:x1="0cm" svg:y1="5.775cm" svg:x2="0cm" svg:y2="0.019cm"><text:p/></draw:line><draw:line draw:style-name="gr192" draw:text-style-name="P78" svg:x1="1.926cm" svg:y1="0.019cm" svg:x2="1.93cm" svg:y2="5.78cm"><text:p/></draw:line><draw:line draw:style-name="gr193" draw:text-style-name="P78" svg:x1="4.496cm" svg:y1="0cm" svg:x2="4.496cm" svg:y2="5.779cm"><text:p/></draw:line><draw:line draw:style-name="gr194" draw:text-style-name="P78" svg:x1="0cm" svg:y1="0.012cm" svg:x2="8.998cm" svg:y2="0.012cm"><text:p/></draw:line><draw:line draw:style-name="gr195" draw:text-style-name="P78" svg:x1="0.005cm" svg:y1="1.282cm" svg:x2="8.988cm" svg:y2="1.282cm"><text:p/></draw:line><draw:line draw:style-name="gr196" draw:text-style-name="P78" svg:x1="0.005cm" svg:y1="1.924cm" svg:x2="9.001cm" svg:y2="1.924cm"><text:p/></draw:line><draw:line draw:style-name="gr197" draw:text-style-name="P78" svg:x1="0.005cm" svg:y1="3.209cm" svg:x2="9.001cm" svg:y2="3.209cm"><text:p/></draw:line><draw:line draw:style-name="gr198" draw:text-style-name="P78" svg:x1="0.005cm" svg:y1="2.566cm" svg:x2="9.001cm" svg:y2="2.566cm"><text:p/></draw:line><draw:line draw:style-name="gr199" draw:text-style-name="P78" svg:x1="0.005cm" svg:y1="4.494cm" svg:x2="9.001cm" svg:y2="4.494cm"><text:p/></draw:line><draw:line draw:style-name="gr200" draw:text-style-name="P78" svg:x1="0.005cm" svg:y1="3.851cm" svg:x2="9.001cm" svg:y2="3.851cm"><text:p/></draw:line><draw:line draw:style-name="gr201" draw:text-style-name="P78" svg:x1="0.005cm" svg:y1="5.136cm" svg:x2="9.001cm" svg:y2="5.136cm"><text:p/></draw:line><draw:line draw:style-name="gr202" draw:text-style-name="P78" svg:x1="0.005cm" svg:y1="5.771cm" svg:x2="9.001cm" svg:y2="5.771cm"><text:p/></draw:line><draw:line draw:style-name="gr203" draw:text-style-name="P78" svg:x1="0.64cm" svg:y1="0.012cm" svg:x2="0.64cm" svg:y2="5.766cm"><text:p/></draw:line><draw:line draw:style-name="gr204" draw:text-style-name="P78" svg:x1="1.282cm" svg:y1="0.012cm" svg:x2="1.282cm" svg:y2="5.766cm"><text:p/></draw:line><draw:line draw:style-name="gr205" draw:text-style-name="P78" svg:x1="2.565cm" svg:y1="0.012cm" svg:x2="2.565cm" svg:y2="5.766cm"><text:p/></draw:line><draw:line draw:style-name="gr206" draw:text-style-name="P78" svg:x1="3.207cm" svg:y1="0.012cm" svg:x2="3.211cm" svg:y2="5.766cm"><text:p/></draw:line><draw:line draw:style-name="gr207" draw:text-style-name="P78" svg:x1="3.849cm" svg:y1="0.012cm" svg:x2="3.851cm" svg:y2="5.766cm"><text:p/></draw:line><draw:line draw:style-name="gr208" draw:text-style-name="P78" svg:x1="5.138cm" svg:y1="0.012cm" svg:x2="5.138cm" svg:y2="5.766cm"><text:p/></draw:line><draw:line draw:style-name="gr209" draw:text-style-name="P78" svg:x1="5.78cm" svg:y1="0.012cm" svg:x2="5.78cm" svg:y2="5.766cm"><text:p/></draw:line><draw:line draw:style-name="gr210" draw:text-style-name="P78" svg:x1="6.422cm" svg:y1="0.012cm" svg:x2="6.422cm" svg:y2="5.766cm"><text:p/></draw:line><draw:line draw:style-name="gr211" draw:text-style-name="P78" svg:x1="7.064cm" svg:y1="0.012cm" svg:x2="7.064cm" svg:y2="5.766cm"><text:p/></draw:line><draw:line draw:style-name="gr212" draw:text-style-name="P78" svg:x1="7.71cm" svg:y1="5.766cm" svg:x2="7.71cm" svg:y2="0.012cm"><text:p/></draw:line><draw:line draw:style-name="gr213" draw:text-style-name="P78" svg:x1="8.347cm" svg:y1="0.012cm" svg:x2="8.347cm" svg:y2="5.766cm"><text:p/></draw:line><draw:frame draw:style-name="gr214" draw:text-style-name="P102" svg:width="0.786cm" svg:height="0.676cm" svg:x="3.768cm" svg:y="2.715cm"><draw:text-box><text:p text:style-name="P100"><text:span text:style-name="T56">O</text:span></text:p></draw:text-box></draw:frame><draw:frame draw:style-name="gr215" draw:text-style-name="P102" svg:width="1.031cm" svg:height="0.676cm" svg:x="4.598cm" svg:y="2.69cm"><draw:text-box><text:p text:style-name="P100"><text:span text:style-name="T56"><text:s text:c="2"/></text:span><text:span text:style-name="T56">1</text:span></text:p></draw:text-box></draw:frame><draw:frame draw:style-name="gr216" draw:text-style-name="P102" svg:width="1.031cm" svg:height="0.676cm" svg:x="3.634cm" svg:y="1.713cm"><draw:text-box><text:p text:style-name="P100"><text:span text:style-name="T56"><text:s text:c="2"/></text:span><text:span text:style-name="T56">1</text:span></text:p></draw:text-box></draw:frame><draw:line draw:style-name="gr217" draw:text-style-name="P78" svg:x1="7.604cm" svg:y1="4.605cm" svg:x2="7.798cm" svg:y2="4.404cm"><text:p/></draw:line><draw:line draw:style-name="gr218" draw:text-style-name="P78" svg:x1="7.805cm" svg:y1="4.605cm" svg:x2="7.604cm" svg:y2="4.404cm"><text:p/></draw:line><draw:line draw:style-name="gr219" draw:text-style-name="P78" svg:x1="4.387cm" svg:y1="3.951cm" svg:x2="4.588cm" svg:y2="3.748cm"><text:p/></draw:line><draw:line draw:style-name="gr220" draw:text-style-name="P78" svg:x1="4.588cm" svg:y1="3.951cm" svg:x2="4.387cm" svg:y2="3.748cm"><text:p/></draw:line><draw:line draw:style-name="gr221" draw:text-style-name="P78" svg:x1="3.12cm" svg:y1="2.02cm" svg:x2="3.318cm" svg:y2="1.819cm"><text:p/></draw:line><draw:line draw:style-name="gr222" draw:text-style-name="P78" svg:x1="3.318cm" svg:y1="2.02cm" svg:x2="3.12cm" svg:y2="1.819cm"><text:p/></draw:line><draw:line draw:style-name="gr223" draw:text-style-name="P78" svg:x1="1.834cm" svg:y1="0.748cm" svg:x2="2.035cm" svg:y2="0.549cm"><text:p/></draw:line><draw:line draw:style-name="gr224" draw:text-style-name="P78" svg:x1="2.035cm" svg:y1="0.748cm" svg:x2="1.834cm" svg:y2="0.549cm"><text:p/></draw:line><draw:line draw:style-name="gr225" draw:text-style-name="P78" svg:x1="1.185cm" svg:y1="2.661cm" svg:x2="1.383cm" svg:y2="2.462cm"><text:p/></draw:line><draw:line draw:style-name="gr226" draw:text-style-name="P78" svg:x1="1.386cm" svg:y1="2.661cm" svg:x2="1.185cm" svg:y2="2.462cm"><text:p/></draw:line><draw:line draw:style-name="gr227" draw:text-style-name="P78" svg:x1="8.25cm" svg:y1="2.018cm" svg:x2="8.451cm" svg:y2="1.819cm"><text:p/></draw:line><draw:line draw:style-name="gr228" draw:text-style-name="P78" svg:x1="8.453cm" svg:y1="2.018cm" svg:x2="8.25cm" svg:y2="1.819cm"><text:p/></draw:line><draw:line draw:style-name="gr229" draw:text-style-name="P78" svg:x1="5.138cm" svg:y1="2.454cm" svg:x2="5.138cm" svg:y2="2.682cm"><text:p/></draw:line><draw:line draw:style-name="gr230" draw:text-style-name="P78" svg:x1="4.607cm" svg:y1="1.924cm" svg:x2="4.383cm" svg:y2="1.924cm"><text:p/></draw:line><draw:line draw:style-name="gr231" draw:text-style-name="P78" svg:x1="8.985cm" svg:y1="0.012cm" svg:x2="8.985cm" svg:y2="5.766cm"><text:p/></draw:line></draw:g></text:p>
      <text:h text:style-name="_5f_Paragraphe" text:outline-level="1"><text:span text:style-name="_5f_Caractères">Dans le repère ci-dessus, place les points :</text:span></text:h>
      <text:section text:style-name="Sect3" text:name="Section14">
        <text:h text:style-name="_5f_Paragraphe" text:outline-level="1"><text:span text:style-name="_5f_Caractères">A(−2 ; 1)</text:span></text:h>
        <text:h text:style-name="_5f_Paragraphe" text:outline-level="1"><text:span text:style-name="_5f_Caractères">B(−4 ; 3)</text:span></text:h>
        <text:h text:style-name="P16" text:outline-level="1"><text:span text:style-name="_5f_Caractères">C(5 ; −3)</text:span></text:h>
        <text:h text:style-name="_5f_Paragraphe" text:outline-level="1"><text:span text:style-name="_5f_Caractères">D(−5 ; 0)</text:span></text:h>
        <text:h text:style-name="P16" text:outline-level="1"><text:span text:style-name="_5f_Caractères">E(0 ; −2)</text:span></text:h>
        <text:h text:style-name="_5f_Paragraphe" text:outline-level="1"><text:span text:style-name="_5f_Caractères">F(6 ; 1)</text:span></text:h>
      </text:section>
      <text:list text:continue-numbering="true" text:style-name="_5f_Numérotation_20_des_20_exercices">
        <text:list-header>
          <text:h text:style-name="P64" text:outline-level="1"><text:span text:style-name="_5f_Caractères"><text:span text:style-name="T11"/></text:span></text:h>
        </text:list-header>
        <text:list-item>
          <text:h text:style-name="P65" text:outline-level="1"><text:span text:style-name="_5f_Caractères"><text:span text:style-name="T11">Donne</text:span></text:span><text:span text:style-name="_5f_Caractères"><text:span text:style-name="T10"> les coordonnées des points A à H </text:span></text:span><text:span text:style-name="_5f_Caractères"><text:span text:style-name="T12">le plus précisément possible</text:span></text:span><text:span text:style-name="_5f_Caractères"><text:span text:style-name="T10">.</text:span></text:span><text:span text:style-name="_5f_Caractères"> </text:span></text:h>
        </text:list-item>
      </text:list>
      <text:h text:style-name="_5f_Paragraphe" text:outline-level="1"><draw:g text:anchor-type="paragraph" draw:z-index="68" draw:name="Group object 5" draw:style-name="gr9"><draw:line draw:style-name="gr10" draw:text-style-name="P78" svg:x1="3.899cm" svg:y1="3.199cm" svg:x2="4.086cm" svg:y2="3.01cm"><text:p/></draw:line><draw:line draw:style-name="gr11" draw:text-style-name="P78" svg:x1="4.086cm" svg:y1="3.199cm" svg:x2="3.899cm" svg:y2="3.01cm"><text:p/></draw:line></draw:g><draw:g text:anchor-type="as-char" draw:z-index="65" draw:name="Forme42" draw:style-name="gr308"><draw:g draw:style-name="gr43"><draw:line draw:style-name="gr47" draw:text-style-name="P87" svg:x1="0.1cm" svg:y1="0cm" svg:x2="0.1cm" svg:y2="5cm"><text:p/></draw:line><draw:line draw:style-name="gr47" draw:text-style-name="P87" svg:x1="0.2cm" svg:y1="0cm" svg:x2="0.2cm" svg:y2="5cm"><text:p/></draw:line><draw:line draw:style-name="gr47" draw:text-style-name="P87" svg:x1="0.3cm" svg:y1="0cm" svg:x2="0.3cm" svg:y2="5cm"><text:p/></draw:line><draw:line draw:style-name="gr47" draw:text-style-name="P87" svg:x1="0.4cm" svg:y1="0cm" svg:x2="0.4cm" svg:y2="5cm"><text:p/></draw:line><draw:line draw:style-name="gr47" draw:text-style-name="P87" svg:x1="0.6cm" svg:y1="0cm" svg:x2="0.6cm" svg:y2="5cm"><text:p/></draw:line><draw:line draw:style-name="gr47" draw:text-style-name="P87" svg:x1="0.7cm" svg:y1="0cm" svg:x2="0.7cm" svg:y2="5cm"><text:p/></draw:line><draw:line draw:style-name="gr47" draw:text-style-name="P87" svg:x1="0.8cm" svg:y1="0cm" svg:x2="0.8cm" svg:y2="5cm"><text:p/></draw:line><draw:line draw:style-name="gr47" draw:text-style-name="P87" svg:x1="0.9cm" svg:y1="0cm" svg:x2="0.9cm" svg:y2="5cm"><text:p/></draw:line><draw:line draw:style-name="gr47" draw:text-style-name="P87" svg:x1="1.1cm" svg:y1="0cm" svg:x2="1.1cm" svg:y2="5cm"><text:p/></draw:line><draw:line draw:style-name="gr47" draw:text-style-name="P87" svg:x1="1.2cm" svg:y1="0cm" svg:x2="1.2cm" svg:y2="5cm"><text:p/></draw:line><draw:line draw:style-name="gr47" draw:text-style-name="P87" svg:x1="1.3cm" svg:y1="0cm" svg:x2="1.3cm" svg:y2="5cm"><text:p/></draw:line><draw:line draw:style-name="gr47" draw:text-style-name="P87" svg:x1="1.4cm" svg:y1="0cm" svg:x2="1.4cm" svg:y2="5cm"><text:p/></draw:line><draw:line draw:style-name="gr47" draw:text-style-name="P87" svg:x1="1.6cm" svg:y1="0cm" svg:x2="1.6cm" svg:y2="5cm"><text:p/></draw:line><draw:line draw:style-name="gr47" draw:text-style-name="P87" svg:x1="1.7cm" svg:y1="0cm" svg:x2="1.7cm" svg:y2="5cm"><text:p/></draw:line><draw:line draw:style-name="gr47" draw:text-style-name="P87" svg:x1="1.8cm" svg:y1="0cm" svg:x2="1.8cm" svg:y2="5cm"><text:p/></draw:line><draw:line draw:style-name="gr47" draw:text-style-name="P87" svg:x1="1.9cm" svg:y1="0cm" svg:x2="1.9cm" svg:y2="5cm"><text:p/></draw:line><draw:line draw:style-name="gr47" draw:text-style-name="P87" svg:x1="2.1cm" svg:y1="0cm" svg:x2="2.1cm" svg:y2="5cm"><text:p/></draw:line><draw:line draw:style-name="gr47" draw:text-style-name="P87" svg:x1="2.2cm" svg:y1="0cm" svg:x2="2.2cm" svg:y2="5cm"><text:p/></draw:line><draw:line draw:style-name="gr47" draw:text-style-name="P87" svg:x1="2.3cm" svg:y1="0cm" svg:x2="2.3cm" svg:y2="5cm"><text:p/></draw:line><draw:line draw:style-name="gr47" draw:text-style-name="P87" svg:x1="2.4cm" svg:y1="0cm" svg:x2="2.4cm" svg:y2="5cm"><text:p/></draw:line><draw:line draw:style-name="gr47" draw:text-style-name="P87" svg:x1="2.6cm" svg:y1="0cm" svg:x2="2.6cm" svg:y2="5cm"><text:p/></draw:line><draw:line draw:style-name="gr47" draw:text-style-name="P87" svg:x1="2.7cm" svg:y1="0cm" svg:x2="2.7cm" svg:y2="5cm"><text:p/></draw:line><draw:line draw:style-name="gr47" draw:text-style-name="P87" svg:x1="2.8cm" svg:y1="0cm" svg:x2="2.8cm" svg:y2="5cm"><text:p/></draw:line><draw:line draw:style-name="gr47" draw:text-style-name="P87" svg:x1="2.9cm" svg:y1="0cm" svg:x2="2.9cm" svg:y2="5cm"><text:p/></draw:line><draw:line draw:style-name="gr47" draw:text-style-name="P87" svg:x1="3.1cm" svg:y1="0cm" svg:x2="3.1cm" svg:y2="5cm"><text:p/></draw:line><draw:line draw:style-name="gr47" draw:text-style-name="P87" svg:x1="3.2cm" svg:y1="0cm" svg:x2="3.2cm" svg:y2="5cm"><text:p/></draw:line><draw:line draw:style-name="gr47" draw:text-style-name="P87" svg:x1="3.3cm" svg:y1="0cm" svg:x2="3.3cm" svg:y2="5cm"><text:p/></draw:line><draw:line draw:style-name="gr47" draw:text-style-name="P87" svg:x1="3.4cm" svg:y1="0cm" svg:x2="3.4cm" svg:y2="5cm"><text:p/></draw:line><draw:line draw:style-name="gr47" draw:text-style-name="P87" svg:x1="3.6cm" svg:y1="0cm" svg:x2="3.6cm" svg:y2="5cm"><text:p/></draw:line><draw:line draw:style-name="gr47" draw:text-style-name="P87" svg:x1="3.7cm" svg:y1="0cm" svg:x2="3.7cm" svg:y2="5cm"><text:p/></draw:line><draw:line draw:style-name="gr47" draw:text-style-name="P87" svg:x1="3.8cm" svg:y1="0cm" svg:x2="3.8cm" svg:y2="5cm"><text:p/></draw:line><draw:line draw:style-name="gr47" draw:text-style-name="P87" svg:x1="3.9cm" svg:y1="0cm" svg:x2="3.9cm" svg:y2="5cm"><text:p/></draw:line><draw:line draw:style-name="gr47" draw:text-style-name="P87" svg:x1="4.1cm" svg:y1="0cm" svg:x2="4.1cm" svg:y2="5cm"><text:p/></draw:line><draw:line draw:style-name="gr47" draw:text-style-name="P87" svg:x1="4.2cm" svg:y1="0cm" svg:x2="4.2cm" svg:y2="5cm"><text:p/></draw:line><draw:line draw:style-name="gr47" draw:text-style-name="P87" svg:x1="4.3cm" svg:y1="0cm" svg:x2="4.3cm" svg:y2="5cm"><text:p/></draw:line><draw:line draw:style-name="gr47" draw:text-style-name="P87" svg:x1="4.4cm" svg:y1="0cm" svg:x2="4.4cm" svg:y2="5cm"><text:p/></draw:line><draw:line draw:style-name="gr47" draw:text-style-name="P87" svg:x1="4.6cm" svg:y1="0cm" svg:x2="4.6cm" svg:y2="5cm"><text:p/></draw:line><draw:line draw:style-name="gr47" draw:text-style-name="P87" svg:x1="4.7cm" svg:y1="0cm" svg:x2="4.7cm" svg:y2="5cm"><text:p/></draw:line><draw:line draw:style-name="gr47" draw:text-style-name="P87" svg:x1="4.8cm" svg:y1="0cm" svg:x2="4.8cm" svg:y2="5cm"><text:p/></draw:line><draw:line draw:style-name="gr47" draw:text-style-name="P87" svg:x1="4.9cm" svg:y1="0cm" svg:x2="4.9cm" svg:y2="5cm"><text:p/></draw:line><draw:line draw:style-name="gr47" draw:text-style-name="P87" svg:x1="5.1cm" svg:y1="0cm" svg:x2="5.1cm" svg:y2="5cm"><text:p/></draw:line><draw:line draw:style-name="gr47" draw:text-style-name="P87" svg:x1="5.2cm" svg:y1="0cm" svg:x2="5.2cm" svg:y2="5cm"><text:p/></draw:line><draw:line draw:style-name="gr47" draw:text-style-name="P87" svg:x1="5.3cm" svg:y1="0cm" svg:x2="5.3cm" svg:y2="5cm"><text:p/></draw:line><draw:line draw:style-name="gr47" draw:text-style-name="P87" svg:x1="5.4cm" svg:y1="0cm" svg:x2="5.4cm" svg:y2="5cm"><text:p/></draw:line><draw:line draw:style-name="gr47" draw:text-style-name="P87" svg:x1="5.6cm" svg:y1="0cm" svg:x2="5.6cm" svg:y2="5cm"><text:p/></draw:line><draw:line draw:style-name="gr47" draw:text-style-name="P87" svg:x1="5.7cm" svg:y1="0cm" svg:x2="5.7cm" svg:y2="5cm"><text:p/></draw:line><draw:line draw:style-name="gr47" draw:text-style-name="P87" svg:x1="5.8cm" svg:y1="0cm" svg:x2="5.8cm" svg:y2="5cm"><text:p/></draw:line><draw:line draw:style-name="gr47" draw:text-style-name="P87" svg:x1="5.9cm" svg:y1="0cm" svg:x2="5.9cm" svg:y2="5cm"><text:p/></draw:line><draw:line draw:style-name="gr47" draw:text-style-name="P87" svg:x1="6.1cm" svg:y1="0cm" svg:x2="6.1cm" svg:y2="5cm"><text:p/></draw:line><draw:line draw:style-name="gr47" draw:text-style-name="P87" svg:x1="6.2cm" svg:y1="0cm" svg:x2="6.2cm" svg:y2="5cm"><text:p/></draw:line><draw:line draw:style-name="gr47" draw:text-style-name="P87" svg:x1="6.3cm" svg:y1="0cm" svg:x2="6.3cm" svg:y2="5cm"><text:p/></draw:line><draw:line draw:style-name="gr47" draw:text-style-name="P87" svg:x1="6.4cm" svg:y1="0cm" svg:x2="6.4cm" svg:y2="5cm"><text:p/></draw:line><draw:line draw:style-name="gr47" draw:text-style-name="P87" svg:x1="6.6cm" svg:y1="0cm" svg:x2="6.6cm" svg:y2="5cm"><text:p/></draw:line><draw:line draw:style-name="gr47" draw:text-style-name="P87" svg:x1="6.7cm" svg:y1="0cm" svg:x2="6.7cm" svg:y2="5cm"><text:p/></draw:line><draw:line draw:style-name="gr47" draw:text-style-name="P87" svg:x1="6.8cm" svg:y1="0cm" svg:x2="6.8cm" svg:y2="5cm"><text:p/></draw:line><draw:line draw:style-name="gr47" draw:text-style-name="P87" svg:x1="6.9cm" svg:y1="0cm" svg:x2="6.9cm" svg:y2="5cm"><text:p/></draw:line><draw:line draw:style-name="gr47" draw:text-style-name="P87" svg:x1="7.1cm" svg:y1="0cm" svg:x2="7.1cm" svg:y2="5cm"><text:p/></draw:line><draw:line draw:style-name="gr47" draw:text-style-name="P87" svg:x1="7.2cm" svg:y1="0cm" svg:x2="7.2cm" svg:y2="5cm"><text:p/></draw:line><draw:line draw:style-name="gr47" draw:text-style-name="P87" svg:x1="7.3cm" svg:y1="0cm" svg:x2="7.3cm" svg:y2="5cm"><text:p/></draw:line><draw:line draw:style-name="gr47" draw:text-style-name="P87" svg:x1="7.4cm" svg:y1="0cm" svg:x2="7.4cm" svg:y2="5cm"><text:p/></draw:line><draw:line draw:style-name="gr47" draw:text-style-name="P87" svg:x1="7.6cm" svg:y1="0cm" svg:x2="7.6cm" svg:y2="5cm"><text:p/></draw:line><draw:line draw:style-name="gr47" draw:text-style-name="P87" svg:x1="7.7cm" svg:y1="0cm" svg:x2="7.7cm" svg:y2="5cm"><text:p/></draw:line><draw:line draw:style-name="gr47" draw:text-style-name="P87" svg:x1="7.8cm" svg:y1="0cm" svg:x2="7.8cm" svg:y2="5cm"><text:p/></draw:line><draw:line draw:style-name="gr47" draw:text-style-name="P87" svg:x1="7.9cm" svg:y1="0cm" svg:x2="7.9cm" svg:y2="5cm"><text:p/></draw:line><draw:line draw:style-name="gr47" draw:text-style-name="P87" svg:x1="8.1cm" svg:y1="0cm" svg:x2="8.1cm" svg:y2="5cm"><text:p/></draw:line><draw:line draw:style-name="gr47" draw:text-style-name="P87" svg:x1="8.2cm" svg:y1="0cm" svg:x2="8.2cm" svg:y2="5cm"><text:p/></draw:line><draw:line draw:style-name="gr47" draw:text-style-name="P87" svg:x1="8.3cm" svg:y1="0cm" svg:x2="8.3cm" svg:y2="5cm"><text:p/></draw:line><draw:line draw:style-name="gr47" draw:text-style-name="P87" svg:x1="8.4cm" svg:y1="0cm" svg:x2="8.4cm" svg:y2="5cm"><text:p/></draw:line><draw:line draw:style-name="gr47" draw:text-style-name="P87" svg:x1="8.6cm" svg:y1="0cm" svg:x2="8.6cm" svg:y2="5cm"><text:p/></draw:line><draw:line draw:style-name="gr47" draw:text-style-name="P87" svg:x1="8.7cm" svg:y1="0cm" svg:x2="8.7cm" svg:y2="5cm"><text:p/></draw:line><draw:line draw:style-name="gr47" draw:text-style-name="P87" svg:x1="8.8cm" svg:y1="0cm" svg:x2="8.8cm" svg:y2="5cm"><text:p/></draw:line><draw:line draw:style-name="gr47" draw:text-style-name="P87" svg:x1="8.9cm" svg:y1="0cm" svg:x2="8.9cm" svg:y2="5cm"><text:p/></draw:line><draw:line draw:style-name="gr47" draw:text-style-name="P87" svg:x1="0cm" svg:y1="0.102cm" svg:x2="9cm" svg:y2="0.102cm"><text:p/></draw:line><draw:line draw:style-name="gr47" draw:text-style-name="P87" svg:x1="0cm" svg:y1="0.2cm" svg:x2="9cm" svg:y2="0.2cm"><text:p/></draw:line><draw:line draw:style-name="gr47" draw:text-style-name="P87" svg:x1="0cm" svg:y1="0.3cm" svg:x2="9cm" svg:y2="0.3cm"><text:p/></draw:line><draw:line draw:style-name="gr47" draw:text-style-name="P87" svg:x1="0cm" svg:y1="0.4cm" svg:x2="9cm" svg:y2="0.4cm"><text:p/></draw:line><draw:line draw:style-name="gr47" draw:text-style-name="P87" svg:x1="0cm" svg:y1="0.6cm" svg:x2="9cm" svg:y2="0.6cm"><text:p/></draw:line><draw:line draw:style-name="gr47" draw:text-style-name="P87" svg:x1="0cm" svg:y1="0.7cm" svg:x2="9cm" svg:y2="0.7cm"><text:p/></draw:line><draw:line draw:style-name="gr47" draw:text-style-name="P87" svg:x1="0cm" svg:y1="0.8cm" svg:x2="9cm" svg:y2="0.8cm"><text:p/></draw:line><draw:line draw:style-name="gr47" draw:text-style-name="P87" svg:x1="0cm" svg:y1="0.901cm" svg:x2="9cm" svg:y2="0.901cm"><text:p/></draw:line><draw:line draw:style-name="gr47" draw:text-style-name="P87" svg:x1="0cm" svg:y1="1.102cm" svg:x2="9cm" svg:y2="1.102cm"><text:p/></draw:line><draw:line draw:style-name="gr47" draw:text-style-name="P87" svg:x1="0cm" svg:y1="1.2cm" svg:x2="9cm" svg:y2="1.2cm"><text:p/></draw:line><draw:line draw:style-name="gr47" draw:text-style-name="P87" svg:x1="0cm" svg:y1="1.3cm" svg:x2="9cm" svg:y2="1.3cm"><text:p/></draw:line><draw:line draw:style-name="gr47" draw:text-style-name="P87" svg:x1="0cm" svg:y1="1.402cm" svg:x2="9cm" svg:y2="1.402cm"><text:p/></draw:line><draw:line draw:style-name="gr47" draw:text-style-name="P87" svg:x1="0cm" svg:y1="1.6cm" svg:x2="9cm" svg:y2="1.6cm"><text:p/></draw:line><draw:line draw:style-name="gr47" draw:text-style-name="P87" svg:x1="0cm" svg:y1="1.7cm" svg:x2="9cm" svg:y2="1.7cm"><text:p/></draw:line><draw:line draw:style-name="gr47" draw:text-style-name="P87" svg:x1="0cm" svg:y1="1.8cm" svg:x2="9cm" svg:y2="1.8cm"><text:p/></draw:line><draw:line draw:style-name="gr47" draw:text-style-name="P87" svg:x1="0cm" svg:y1="1.9cm" svg:x2="9cm" svg:y2="1.9cm"><text:p/></draw:line><draw:line draw:style-name="gr47" draw:text-style-name="P87" svg:x1="0cm" svg:y1="2.1cm" svg:x2="9cm" svg:y2="2.1cm"><text:p/></draw:line><draw:line draw:style-name="gr47" draw:text-style-name="P87" svg:x1="0cm" svg:y1="2.201cm" svg:x2="9cm" svg:y2="2.201cm"><text:p/></draw:line><draw:line draw:style-name="gr47" draw:text-style-name="P87" svg:x1="0cm" svg:y1="2.3cm" svg:x2="9cm" svg:y2="2.3cm"><text:p/></draw:line><draw:line draw:style-name="gr47" draw:text-style-name="P87" svg:x1="0cm" svg:y1="2.402cm" svg:x2="9cm" svg:y2="2.402cm"><text:p/></draw:line><draw:line draw:style-name="gr47" draw:text-style-name="P87" svg:x1="0cm" svg:y1="2.6cm" svg:x2="9cm" svg:y2="2.6cm"><text:p/></draw:line><draw:line draw:style-name="gr47" draw:text-style-name="P87" svg:x1="0cm" svg:y1="2.702cm" svg:x2="9cm" svg:y2="2.702cm"><text:p/></draw:line><draw:line draw:style-name="gr47" draw:text-style-name="P87" svg:x1="0cm" svg:y1="2.8cm" svg:x2="9cm" svg:y2="2.8cm"><text:p/></draw:line><draw:line draw:style-name="gr47" draw:text-style-name="P87" svg:x1="0cm" svg:y1="2.9cm" svg:x2="9cm" svg:y2="2.9cm"><text:p/></draw:line><draw:line draw:style-name="gr47" draw:text-style-name="P87" svg:x1="0cm" svg:y1="3.1cm" svg:x2="9cm" svg:y2="3.1cm"><text:p/></draw:line><draw:line draw:style-name="gr47" draw:text-style-name="P87" svg:x1="0cm" svg:y1="3.2cm" svg:x2="9cm" svg:y2="3.2cm"><text:p/></draw:line><draw:line draw:style-name="gr47" draw:text-style-name="P87" svg:x1="0cm" svg:y1="3.3cm" svg:x2="9cm" svg:y2="3.3cm"><text:p/></draw:line><draw:line draw:style-name="gr47" draw:text-style-name="P87" svg:x1="0cm" svg:y1="3.4cm" svg:x2="9cm" svg:y2="3.4cm"><text:p/></draw:line><draw:line draw:style-name="gr47" draw:text-style-name="P87" svg:x1="0cm" svg:y1="3.6cm" svg:x2="9cm" svg:y2="3.6cm"><text:p/></draw:line><draw:line draw:style-name="gr47" draw:text-style-name="P87" svg:x1="0cm" svg:y1="3.702cm" svg:x2="9cm" svg:y2="3.702cm"><text:p/></draw:line><draw:line draw:style-name="gr47" draw:text-style-name="P87" svg:x1="0cm" svg:y1="3.8cm" svg:x2="9cm" svg:y2="3.8cm"><text:p/></draw:line><draw:line draw:style-name="gr47" draw:text-style-name="P87" svg:x1="0cm" svg:y1="3.9cm" svg:x2="9cm" svg:y2="3.9cm"><text:p/></draw:line><draw:line draw:style-name="gr47" draw:text-style-name="P87" svg:x1="0cm" svg:y1="4.1cm" svg:x2="9cm" svg:y2="4.1cm"><text:p/></draw:line><draw:line draw:style-name="gr47" draw:text-style-name="P87" svg:x1="0cm" svg:y1="4.2cm" svg:x2="9cm" svg:y2="4.2cm"><text:p/></draw:line><draw:line draw:style-name="gr47" draw:text-style-name="P87" svg:x1="0cm" svg:y1="4.3cm" svg:x2="9cm" svg:y2="4.3cm"><text:p/></draw:line><draw:line draw:style-name="gr47" draw:text-style-name="P87" svg:x1="0cm" svg:y1="4.4cm" svg:x2="9cm" svg:y2="4.4cm"><text:p/></draw:line><draw:line draw:style-name="gr47" draw:text-style-name="P87" svg:x1="0cm" svg:y1="4.6cm" svg:x2="9cm" svg:y2="4.6cm"><text:p/></draw:line><draw:line draw:style-name="gr47" draw:text-style-name="P87" svg:x1="0cm" svg:y1="4.7cm" svg:x2="9cm" svg:y2="4.7cm"><text:p/></draw:line><draw:line draw:style-name="gr47" draw:text-style-name="P87" svg:x1="0cm" svg:y1="4.801cm" svg:x2="9cm" svg:y2="4.801cm"><text:p/></draw:line><draw:line draw:style-name="gr47" draw:text-style-name="P87" svg:x1="0cm" svg:y1="4.9cm" svg:x2="9cm" svg:y2="4.9cm"><text:p/></draw:line><draw:line draw:style-name="gr48" draw:text-style-name="P87" svg:x1="0.5cm" svg:y1="0cm" svg:x2="0.5cm" svg:y2="5cm"><text:p/></draw:line><draw:line draw:style-name="gr48" draw:text-style-name="P87" svg:x1="1.5cm" svg:y1="0cm" svg:x2="1.5cm" svg:y2="5cm"><text:p/></draw:line><draw:line draw:style-name="gr48" draw:text-style-name="P87" svg:x1="2.5cm" svg:y1="0cm" svg:x2="2.5cm" svg:y2="5cm"><text:p/></draw:line><draw:line draw:style-name="gr48" draw:text-style-name="P87" svg:x1="3.5cm" svg:y1="0cm" svg:x2="3.5cm" svg:y2="5cm"><text:p/></draw:line><draw:line draw:style-name="gr48" draw:text-style-name="P87" svg:x1="4.5cm" svg:y1="0cm" svg:x2="4.5cm" svg:y2="5cm"><text:p/></draw:line><draw:line draw:style-name="gr48" draw:text-style-name="P87" svg:x1="5.5cm" svg:y1="0cm" svg:x2="5.5cm" svg:y2="5cm"><text:p/></draw:line><draw:line draw:style-name="gr48" draw:text-style-name="P87" svg:x1="6.5cm" svg:y1="0cm" svg:x2="6.5cm" svg:y2="5cm"><text:p/></draw:line><draw:line draw:style-name="gr48" draw:text-style-name="P87" svg:x1="7.5cm" svg:y1="0cm" svg:x2="7.5cm" svg:y2="5cm"><text:p/></draw:line><draw:line draw:style-name="gr48" draw:text-style-name="P87" svg:x1="8.5cm" svg:y1="0cm" svg:x2="8.5cm" svg:y2="5cm"><text:p/></draw:line><draw:line draw:style-name="gr48" draw:text-style-name="P87" svg:x1="0cm" svg:y1="0.5cm" svg:x2="9cm" svg:y2="0.5cm"><text:p/></draw:line><draw:line draw:style-name="gr48" draw:text-style-name="P87" svg:x1="0cm" svg:y1="1.5cm" svg:x2="9cm" svg:y2="1.5cm"><text:p/></draw:line><draw:line draw:style-name="gr48" draw:text-style-name="P87" svg:x1="0cm" svg:y1="2.5cm" svg:x2="9cm" svg:y2="2.5cm"><text:p/></draw:line><draw:line draw:style-name="gr48" draw:text-style-name="P87" svg:x1="0cm" svg:y1="3.501cm" svg:x2="9cm" svg:y2="3.501cm"><text:p/></draw:line><draw:line draw:style-name="gr48" draw:text-style-name="P87" svg:x1="0cm" svg:y1="4.501cm" svg:x2="9cm" svg:y2="4.501cm"><text:p/></draw:line><draw:line draw:style-name="gr49" draw:text-style-name="P87" svg:x1="0cm" svg:y1="0cm" svg:x2="0cm" svg:y2="5cm"><text:p/></draw:line><draw:line draw:style-name="gr49" draw:text-style-name="P87" svg:x1="1cm" svg:y1="0cm" svg:x2="1cm" svg:y2="5cm"><text:p/></draw:line><draw:line draw:style-name="gr49" draw:text-style-name="P87" svg:x1="2cm" svg:y1="0cm" svg:x2="2cm" svg:y2="5cm"><text:p/></draw:line><draw:line draw:style-name="gr49" draw:text-style-name="P87" svg:x1="3cm" svg:y1="0cm" svg:x2="3cm" svg:y2="5cm"><text:p/></draw:line><draw:line draw:style-name="gr49" draw:text-style-name="P87" svg:x1="5cm" svg:y1="0cm" svg:x2="5cm" svg:y2="5cm"><text:p/></draw:line><draw:line draw:style-name="gr49" draw:text-style-name="P87" svg:x1="6cm" svg:y1="0cm" svg:x2="6cm" svg:y2="5cm"><text:p/></draw:line><draw:line draw:style-name="gr49" draw:text-style-name="P87" svg:x1="7cm" svg:y1="0cm" svg:x2="7cm" svg:y2="5cm"><text:p/></draw:line><draw:line draw:style-name="gr49" draw:text-style-name="P87" svg:x1="8cm" svg:y1="0cm" svg:x2="8cm" svg:y2="5cm"><text:p/></draw:line><draw:line draw:style-name="gr49" draw:text-style-name="P87" svg:x1="0cm" svg:y1="0cm" svg:x2="9cm" svg:y2="0cm"><text:p/></draw:line><draw:line draw:style-name="gr49" draw:text-style-name="P87" svg:x1="0cm" svg:y1="1cm" svg:x2="9cm" svg:y2="1cm"><text:p/></draw:line><draw:line draw:style-name="gr49" draw:text-style-name="P87" svg:x1="0cm" svg:y1="2cm" svg:x2="9cm" svg:y2="2cm"><text:p/></draw:line><draw:line draw:style-name="gr309" draw:text-style-name="P87" svg:x1="0cm" svg:y1="3cm" svg:x2="9cm" svg:y2="3cm"><text:p/></draw:line><draw:line draw:style-name="gr49" draw:text-style-name="P87" svg:x1="0cm" svg:y1="4.002cm" svg:x2="9cm" svg:y2="4.002cm"><text:p/></draw:line><draw:line draw:style-name="gr49" draw:text-style-name="P87" svg:x1="9cm" svg:y1="0cm" svg:x2="9cm" svg:y2="5cm"><text:p/></draw:line><draw:line draw:style-name="gr49" draw:text-style-name="P87" svg:x1="0cm" svg:y1="5.002cm" svg:x2="9cm" svg:y2="5.002cm"><text:p/></draw:line><draw:line draw:style-name="gr310" draw:text-style-name="P87" svg:x1="4cm" svg:y1="0cm" svg:x2="4cm" svg:y2="5cm"><text:p/></draw:line></draw:g><draw:g draw:style-name="gr46"><draw:frame draw:style-name="gr311" draw:text-style-name="P118" svg:width="0.207cm" svg:height="0.403cm" svg:x="3.713cm" svg:y="3.062cm"><draw:text-box><text:p text:style-name="P84"><text:span text:style-name="T60">0</text:span></text:p></draw:text-box></draw:frame><draw:frame draw:style-name="gr312" draw:text-style-name="P118" svg:width="0.526cm" svg:height="0.375cm" svg:x="4.777cm" svg:y="3.134cm"><draw:text-box><text:p text:style-name="P84"><text:span text:style-name="T60"><text:s text:c="2"/></text:span><text:span text:style-name="T60">1</text:span></text:p></draw:text-box></draw:frame><draw:frame draw:style-name="gr313" draw:text-style-name="P118" svg:width="0.526cm" svg:height="0.539cm" svg:x="3.33cm" svg:y="1.7cm"><draw:text-box><text:p text:style-name="P84"><text:span text:style-name="T60"><text:s text:c="2"/></text:span><text:span text:style-name="T60">1</text:span></text:p></draw:text-box></draw:frame><draw:line draw:style-name="gr314" draw:text-style-name="P119" svg:x1="5cm" svg:y1="2.85cm" svg:x2="5cm" svg:y2="3.153cm"><text:p/></draw:line><draw:line draw:style-name="gr314" draw:text-style-name="P119" svg:x1="4.164cm" svg:y1="1.997cm" svg:x2="3.861cm" svg:y2="1.997cm"><text:p/></draw:line><draw:g draw:style-name="gr43"><draw:line draw:style-name="gr315" draw:text-style-name="P119" svg:x1="5.427cm" svg:y1="0.383cm" svg:x2="5.628cm" svg:y2="0.586cm"><text:p/></draw:line><draw:line draw:style-name="gr316" draw:text-style-name="P119" svg:x1="5.628cm" svg:y1="0.383cm" svg:x2="5.427cm" svg:y2="0.586cm"><text:p/></draw:line></draw:g><draw:frame draw:style-name="gr317" draw:text-style-name="P118" svg:width="0.221cm" svg:height="0.403cm" svg:x="5.63cm" svg:y="0.049cm"><draw:text-box><text:p text:style-name="P84"><text:span text:style-name="T60">A</text:span></text:p></draw:text-box></draw:frame><draw:g draw:style-name="gr43"><draw:line draw:style-name="gr318" draw:text-style-name="P119" svg:x1="1.594cm" svg:y1="1.392cm" svg:x2="1.797cm" svg:y2="1.595cm"><text:p/></draw:line><draw:line draw:style-name="gr319" draw:text-style-name="P119" svg:x1="1.797cm" svg:y1="1.392cm" svg:x2="1.594cm" svg:y2="1.595cm"><text:p/></draw:line></draw:g><draw:frame draw:style-name="gr320" draw:text-style-name="P118" svg:width="0.223cm" svg:height="0.406cm" svg:x="1.408cm" svg:y="1.057cm"><draw:text-box><text:p text:style-name="P84"><text:span text:style-name="T60">B</text:span></text:p></draw:text-box></draw:frame><draw:g draw:style-name="gr43"><draw:line draw:style-name="gr321" draw:text-style-name="P119" svg:x1="1.09cm" svg:y1="3.612cm" svg:x2="1.293cm" svg:y2="3.815cm"><text:p/></draw:line><draw:line draw:style-name="gr322" draw:text-style-name="P119" svg:x1="1.293cm" svg:y1="3.612cm" svg:x2="1.09cm" svg:y2="3.815cm"><text:p/></draw:line></draw:g><draw:frame draw:style-name="gr323" draw:text-style-name="P118" svg:width="0.227cm" svg:height="0.403cm" svg:x="1.307cm" svg:y="3.261cm"><draw:text-box><text:p text:style-name="P84"><text:span text:style-name="T60">C</text:span></text:p></draw:text-box></draw:frame><draw:g draw:style-name="gr43"><draw:line draw:style-name="gr324" draw:text-style-name="P119" svg:x1="6.4cm" svg:y1="4.614cm" svg:x2="6.599cm" svg:y2="4.817cm"><text:p/></draw:line><draw:line draw:style-name="gr325" draw:text-style-name="P119" svg:x1="6.599cm" svg:y1="4.614cm" svg:x2="6.4cm" svg:y2="4.817cm"><text:p/></draw:line></draw:g><draw:frame draw:style-name="gr326" draw:text-style-name="P118" svg:width="0.249cm" svg:height="0.403cm" svg:x="6.683cm" svg:y="4.516cm"><draw:text-box><text:p text:style-name="P84"><text:span text:style-name="T60">D</text:span></text:p></draw:text-box></draw:frame><draw:g draw:style-name="gr43"><draw:line draw:style-name="gr327" draw:text-style-name="P119" svg:x1="6.501cm" svg:y1="1.59cm" svg:x2="6.702cm" svg:y2="1.789cm"><text:p/></draw:line><draw:line draw:style-name="gr328" draw:text-style-name="P119" svg:x1="6.702cm" svg:y1="1.59cm" svg:x2="6.501cm" svg:y2="1.789cm"><text:p/></draw:line></draw:g><draw:frame draw:style-name="gr329" draw:text-style-name="P118" svg:width="0.251cm" svg:height="0.406cm" svg:x="6.613cm" svg:y="1.215cm"><draw:text-box><text:p text:style-name="P84"><text:span text:style-name="T60">G</text:span></text:p></draw:text-box></draw:frame><draw:g draw:style-name="gr43"><draw:line draw:style-name="gr330" draw:text-style-name="P119" svg:x1="3.9cm" svg:y1="1.39cm" svg:x2="4.099cm" svg:y2="1.591cm"><text:p/></draw:line><draw:line draw:style-name="gr331" draw:text-style-name="P119" svg:x1="4.099cm" svg:y1="1.39cm" svg:x2="3.9cm" svg:y2="1.591cm"><text:p/></draw:line></draw:g><draw:frame draw:style-name="gr332" draw:text-style-name="P118" svg:width="0.218cm" svg:height="0.403cm" svg:x="4.138cm" svg:y="1.037cm"><draw:text-box><text:p text:style-name="P84"><text:span text:style-name="T60">E</text:span></text:p></draw:text-box></draw:frame><draw:g draw:style-name="gr43"><draw:line draw:style-name="gr333" draw:text-style-name="P119" svg:x1="2.501cm" svg:y1="2.904cm" svg:x2="2.702cm" svg:y2="3.103cm"><text:p/></draw:line><draw:line draw:style-name="gr334" draw:text-style-name="P119" svg:x1="2.702cm" svg:y1="2.904cm" svg:x2="2.501cm" svg:y2="3.103cm"><text:p/></draw:line></draw:g><draw:frame draw:style-name="gr332" draw:text-style-name="P118" svg:width="0.218cm" svg:height="0.403cm" svg:x="2.686cm" svg:y="2.579cm"><draw:text-box><text:p text:style-name="P84"><text:span text:style-name="T60">F</text:span></text:p></draw:text-box></draw:frame><draw:g draw:style-name="gr43"><draw:line draw:style-name="gr335" draw:text-style-name="P119" svg:x1="2.198cm" svg:y1="4.616cm" svg:x2="2.399cm" svg:y2="4.819cm"><text:p/></draw:line><draw:line draw:style-name="gr336" draw:text-style-name="P119" svg:x1="2.399cm" svg:y1="4.616cm" svg:x2="2.198cm" svg:y2="4.819cm"><text:p/></draw:line></draw:g><draw:frame draw:style-name="gr337" draw:text-style-name="P118" svg:width="0.242cm" svg:height="0.403cm" svg:x="2.427cm" svg:y="4.292cm"><draw:text-box><text:p text:style-name="P84"><text:span text:style-name="T60">H</text:span></text:p></draw:text-box></draw:frame></draw:g></draw:g></text:h>
      <text:section text:style-name="Sect4" text:name="Section15">
        <text:h text:style-name="P19" text:outline-level="1"><text:span text:style-name="_5f_Caractères"><text:span text:style-name="T27">A(</text:span></text:span><text:span text:style-name="_5f_pointillés_20_gris"><text:span text:style-name="T23">1,5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2,5</text:span></text:span><text:span text:style-name="_5f_Caractères"><text:span text:style-name="T27">)</text:span></text:span></text:h>
        <text:h text:style-name="P19" text:outline-level="1"><text:span text:style-name="_5f_Caractères"><text:span text:style-name="T27">B(</text:span></text:span><text:span text:style-name="_5f_Caractères"><text:span text:style-name="T29">−</text:span></text:span><text:span text:style-name="_5f_Caractères"><text:span text:style-name="T30">2</text:span></text:span><text:span text:style-name="_5f_pointillés_20_gris"><text:span text:style-name="T23">,3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1,5</text:span></text:span><text:span text:style-name="_5f_Caractères"><text:span text:style-name="T27">)</text:span></text:span></text:h>
        <text:h text:style-name="P21" text:outline-level="1"><text:span text:style-name="_5f_Caractères"><text:span text:style-name="T27">C(</text:span></text:span><text:span text:style-name="_5f_Caractères"><text:span text:style-name="T30">−2</text:span></text:span><text:span text:style-name="_5f_pointillés_20_gris"><text:span text:style-name="T23">,8</text:span></text:span><text:span text:style-name="_5f_pointillés_20_gris"><text:span text:style-name="T28"> </text:span></text:span><text:span text:style-name="_5f_Caractères"><text:span text:style-name="T30">; 0,7</text:span></text:span><text:span text:style-name="_5f_Caractères"><text:span text:style-name="T27">)</text:span></text:span></text:h>
        <text:h text:style-name="P19" text:outline-level="1"><text:span text:style-name="_5f_Caractères"><text:span text:style-name="T27">D(</text:span></text:span><text:span text:style-name="_5f_Caractères"><text:span text:style-name="T30">2</text:span></text:span><text:span text:style-name="_5f_pointillés_20_gris"><text:span text:style-name="T23">,5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−1,7</text:span></text:span><text:span text:style-name="_5f_Caractères"><text:span text:style-name="T27">)</text:span></text:span></text:h>
        <text:h text:style-name="P21" text:outline-level="1"><text:span text:style-name="_5f_Caractères"><text:span text:style-name="T27">E(</text:span></text:span><text:span text:style-name="_5f_pointillés_20_gris"><text:span text:style-name="T23">0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1,5</text:span></text:span><text:span text:style-name="_5f_Caractères"><text:span text:style-name="T27">)</text:span></text:span></text:h>
        <text:h text:style-name="P19" text:outline-level="1"><text:span text:style-name="_5f_Caractères"><text:span text:style-name="T27">F(</text:span></text:span><text:span text:style-name="_5f_Caractères"><text:span text:style-name="T30">−1</text:span></text:span><text:span text:style-name="_5f_pointillés_20_gris"><text:span text:style-name="T23">,4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0</text:span></text:span><text:span text:style-name="_5f_Caractères"><text:span text:style-name="T27">)</text:span></text:span></text:h>
        <text:h text:style-name="P21" text:outline-level="1"><text:span text:style-name="_5f_Caractères"><text:span text:style-name="T27">G(</text:span></text:span><text:span text:style-name="_5f_Caractères"><text:span text:style-name="T30">2</text:span></text:span><text:span text:style-name="_5f_pointillés_20_gris"><text:span text:style-name="T23">,6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1,3</text:span></text:span><text:span text:style-name="_5f_Caractères"><text:span text:style-name="T27">)</text:span></text:span></text:h>
        <text:h text:style-name="P23" text:outline-level="1"><text:span text:style-name="_5f_Caractères"><text:span text:style-name="T27">H(</text:span></text:span><text:span text:style-name="_5f_Caractères"><text:span text:style-name="T23">−1,7</text:span></text:span><text:span text:style-name="_5f_pointillés_20_gris"><text:span text:style-name="T27"> </text:span></text:span><text:span text:style-name="_5f_Caractères"><text:span text:style-name="T27">; </text:span></text:span><text:span text:style-name="_5f_Caractères"><text:span text:style-name="T30">−1,7</text:span></text:span><text:span text:style-name="_5f_Caractères"><text:span text:style-name="T27">)</text:span></text:span></text:h>
      </text:section>
      <text:list text:continue-numbering="true" text:style-name="_5f_Numérotation_20_des_20_exercices">
        <text:list-item>
          <text:h text:style-name="P69" text:outline-level="1"><text:span text:style-name="_5f_Caractères">Dans le repère ci-dessous :</text:span></text:h>
        </text:list-item>
      </text:list>
      <text:h text:style-name="P2" text:outline-level="1"><draw:g text:anchor-type="paragraph" draw:z-index="75" draw:name="Forme9" draw:style-name="gr140"><draw:frame draw:style-name="gr141" draw:text-style-name="P93" svg:width="0.246cm" svg:height="0.417cm" svg:x="2.377cm" svg:y="4.071cm"><draw:text-box><text:p text:style-name="P82"><text:span text:style-name="T52">A</text:span></text:p></draw:text-box></draw:frame><draw:frame draw:style-name="gr142" draw:text-style-name="P93" svg:width="0.276cm" svg:height="0.417cm" svg:x="6.867cm" svg:y="2.981cm"><draw:text-box><text:p text:style-name="P82"><text:span text:style-name="T52">D</text:span></text:p></draw:text-box></draw:frame><draw:frame draw:style-name="gr143" draw:text-style-name="P93" svg:width="0.251cm" svg:height="0.417cm" svg:x="5.835cm" svg:y="0.393cm"><draw:text-box><text:p text:style-name="P82"><text:span text:style-name="T52">C</text:span></text:p></draw:text-box></draw:frame><draw:frame draw:style-name="gr144" draw:text-style-name="P93" svg:width="0.309cm" svg:height="0.417cm" svg:x="1.988cm" svg:y="1.454cm"><draw:text-box><text:p text:style-name="P82"><text:span text:style-name="T52">M</text:span></text:p></draw:text-box></draw:frame><draw:line draw:style-name="gr145" draw:text-style-name="P94" svg:x1="1.275cm" svg:y1="0.785cm" svg:x2="7.754cm" svg:y2="0.785cm"><text:p/></draw:line><draw:line draw:style-name="gr146" draw:text-style-name="P94" svg:x1="1.817cm" svg:y1="0.249cm" svg:x2="1.817cm" svg:y2="5.647cm"><text:p/></draw:line><draw:line draw:style-name="gr147" draw:text-style-name="P94" svg:x1="2.355cm" svg:y1="0.249cm" svg:x2="2.355cm" svg:y2="5.638cm"><text:p/></draw:line><draw:line draw:style-name="gr148" draw:text-style-name="P94" svg:x1="2.891cm" svg:y1="0.249cm" svg:x2="2.891cm" svg:y2="5.638cm"><text:p/></draw:line><draw:line draw:style-name="gr149" draw:text-style-name="P94" svg:x1="3.429cm" svg:y1="0.249cm" svg:x2="3.429cm" svg:y2="5.638cm"><text:p/></draw:line><draw:line draw:style-name="gr150" draw:text-style-name="P94" svg:x1="3.976cm" svg:y1="0.249cm" svg:x2="3.976cm" svg:y2="5.638cm"><text:p/></draw:line><draw:line draw:style-name="gr151" draw:text-style-name="P94" svg:x1="4.521cm" svg:y1="0.249cm" svg:x2="4.521cm" svg:y2="5.638cm"><text:p/></draw:line><draw:line draw:style-name="gr152" draw:text-style-name="P94" svg:x1="5.05cm" svg:y1="0.249cm" svg:x2="5.05cm" svg:y2="5.638cm"><text:p/></draw:line><draw:line draw:style-name="gr153" draw:text-style-name="P94" svg:x1="5.597cm" svg:y1="0.249cm" svg:x2="5.597cm" svg:y2="5.638cm"><text:p/></draw:line><draw:line draw:style-name="gr154" draw:text-style-name="P94" svg:x1="6.135cm" svg:y1="0.249cm" svg:x2="6.135cm" svg:y2="5.638cm"><text:p/></draw:line><draw:line draw:style-name="gr155" draw:text-style-name="P94" svg:x1="6.664cm" svg:y1="0.249cm" svg:x2="6.664cm" svg:y2="5.638cm"><text:p/></draw:line><draw:line draw:style-name="gr156" draw:text-style-name="P94" svg:x1="7.214cm" svg:y1="0.249cm" svg:x2="7.214cm" svg:y2="5.638cm"><text:p/></draw:line><draw:line draw:style-name="gr157" draw:text-style-name="P94" svg:x1="7.747cm" svg:y1="0.249cm" svg:x2="7.747cm" svg:y2="5.638cm"><text:p/></draw:line><draw:line draw:style-name="gr158" draw:text-style-name="P94" svg:x1="1.279cm" svg:y1="0.249cm" svg:x2="1.279cm" svg:y2="5.647cm"><text:p/></draw:line><draw:line draw:style-name="gr159" draw:text-style-name="P94" svg:x1="1.275cm" svg:y1="1.323cm" svg:x2="7.754cm" svg:y2="1.323cm"><text:p/></draw:line><draw:line draw:style-name="gr160" draw:text-style-name="P94" svg:x1="1.275cm" svg:y1="1.863cm" svg:x2="7.754cm" svg:y2="1.863cm"><text:p/></draw:line><draw:line draw:style-name="gr161" draw:text-style-name="P94" svg:x1="1.275cm" svg:y1="2.406cm" svg:x2="7.754cm" svg:y2="2.406cm"><text:p/></draw:line><draw:line draw:style-name="gr162" draw:text-style-name="P94" svg:x1="1.275cm" svg:y1="2.942cm" svg:x2="7.754cm" svg:y2="2.942cm"><text:p/></draw:line><draw:line draw:style-name="gr163" draw:text-style-name="P94" svg:x1="1.275cm" svg:y1="3.482cm" svg:x2="7.754cm" svg:y2="3.482cm"><text:p/></draw:line><draw:line draw:style-name="gr164" draw:text-style-name="P94" svg:x1="1.275cm" svg:y1="4.022cm" svg:x2="7.754cm" svg:y2="4.022cm"><text:p/></draw:line><draw:line draw:style-name="gr165" draw:text-style-name="P94" svg:x1="1.275cm" svg:y1="4.563cm" svg:x2="7.754cm" svg:y2="4.563cm"><text:p/></draw:line><draw:line draw:style-name="gr166" draw:text-style-name="P94" svg:x1="1.275cm" svg:y1="5.098cm" svg:x2="7.754cm" svg:y2="5.098cm"><text:p/></draw:line><draw:frame draw:style-name="gr167" draw:text-style-name="P95" svg:width="0.311cm" svg:height="0.417cm" svg:x="4.148cm" svg:y="3.131cm"><draw:text-box><text:p text:style-name="P82"><text:span text:style-name="T53">O</text:span></text:p></draw:text-box></draw:frame><draw:frame draw:style-name="gr168" draw:text-style-name="P95" svg:width="0.525cm" svg:height="0.417cm" svg:x="3.879cm" svg:y="1.681cm"><draw:text-box><text:p text:style-name="P82"><text:span text:style-name="T53"><text:s text:c="2"/></text:span><text:span text:style-name="T53">1</text:span></text:p></draw:text-box></draw:frame><draw:frame draw:style-name="gr169" draw:text-style-name="P95" svg:width="0.525cm" svg:height="0.417cm" svg:x="5.284cm" svg:y="3.055cm"><draw:text-box><text:p text:style-name="P82"><text:span text:style-name="T53"><text:s text:c="2"/></text:span><text:span text:style-name="T53">1</text:span></text:p></draw:text-box></draw:frame><draw:line draw:style-name="gr170" draw:text-style-name="P96" svg:x1="2.249cm" svg:y1="1.978cm" svg:x2="2.457cm" svg:y2="1.759cm"><text:p/></draw:line><draw:line draw:style-name="gr171" draw:text-style-name="P96" svg:x1="2.464cm" svg:y1="1.978cm" svg:x2="2.249cm" svg:y2="1.759cm"><text:p/></draw:line><draw:line draw:style-name="gr172" draw:text-style-name="P94" svg:x1="4.642cm" svg:y1="1.863cm" svg:x2="4.397cm" svg:y2="1.863cm"><text:p/></draw:line><draw:line draw:style-name="gr173" draw:text-style-name="P94" svg:x1="5.597cm" svg:y1="2.822cm" svg:x2="5.597cm" svg:y2="3.062cm"><text:p/></draw:line><draw:line draw:style-name="gr174" draw:text-style-name="P94" svg:x1="1.279cm" svg:y1="0.247cm" svg:x2="7.758cm" svg:y2="0.247cm"><text:p/></draw:line><draw:line draw:style-name="gr175" draw:text-style-name="P94" svg:x1="1.279cm" svg:y1="5.646cm" svg:x2="7.758cm" svg:y2="5.646cm"><text:p/></draw:line><draw:line draw:style-name="gr176" draw:text-style-name="P97" svg:x1="2.249cm" svg:y1="4.142cm" svg:x2="2.457cm" svg:y2="3.923cm"><text:p/></draw:line><draw:line draw:style-name="gr171" draw:text-style-name="P96" svg:x1="2.464cm" svg:y1="4.142cm" svg:x2="2.249cm" svg:y2="3.923cm"><text:p/></draw:line><draw:line draw:style-name="gr177" draw:text-style-name="P97" svg:x1="6.56cm" svg:y1="1.978cm" svg:x2="6.768cm" svg:y2="1.759cm"><text:p/></draw:line><draw:line draw:style-name="gr178" draw:text-style-name="P94" svg:x1="6.775cm" svg:y1="1.978cm" svg:x2="6.56cm" svg:y2="1.759cm"><text:p/></draw:line><draw:frame draw:style-name="gr179" draw:text-style-name="P93" svg:width="0.246cm" svg:height="0.417cm" svg:x="6.729cm" svg:y="1.288cm"><draw:text-box><text:p text:style-name="P82"><text:span text:style-name="T52">B</text:span></text:p></draw:text-box></draw:frame><draw:line draw:style-name="gr180" draw:text-style-name="P97" svg:x1="6.038cm" svg:y1="0.879cm" svg:x2="6.246cm" svg:y2="0.66cm"><text:p/></draw:line><draw:line draw:style-name="gr181" draw:text-style-name="P97" svg:x1="6.253cm" svg:y1="0.879cm" svg:x2="6.038cm" svg:y2="0.66cm"><text:p/></draw:line><draw:line draw:style-name="gr182" draw:text-style-name="P98" svg:x1="1.817cm" svg:y1="4.33cm" svg:x2="7.477cm" svg:y2="1.48cm"><text:p/></draw:line><draw:line draw:style-name="gr176" draw:text-style-name="P97" svg:x1="7.121cm" svg:y1="3.038cm" svg:x2="7.327cm" svg:y2="2.819cm"><text:p/></draw:line><draw:line draw:style-name="gr181" draw:text-style-name="P97" svg:x1="7.334cm" svg:y1="3.038cm" svg:x2="7.121cm" svg:y2="2.819cm"><text:p/></draw:line><draw:line draw:style-name="gr183" draw:text-style-name="P99" svg:x1="6.123cm" svg:y1="0.821cm" svg:x2="7.215cm" svg:y2="2.982cm"><text:p/></draw:line></draw:g></text:h>
      <text:list text:continue-numbering="true" text:style-name="_5f_Numérotation_20_des_20_exercices">
        <text:list-item>
          <text:list>
            <text:list-item>
              <text:p text:style-name="P61"><text:span text:style-name="_5f_Caractères">Place le point A, symétrique du point M par rapport à l'axe des abscisses.</text:span></text:p>
            </text:list-item>
          </text:list>
        </text:list-item>
      </text:list>
      <text:h text:style-name="P19" text:outline-level="1"><text:span text:style-name="_5f_Caractères">Donne ses coordonnées :</text:span><text:span text:style-name="_5f_pointillés_20_gris"><text:tab/></text:span><text:span text:style-name="_5f_Caractères">A(</text:span><text:span text:style-name="_5f_Caractères"><text:span text:style-name="T31">−2 ; −1</text:span></text:span><text:span text:style-name="_5f_Caractères">).</text:span></text:h>
      <text:list text:continue-numbering="true" text:style-name="_5f_Numérotation_20_des_20_exercices">
        <text:list-item>
          <text:list>
            <text:list-item>
              <text:p text:style-name="P61"><text:span text:style-name="_5f_Caractères">Place le point B, symétrique du point M par rapport à l'axe des ordonnées. </text:span></text:p>
            </text:list-item>
          </text:list>
        </text:list-item>
      </text:list>
      <text:h text:style-name="P19" text:outline-level="1"><text:span text:style-name="_5f_Caractères">Donne ses coordonnées :</text:span><text:span text:style-name="_5f_pointillés_20_gris"><text:tab/></text:span><text:span text:style-name="_5f_Caractères">B(</text:span><text:span text:style-name="_5f_Caractères"><text:span text:style-name="T31">2 ; 1</text:span></text:span><text:span text:style-name="_5f_Caractères">).</text:span></text:h>
      <text:p text:style-name="P22"><text:span text:style-name="_5f_Caractères">Que dire des coordonnées des points A et B ? <text:s/></text:span><text:span text:style-name="_5f_Correction_20_surligné"><text:span text:style-name="T40">Les coordonnées des points A et B sont opposées.</text:span></text:span></text:p>
      <text:p text:style-name="P22"><text:span text:style-name="_5f_Caractères">Quelle est la position des points A et B par rapport à l'origine O ? </text:span><text:span text:style-name="_5f_Correction_20_surligné"><text:span text:style-name="T40">Les points A et B s</text:span></text:span><text:span text:style-name="_5f_Correction_20_surligné"><text:span text:style-name="T41">emblent</text:span></text:span><text:span text:style-name="_5f_Correction_20_surligné"><text:span text:style-name="T40"> symétriques par rapport à l'origine O.</text:span></text:span></text:p>
      <text:list text:continue-numbering="true" text:style-name="_5f_Numérotation_20_des_20_exercices">
        <text:list-item>
          <text:list>
            <text:list-item>
              <text:p text:style-name="P61"><text:span text:style-name="_5f_Caractères">Place le point C de coordonnées (1,5 ; 2).</text:span></text:p>
            </text:list-item>
            <text:list-item>
              <text:p text:style-name="P61"><text:span text:style-name="_5f_Caractères">Place le point D, symétrique du point C par rapport à la droite (AB).</text:span></text:p>
            </text:list-item>
          </text:list>
        </text:list-item>
      </text:list>
      <text:h text:style-name="P19" text:outline-level="1"><text:span text:style-name="_5f_Caractères">Donne ses coordonnées :</text:span><text:span text:style-name="_5f_pointillés_20_gris"><text:tab/></text:span><text:span text:style-name="_5f_Caractères">D(</text:span><text:span text:style-name="_5f_Caractères"><text:span text:style-name="T31">2,</text:span></text:span><text:span text:style-name="_5f_Caractères"><text:span text:style-name="T32">5</text:span></text:span><text:span text:style-name="_5f_Caractères"><text:span text:style-name="T31"> ; </text:span></text:span><text:span text:style-name="_5f_Caractères"><text:span text:style-name="T32">0</text:span></text:span><text:span text:style-name="_5f_Caractères">).</text:span></text:h>
      <text:list text:continue-numbering="true" text:style-name="_5f_Numérotation_20_des_20_exercices">
        <text:list-item>
          <text:h text:style-name="P70" text:outline-level="1"><text:soft-page-break/><text:span text:style-name="_5f_Caractères"><text:span text:style-name="T13">Après avoir observ</text:span></text:span><text:span text:style-name="_5f_Caractères"><text:span text:style-name="T14">é</text:span></text:span><text:span text:style-name="_5f_Caractères"><text:span text:style-name="T13"> la </text:span></text:span><text:span text:style-name="_5f_Caractères"><text:span text:style-name="T15">p</text:span></text:span><text:span text:style-name="_5f_Caractères"><text:span text:style-name="T13">osition des divers points de la figure ci-dessous, indique :</text:span></text:span><text:span text:style-name="_5f_Caractères"> <text:s/></text:span></text:h>
        </text:list-item>
      </text:list>
      <text:p text:style-name="P4"><draw:g text:anchor-type="paragraph" draw:z-index="69" draw:name="Group object 7" draw:style-name="gr9"><draw:line draw:style-name="gr10" draw:text-style-name="P78" svg:x1="4.15cm" svg:y1="2.693cm" svg:x2="4.337cm" svg:y2="2.504cm"><text:p/></draw:line><draw:line draw:style-name="gr11" draw:text-style-name="P78" svg:x1="4.337cm" svg:y1="2.693cm" svg:x2="4.15cm" svg:y2="2.504cm"><text:p/></draw:line></draw:g><draw:line text:anchor-type="paragraph" draw:z-index="77" draw:name="Ligne horizontale 2" draw:style-name="gr84" draw:text-style-name="P72" svg:x1="0.328cm" svg:y1="1.887cm" svg:x2="8.828cm" svg:y2="1.887cm"><text:p/></draw:line><draw:line text:anchor-type="paragraph" draw:z-index="78" draw:name="Ligne verticale 1" draw:style-name="gr83" draw:text-style-name="P72" svg:x1="6.391cm" svg:y1="0.081cm" svg:x2="6.391cm" svg:y2="5.494cm"><text:p/></draw:line><draw:g text:anchor-type="as-char" svg:y="-1.028cm" draw:z-index="76" draw:name="Forme44" draw:style-name="gr85"><draw:line draw:style-name="gr86" draw:text-style-name="P91" svg:x1="0cm" svg:y1="0.684cm" svg:x2="8.499cm" svg:y2="0.684cm"><text:p/></draw:line><draw:line draw:style-name="gr87" draw:text-style-name="P91" svg:x1="0cm" svg:y1="5.501cm" svg:x2="0cm" svg:y2="0.094cm"><text:p/></draw:line><draw:line draw:style-name="gr88" draw:text-style-name="P91" svg:x1="1.819cm" svg:y1="0.097cm" svg:x2="1.823cm" svg:y2="5.508cm"><text:p/></draw:line><draw:line draw:style-name="gr89" draw:text-style-name="P91" svg:x1="0cm" svg:y1="0.09cm" svg:x2="8.499cm" svg:y2="0.09cm"><text:p/></draw:line><draw:line draw:style-name="gr90" draw:text-style-name="P91" svg:x1="0.004cm" svg:y1="1.282cm" svg:x2="8.491cm" svg:y2="1.282cm"><text:p/></draw:line><draw:line draw:style-name="gr91" draw:text-style-name="P91" svg:x1="0.004cm" svg:y1="1.887cm" svg:x2="8.501cm" svg:y2="1.887cm"><text:p/></draw:line><draw:line draw:style-name="gr92" draw:text-style-name="P91" svg:x1="0.004cm" svg:y1="3.09cm" svg:x2="8.501cm" svg:y2="3.09cm"><text:p/></draw:line><draw:line draw:style-name="gr93" draw:text-style-name="P91" svg:x1="0.004cm" svg:y1="4.3cm" svg:x2="8.501cm" svg:y2="4.3cm"><text:p/></draw:line><draw:line draw:style-name="gr94" draw:text-style-name="P91" svg:x1="0.004cm" svg:y1="3.695cm" svg:x2="8.501cm" svg:y2="3.695cm"><text:p/></draw:line><draw:line draw:style-name="gr95" draw:text-style-name="P91" svg:x1="0.004cm" svg:y1="4.905cm" svg:x2="8.501cm" svg:y2="4.905cm"><text:p/></draw:line><draw:line draw:style-name="gr96" draw:text-style-name="P91" svg:x1="0.004cm" svg:y1="5.503cm" svg:x2="8.501cm" svg:y2="5.503cm"><text:p/></draw:line><draw:line draw:style-name="gr97" draw:text-style-name="P91" svg:x1="0.604cm" svg:y1="0.09cm" svg:x2="0.604cm" svg:y2="5.495cm"><text:p/></draw:line><draw:line draw:style-name="gr98" draw:text-style-name="P91" svg:x1="1.21cm" svg:y1="0.09cm" svg:x2="1.21cm" svg:y2="5.495cm"><text:p/></draw:line><draw:line draw:style-name="gr99" draw:text-style-name="P91" svg:x1="2.423cm" svg:y1="0.09cm" svg:x2="2.423cm" svg:y2="5.495cm"><text:p/></draw:line><draw:line draw:style-name="gr100" draw:text-style-name="P91" svg:x1="3.029cm" svg:y1="0.09cm" svg:x2="3.033cm" svg:y2="5.495cm"><text:p/></draw:line><draw:line draw:style-name="gr101" draw:text-style-name="P91" svg:x1="3.636cm" svg:y1="0.09cm" svg:x2="3.638cm" svg:y2="5.495cm"><text:p/></draw:line><draw:line draw:style-name="gr102" draw:text-style-name="P91" svg:x1="4.853cm" svg:y1="0.09cm" svg:x2="4.853cm" svg:y2="5.495cm"><text:p/></draw:line><draw:line draw:style-name="gr103" draw:text-style-name="P91" svg:x1="5.458cm" svg:y1="0.09cm" svg:x2="5.458cm" svg:y2="5.495cm"><text:p/></draw:line><draw:line draw:style-name="gr104" draw:text-style-name="P91" svg:x1="6.066cm" svg:y1="0.09cm" svg:x2="6.066cm" svg:y2="5.495cm"><text:p/></draw:line><draw:line draw:style-name="gr105" draw:text-style-name="P91" svg:x1="6.672cm" svg:y1="0.09cm" svg:x2="6.672cm" svg:y2="5.495cm"><text:p/></draw:line><draw:line draw:style-name="gr106" draw:text-style-name="P91" svg:x1="7.282cm" svg:y1="5.495cm" svg:x2="7.282cm" svg:y2="0.09cm"><text:p/></draw:line><draw:line draw:style-name="gr107" draw:text-style-name="P91" svg:x1="7.885cm" svg:y1="0.09cm" svg:x2="7.885cm" svg:y2="5.495cm"><text:p/></draw:line><draw:frame draw:style-name="gr108" draw:text-style-name="P92" svg:width="0.784cm" svg:height="0.664cm" svg:x="3.544cm" svg:y="2.633cm"><draw:text-box><text:p text:style-name="P82"><text:span text:style-name="T51">O</text:span></text:p></draw:text-box></draw:frame><draw:frame draw:style-name="gr109" draw:text-style-name="P92" svg:width="1.066cm" svg:height="0.664cm" svg:x="4.304cm" svg:y="2.593cm"><draw:text-box><text:p text:style-name="P82"><text:span text:style-name="T51"><text:s text:c="3"/></text:span><text:span text:style-name="T51">1</text:span></text:p></draw:text-box></draw:frame><draw:frame draw:style-name="gr110" draw:text-style-name="P92" svg:width="1.114cm" svg:height="0.664cm" svg:x="3.388cm" svg:y="1.554cm"><draw:text-box><text:p text:style-name="P82"><text:span text:style-name="T51"><text:s text:c="2"/></text:span><text:span text:style-name="T51">1</text:span></text:p></draw:text-box></draw:frame><draw:line draw:style-name="gr111" draw:text-style-name="P91" svg:x1="2.327cm" svg:y1="2.588cm" svg:x2="2.51cm" svg:y2="2.399cm"><text:p/></draw:line><draw:line draw:style-name="gr112" draw:text-style-name="P91" svg:x1="2.517cm" svg:y1="2.588cm" svg:x2="2.327cm" svg:y2="2.399cm"><text:p/></draw:line><draw:line draw:style-name="gr113" draw:text-style-name="P91" svg:x1="4.755cm" svg:y1="3.789cm" svg:x2="4.945cm" svg:y2="3.598cm"><text:p/></draw:line><draw:line draw:style-name="gr114" draw:text-style-name="P91" svg:x1="4.945cm" svg:y1="3.789cm" svg:x2="4.755cm" svg:y2="3.598cm"><text:p/></draw:line><draw:g draw:style-name="gr43"><draw:line draw:style-name="gr115" draw:text-style-name="P91" svg:x1="6.578cm" svg:y1="1.979cm" svg:x2="6.765cm" svg:y2="1.79cm"><text:p/></draw:line><draw:line draw:style-name="gr116" draw:text-style-name="P91" svg:x1="6.765cm" svg:y1="1.979cm" svg:x2="6.578cm" svg:y2="1.79cm"><text:p/></draw:line></draw:g><draw:line draw:style-name="gr117" draw:text-style-name="P91" svg:x1="4.758cm" svg:y1="0.187cm" svg:x2="4.95cm" svg:y2="0cm"><text:p/></draw:line><draw:line draw:style-name="gr118" draw:text-style-name="P91" svg:x1="4.95cm" svg:y1="0.187cm" svg:x2="4.758cm" svg:y2="0cm"><text:p/></draw:line><draw:frame draw:style-name="gr119" draw:text-style-name="P92" svg:width="0.777cm" svg:height="0.664cm" svg:x="4.888cm" svg:y="0.115cm"><draw:text-box><text:p text:style-name="P82"><text:span text:style-name="T51">D</text:span></text:p></draw:text-box></draw:frame><draw:frame draw:style-name="gr120" draw:text-style-name="P92" svg:width="0.295cm" svg:height="0.664cm" svg:x="6.294cm" svg:y="1.316cm"><draw:text-box><text:p text:style-name="P82"><text:span text:style-name="T51">A</text:span></text:p></draw:text-box></draw:frame><draw:frame draw:style-name="gr121" draw:text-style-name="P92" svg:width="0.279cm" svg:height="0.664cm" svg:x="4.976cm" svg:y="3.798cm"><draw:text-box><text:p text:style-name="P82"><text:span text:style-name="T51">E</text:span></text:p></draw:text-box></draw:frame><draw:frame draw:style-name="gr122" draw:text-style-name="P92" svg:width="0.234cm" svg:height="0.664cm" svg:x="1.99cm" svg:y="2.575cm"><draw:text-box><text:p text:style-name="P82"><text:span text:style-name="T51">C</text:span></text:p></draw:text-box></draw:frame><draw:line draw:style-name="gr123" draw:text-style-name="P91" svg:x1="2.932cm" svg:y1="1.983cm" svg:x2="3.122cm" svg:y2="1.797cm"><text:p/></draw:line><draw:line draw:style-name="gr124" draw:text-style-name="P91" svg:x1="3.122cm" svg:y1="1.983cm" svg:x2="2.932cm" svg:y2="1.797cm"><text:p/></draw:line><draw:frame draw:style-name="gr125" draw:text-style-name="P92" svg:width="0.747cm" svg:height="0.664cm" svg:x="2.418cm" svg:y="1.45cm"><draw:text-box><text:p text:style-name="P82"><text:span text:style-name="T51">B</text:span></text:p></draw:text-box></draw:frame><draw:line draw:style-name="gr126" draw:text-style-name="P91" svg:x1="1.118cm" svg:y1="2.575cm" svg:x2="1.305cm" svg:y2="2.388cm"><text:p/></draw:line><draw:line draw:style-name="gr127" draw:text-style-name="P91" svg:x1="1.308cm" svg:y1="2.575cm" svg:x2="1.118cm" svg:y2="2.388cm"><text:p/></draw:line><draw:frame draw:style-name="gr128" draw:text-style-name="P92" svg:width="0.708cm" svg:height="0.664cm" svg:x="0.612cm" svg:y="1.991cm"><draw:text-box><text:p text:style-name="P82"><text:span text:style-name="T51">F</text:span></text:p></draw:text-box></draw:frame><draw:line draw:style-name="gr129" draw:text-style-name="P91" svg:x1="4.152cm" svg:y1="4.39cm" svg:x2="4.342cm" svg:y2="4.203cm"><text:p/></draw:line><draw:line draw:style-name="gr130" draw:text-style-name="P91" svg:x1="4.344cm" svg:y1="4.39cm" svg:x2="4.152cm" svg:y2="4.203cm"><text:p/></draw:line><draw:frame draw:style-name="gr131" draw:text-style-name="P92" svg:width="0.258cm" svg:height="0.664cm" svg:x="3.806cm" svg:y="4.355cm"><draw:text-box><text:p text:style-name="P82"><text:span text:style-name="T51">G</text:span></text:p></draw:text-box></draw:frame><draw:line draw:style-name="gr132" draw:text-style-name="P91" svg:x1="5.971cm" svg:y1="2.575cm" svg:x2="6.158cm" svg:y2="2.388cm"><text:p/></draw:line><draw:line draw:style-name="gr133" draw:text-style-name="P91" svg:x1="6.161cm" svg:y1="2.575cm" svg:x2="5.971cm" svg:y2="2.388cm"><text:p/></draw:line><draw:frame draw:style-name="gr134" draw:text-style-name="P92" svg:width="0.77cm" svg:height="0.664cm" svg:x="5.399cm" svg:y="1.991cm"><draw:text-box><text:p text:style-name="P82"><text:span text:style-name="T51">H</text:span></text:p></draw:text-box></draw:frame><draw:line draw:style-name="gr135" draw:text-style-name="P91" svg:x1="4.853cm" svg:y1="2.38cm" svg:x2="4.853cm" svg:y2="2.594cm"><text:p/></draw:line><draw:line draw:style-name="gr136" draw:text-style-name="P91" svg:x1="4.351cm" svg:y1="1.887cm" svg:x2="4.139cm" svg:y2="1.887cm"><text:p/></draw:line><draw:line draw:style-name="gr137" draw:text-style-name="P91" svg:x1="8.489cm" svg:y1="0.09cm" svg:x2="8.489cm" svg:y2="5.495cm"><text:p/></draw:line><draw:line draw:style-name="gr138" draw:text-style-name="P91" svg:x1="4.247cm" svg:y1="0.079cm" svg:x2="4.247cm" svg:y2="5.507cm"><text:p/></draw:line><draw:line draw:style-name="gr139" draw:text-style-name="P91" svg:x1="0.004cm" svg:y1="2.488cm" svg:x2="8.501cm" svg:y2="2.488cm"><text:p/></draw:line></draw:g></text:p>
      <text:list text:continue-numbering="true" text:style-name="_5f_Numérotation_20_des_20_exercices">
        <text:list-item>
          <text:list>
            <text:list-item>
              <text:p text:style-name="P59"><text:span text:style-name="_5f_Caractères">Quel est le point d'abscisse 4 ? </text:span><text:span text:style-name="_5f_Correction_20_surligné"><text:span text:style-name="T42">A</text:span></text:span></text:p>
            </text:list-item>
          </text:list>
        </text:list-item>
      </text:list>
      <text:p text:style-name="P60"><text:span text:style-name="_5f_Caractères">Quelle est son ordonnée ? </text:span><text:span text:style-name="_5f_pointillés_20_gris"><text:s/></text:span><text:span text:style-name="_5f_Correction_20_surligné"><text:span text:style-name="T43">1</text:span></text:span></text:p>
      <text:list text:continue-numbering="true" text:style-name="_5f_Numérotation_20_des_20_exercices">
        <text:list-item>
          <text:list>
            <text:list-item>
              <text:p text:style-name="P59"><text:span text:style-name="_5f_Caractères">Quel est le point d'ordonnée 4 ? </text:span><text:span text:style-name="_5f_Correction_20_surligné"><text:span text:style-name="T43">D</text:span></text:span></text:p>
            </text:list-item>
          </text:list>
        </text:list-item>
      </text:list>
      <text:p text:style-name="P22"><text:span text:style-name="_5f_Caractères">Quelle est son abscisse ? </text:span><text:span text:style-name="_5f_Correction_20_surligné"><text:span text:style-name="T43">1</text:span></text:span></text:p>
      <text:list text:continue-numbering="true" text:style-name="_5f_Numérotation_20_des_20_exercices">
        <text:list-item>
          <text:list>
            <text:list-item>
              <text:p text:style-name="P59"><text:span text:style-name="_5f_Caractères">Quel est le point d'abscisse </text:span><text:span text:style-name="_5f_Caractères"><text:span text:style-name="T19">(</text:span></text:span><text:span text:style-name="_5f_Caractères">−2</text:span><text:span text:style-name="_5f_Caractères"><text:span text:style-name="T19">)</text:span></text:span><text:span text:style-name="_5f_Caractères"> ? </text:span><text:span text:style-name="_5f_Correction_20_surligné"><text:span text:style-name="T44">B</text:span></text:span></text:p>
            </text:list-item>
          </text:list>
        </text:list-item>
      </text:list>
      <text:p text:style-name="P22"><text:span text:style-name="_5f_Caractères">Quelle est son ordonnée ? </text:span><text:span text:style-name="_5f_Correction_20_surligné"><text:span text:style-name="T43">1</text:span></text:span></text:p>
      <text:list text:continue-numbering="true" text:style-name="_5f_Numérotation_20_des_20_exercices">
        <text:list-item>
          <text:list>
            <text:list-item>
              <text:p text:style-name="P59"><text:span text:style-name="_5f_Caractères">Quel est le point d'ordonnée </text:span><text:span text:style-name="_5f_Caractères"><text:span text:style-name="T19">(</text:span></text:span><text:span text:style-name="_5f_Caractères">−2 </text:span><text:span text:style-name="_5f_Caractères"><text:span text:style-name="T19">)</text:span></text:span><text:span text:style-name="_5f_Caractères">? </text:span><text:span text:style-name="_5f_pointillés_20_gris"><text:s/></text:span><text:span text:style-name="_5f_Correction_20_surligné"><text:span text:style-name="T43">E</text:span></text:span></text:p>
            </text:list-item>
          </text:list>
        </text:list-item>
      </text:list>
      <text:p text:style-name="P22"><text:span text:style-name="_5f_Caractères">Quelle est son abscisse ? </text:span><text:span text:style-name="_5f_pointillés_20_gris"><text:s/></text:span><text:span text:style-name="_5f_Correction_20_surligné"><text:span text:style-name="T43">1</text:span></text:span></text:p>
      <text:list text:continue-numbering="true" text:style-name="_5f_Numérotation_20_des_20_exercices">
        <text:list-item>
          <text:list>
            <text:list-item>
              <text:p text:style-name="P62"><text:span text:style-name="_5f_Caractères">Place un point qui a la même abscisse que H. </text:span><text:span text:style-name="_5f_Caractères"><text:span text:style-name="T33">Tout</text:span></text:span><text:span text:style-name="_5f_Caractères"><text:span text:style-name="T34"> </text:span></text:span><text:span text:style-name="_5f_Correction_5f_surligné"><text:span text:style-name="T35">point </text:span></text:span><text:span text:style-name="_5f_Correction_5f_surligné"><text:span text:style-name="T34">de</text:span></text:span><text:span text:style-name="_5f_Correction_5f_surligné"><text:span text:style-name="T35"> la droite </text:span></text:span><text:span text:style-name="_5f_Correction_5f_surligné"><text:span text:style-name="T34">vert</text:span></text:span><text:span text:style-name="_5f_Correction_5f_surligné"><text:span text:style-name="T35">e </text:span></text:span><text:span text:style-name="_5f_Correction_5f_surligné"><text:span text:style-name="T33">par</text:span></text:span><text:span text:style-name="_5f_Correction_5f_surligné"><text:span text:style-name="T34">a</text:span></text:span><text:span text:style-name="_5f_Correction_5f_surligné"><text:span text:style-name="T33">llèle à l’axe des ordonnés et qui passe par le point </text:span></text:span><text:span text:style-name="_5f_Correction_5f_surligné"><text:span text:style-name="T36">H répond à la question. </text:span></text:span></text:p>
            </text:list-item>
            <text:list-item>
              <text:p text:style-name="P62"><text:span text:style-name="_5f_Caractères">Place un point qui a la même ordonnée que B.</text:span><text:span text:style-name="_5f_Caractères"><text:span text:style-name="T45"> </text:span></text:span><text:span text:style-name="_5f_Caractères"><text:span text:style-name="T33">Tout</text:span></text:span><text:span text:style-name="_5f_Caractères"><text:span text:style-name="T34"> </text:span></text:span><text:span text:style-name="_5f_Correction_5f_surligné"><text:span text:style-name="T35">point </text:span></text:span><text:span text:style-name="_5f_Correction_5f_surligné"><text:span text:style-name="T34">de</text:span></text:span><text:span text:style-name="_5f_Correction_5f_surligné"><text:span text:style-name="T35"> la droite </text:span></text:span><text:span text:style-name="_5f_Correction_5f_surligné"><text:span text:style-name="T36">rouge</text:span></text:span><text:span text:style-name="_5f_Correction_5f_surligné"><text:span text:style-name="T35"> </text:span></text:span><text:span text:style-name="_5f_Correction_5f_surligné"><text:span text:style-name="T33">par</text:span></text:span><text:span text:style-name="_5f_Correction_5f_surligné"><text:span text:style-name="T34">a</text:span></text:span><text:span text:style-name="_5f_Correction_5f_surligné"><text:span text:style-name="T33">llèle à l’axe des </text:span></text:span><text:span text:style-name="_5f_Correction_5f_surligné"><text:span text:style-name="T36">abscisses</text:span></text:span><text:span text:style-name="_5f_Correction_5f_surligné"><text:span text:style-name="T33"> et qui passe par le point </text:span></text:span><text:span text:style-name="_5f_Correction_5f_surligné"><text:span text:style-name="T36">B répond à la question.</text:span></text:span></text:p>
            </text:list-item>
          </text:list>
        </text:list-item>
      </text:list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66" text:outline-level="1"><text:span text:style-name="_5f_Caractères">Place les points dans</text:span><text:span text:style-name="_5f_Caractères"><text:span text:style-name="T10"> le repère </text:span></text:span><text:span text:style-name="_5f_Caractères"><text:span text:style-name="T15">du plan </text:span></text:span><text:span text:style-name="_5f_Caractères"><text:span text:style-name="T10">ci-dessous d'unité 1 cm </text:span></text:span><text:span text:style-name="_5f_Caractères"><text:span text:style-name="T15">sur ses deux axes, </text:span></text:span><text:span text:style-name="_5f_Caractères"><text:span text:style-name="T10">p</text:span></text:span><text:span text:style-name="_5f_Caractères">uis </text:span><text:span text:style-name="_5f_Caractères"><text:span text:style-name="T9">trace le polygone ABCDEFGHIJKLMA</text:span></text:span><text:span text:style-name="_5f_Caractères">.</text:span></text:h>
        </text:list-item>
      </text:list>
      <text:section text:style-name="Sect5" text:name="Section16">
        <text:list text:continue-numbering="true" text:style-name="_5f_Numérotation_20_des_20_exercices">
          <text:list-item>
            <text:list>
              <text:list-item text:start-value="1">
                <text:p text:style-name="P61"><text:span text:style-name="_5f_Caractères">A(0,5 ; 0,5)</text:span></text:p>
              </text:list-item>
              <text:list-item>
                <text:p text:style-name="P61"><text:span text:style-name="_5f_Caractères">B(1,6 ; 1)</text:span></text:p>
              </text:list-item>
              <text:list-item>
                <text:p text:style-name="P61"><text:span text:style-name="_5f_Caractères">C(2,7 ; 1)</text:span></text:p>
              </text:list-item>
              <text:list-item>
                <text:p text:style-name="P61"><text:span text:style-name="_5f_Caractères">D(2,3 ; 0)</text:span></text:p>
              </text:list-item>
              <text:list-item>
                <text:p text:style-name="P61"><text:span text:style-name="_5f_Caractères">E(1,2 ; 0)</text:span></text:p>
              </text:list-item>
              <text:list-item>
                <text:p text:style-name="P61"><text:span text:style-name="_5f_Caractères">F(2,4 ; −1,5)</text:span></text:p>
              </text:list-item>
              <text:list-item>
                <text:p text:style-name="P61"><text:span text:style-name="_5f_Caractères">G(1,5 ; −2,4)</text:span></text:p>
              </text:list-item>
              <text:list-item>
                <text:p text:style-name="P61"><text:span text:style-name="_5f_Caractères">H(−0,7 ; −1,3)</text:span></text:p>
              </text:list-item>
              <text:list-item>
                <text:p text:style-name="P61"><text:span text:style-name="_5f_Caractères">I(−1,8 ; −2,2)</text:span></text:p>
              </text:list-item>
              <text:list-item>
                <text:p text:style-name="P61"><text:span text:style-name="_5f_Caractères">J(−3,5 ; −0,5)</text:span></text:p>
              </text:list-item>
              <text:list-item>
                <text:p text:style-name="P61"><text:span text:style-name="_5f_Caractères">K(−1,8 ; −1)</text:span></text:p>
              </text:list-item>
              <text:list-item>
                <text:p text:style-name="P61"><text:span text:style-name="_5f_Caractères">L(−1 ; −0,5)</text:span></text:p>
              </text:list-item>
              <text:list-item>
                <text:p text:style-name="P61"><text:span text:style-name="_5f_Caractères">M(0,9 ; −1,1)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7" text:outline-level="1"><draw:g text:anchor-type="paragraph" draw:z-index="79" draw:name="Forme10" draw:style-name="gr40"><draw:frame draw:style-name="gr41" draw:text-style-name="P85" svg:width="0.223cm" svg:height="0.378cm" svg:x="6.248cm" svg:y="0.681cm"><draw:text-box><text:p text:style-name="P84"><text:span text:style-name="T49">B</text:span></text:p></draw:text-box></draw:frame><draw:frame draw:style-name="gr42" draw:text-style-name="P85" svg:width="0.234cm" svg:height="0.378cm" svg:x="7.783cm" svg:y="0.695cm"><draw:text-box><text:p text:style-name="P84"><text:span text:style-name="T49">C</text:span></text:p></draw:text-box></draw:frame><draw:g draw:style-name="gr43"><draw:line draw:style-name="gr44" draw:text-style-name="P86" svg:x1="7.77cm" svg:y1="1cm" svg:x2="7.973cm" svg:y2="1.203cm"><text:p/></draw:line><draw:line draw:style-name="gr45" draw:text-style-name="P86" svg:x1="7.973cm" svg:y1="1cm" svg:x2="7.77cm" svg:y2="1.203cm"><text:p/></draw:line></draw:g><draw:g draw:style-name="gr46"><draw:g draw:style-name="gr46"><draw:g draw:style-name="gr43"><draw:line draw:style-name="gr47" draw:text-style-name="P87" svg:x1="0.248cm" svg:y1="0.092cm" svg:x2="0.248cm" svg:y2="5.119cm"><text:p/></draw:line><draw:line draw:style-name="gr47" draw:text-style-name="P87" svg:x1="0.345cm" svg:y1="0.092cm" svg:x2="0.345cm" svg:y2="5.119cm"><text:p/></draw:line><draw:line draw:style-name="gr47" draw:text-style-name="P87" svg:x1="0.445cm" svg:y1="0.092cm" svg:x2="0.445cm" svg:y2="5.119cm"><text:p/></draw:line><draw:line draw:style-name="gr47" draw:text-style-name="P87" svg:x1="0.545cm" svg:y1="0.092cm" svg:x2="0.545cm" svg:y2="5.119cm"><text:p/></draw:line><draw:line draw:style-name="gr47" draw:text-style-name="P87" svg:x1="0.746cm" svg:y1="0.092cm" svg:x2="0.746cm" svg:y2="5.119cm"><text:p/></draw:line><draw:line draw:style-name="gr47" draw:text-style-name="P87" svg:x1="0.85cm" svg:y1="0.092cm" svg:x2="0.85cm" svg:y2="5.119cm"><text:p/></draw:line><draw:line draw:style-name="gr47" draw:text-style-name="P87" svg:x1="0.952cm" svg:y1="0.092cm" svg:x2="0.952cm" svg:y2="5.119cm"><text:p/></draw:line><draw:line draw:style-name="gr47" draw:text-style-name="P87" svg:x1="1.049cm" svg:y1="0.092cm" svg:x2="1.049cm" svg:y2="5.119cm"><text:p/></draw:line><draw:line draw:style-name="gr47" draw:text-style-name="P87" svg:x1="1.247cm" svg:y1="0.092cm" svg:x2="1.247cm" svg:y2="5.119cm"><text:p/></draw:line><draw:line draw:style-name="gr47" draw:text-style-name="P87" svg:x1="1.345cm" svg:y1="0.092cm" svg:x2="1.345cm" svg:y2="5.119cm"><text:p/></draw:line><draw:line draw:style-name="gr47" draw:text-style-name="P87" svg:x1="1.45cm" svg:y1="0.092cm" svg:x2="1.45cm" svg:y2="5.119cm"><text:p/></draw:line><draw:line draw:style-name="gr47" draw:text-style-name="P87" svg:x1="1.554cm" svg:y1="0.092cm" svg:x2="1.554cm" svg:y2="5.119cm"><text:p/></draw:line><draw:line draw:style-name="gr47" draw:text-style-name="P87" svg:x1="1.755cm" svg:y1="0.092cm" svg:x2="1.755cm" svg:y2="5.119cm"><text:p/></draw:line><draw:line draw:style-name="gr47" draw:text-style-name="P87" svg:x1="1.852cm" svg:y1="0.092cm" svg:x2="1.852cm" svg:y2="5.119cm"><text:p/></draw:line><draw:line draw:style-name="gr47" draw:text-style-name="P87" svg:x1="1.949cm" svg:y1="0.092cm" svg:x2="1.949cm" svg:y2="5.119cm"><text:p/></draw:line><draw:line draw:style-name="gr47" draw:text-style-name="P87" svg:x1="2.049cm" svg:y1="0.092cm" svg:x2="2.049cm" svg:y2="5.119cm"><text:p/></draw:line><draw:line draw:style-name="gr47" draw:text-style-name="P87" svg:x1="2.256cm" svg:y1="0.092cm" svg:x2="2.256cm" svg:y2="5.119cm"><text:p/></draw:line><draw:line draw:style-name="gr47" draw:text-style-name="P87" svg:x1="2.353cm" svg:y1="0.092cm" svg:x2="2.353cm" svg:y2="5.119cm"><text:p/></draw:line><draw:line draw:style-name="gr47" draw:text-style-name="P87" svg:x1="2.452cm" svg:y1="0.092cm" svg:x2="2.452cm" svg:y2="5.119cm"><text:p/></draw:line><draw:line draw:style-name="gr47" draw:text-style-name="P87" svg:x1="2.551cm" svg:y1="0.092cm" svg:x2="2.551cm" svg:y2="5.119cm"><text:p/></draw:line><draw:line draw:style-name="gr47" draw:text-style-name="P87" svg:x1="2.752cm" svg:y1="0.092cm" svg:x2="2.752cm" svg:y2="5.119cm"><text:p/></draw:line><draw:line draw:style-name="gr47" draw:text-style-name="P87" svg:x1="2.855cm" svg:y1="0.092cm" svg:x2="2.855cm" svg:y2="5.119cm"><text:p/></draw:line><draw:line draw:style-name="gr47" draw:text-style-name="P87" svg:x1="2.952cm" svg:y1="0.092cm" svg:x2="2.952cm" svg:y2="5.119cm"><text:p/></draw:line><draw:line draw:style-name="gr47" draw:text-style-name="P87" svg:x1="3.056cm" svg:y1="0.092cm" svg:x2="3.056cm" svg:y2="5.119cm"><text:p/></draw:line><draw:line draw:style-name="gr47" draw:text-style-name="P87" svg:x1="3.253cm" svg:y1="0.092cm" svg:x2="3.253cm" svg:y2="5.119cm"><text:p/></draw:line><draw:line draw:style-name="gr47" draw:text-style-name="P87" svg:x1="3.354cm" svg:y1="0.092cm" svg:x2="3.354cm" svg:y2="5.119cm"><text:p/></draw:line><draw:line draw:style-name="gr47" draw:text-style-name="P87" svg:x1="3.454cm" svg:y1="0.092cm" svg:x2="3.454cm" svg:y2="5.119cm"><text:p/></draw:line><draw:line draw:style-name="gr47" draw:text-style-name="P87" svg:x1="3.559cm" svg:y1="0.092cm" svg:x2="3.559cm" svg:y2="5.119cm"><text:p/></draw:line><draw:line draw:style-name="gr47" draw:text-style-name="P87" svg:x1="3.757cm" svg:y1="0.092cm" svg:x2="3.757cm" svg:y2="5.119cm"><text:p/></draw:line><draw:line draw:style-name="gr47" draw:text-style-name="P87" svg:x1="3.854cm" svg:y1="0.092cm" svg:x2="3.854cm" svg:y2="5.119cm"><text:p/></draw:line><draw:line draw:style-name="gr47" draw:text-style-name="P87" svg:x1="3.955cm" svg:y1="0.092cm" svg:x2="3.955cm" svg:y2="5.119cm"><text:p/></draw:line><draw:line draw:style-name="gr47" draw:text-style-name="P87" svg:x1="4.057cm" svg:y1="0.092cm" svg:x2="4.057cm" svg:y2="5.119cm"><text:p/></draw:line><draw:line draw:style-name="gr47" draw:text-style-name="P87" svg:x1="4.258cm" svg:y1="0.092cm" svg:x2="4.258cm" svg:y2="5.119cm"><text:p/></draw:line><draw:line draw:style-name="gr47" draw:text-style-name="P87" svg:x1="4.362cm" svg:y1="0.092cm" svg:x2="4.362cm" svg:y2="5.119cm"><text:p/></draw:line><draw:line draw:style-name="gr47" draw:text-style-name="P87" svg:x1="4.459cm" svg:y1="0.092cm" svg:x2="4.459cm" svg:y2="5.119cm"><text:p/></draw:line><draw:line draw:style-name="gr47" draw:text-style-name="P87" svg:x1="4.556cm" svg:y1="0.092cm" svg:x2="4.556cm" svg:y2="5.119cm"><text:p/></draw:line><draw:line draw:style-name="gr47" draw:text-style-name="P87" svg:x1="4.759cm" svg:y1="0.092cm" svg:x2="4.759cm" svg:y2="5.119cm"><text:p/></draw:line><draw:line draw:style-name="gr47" draw:text-style-name="P87" svg:x1="4.863cm" svg:y1="0.092cm" svg:x2="4.863cm" svg:y2="5.119cm"><text:p/></draw:line><draw:line draw:style-name="gr47" draw:text-style-name="P87" svg:x1="4.96cm" svg:y1="0.092cm" svg:x2="4.96cm" svg:y2="5.119cm"><text:p/></draw:line><draw:line draw:style-name="gr47" draw:text-style-name="P87" svg:x1="5.064cm" svg:y1="0.092cm" svg:x2="5.064cm" svg:y2="5.119cm"><text:p/></draw:line><draw:line draw:style-name="gr47" draw:text-style-name="P87" svg:x1="5.26cm" svg:y1="0.092cm" svg:x2="5.26cm" svg:y2="5.119cm"><text:p/></draw:line><draw:line draw:style-name="gr47" draw:text-style-name="P87" svg:x1="5.359cm" svg:y1="0.092cm" svg:x2="5.359cm" svg:y2="5.119cm"><text:p/></draw:line><draw:line draw:style-name="gr47" draw:text-style-name="P87" svg:x1="5.461cm" svg:y1="0.092cm" svg:x2="5.461cm" svg:y2="5.119cm"><text:p/></draw:line><draw:line draw:style-name="gr47" draw:text-style-name="P87" svg:x1="5.56cm" svg:y1="0.092cm" svg:x2="5.56cm" svg:y2="5.119cm"><text:p/></draw:line><draw:line draw:style-name="gr47" draw:text-style-name="P87" svg:x1="5.762cm" svg:y1="0.092cm" svg:x2="5.762cm" svg:y2="5.119cm"><text:p/></draw:line><draw:line draw:style-name="gr47" draw:text-style-name="P87" svg:x1="5.863cm" svg:y1="0.092cm" svg:x2="5.863cm" svg:y2="5.119cm"><text:p/></draw:line><draw:line draw:style-name="gr47" draw:text-style-name="P87" svg:x1="5.962cm" svg:y1="0.092cm" svg:x2="5.962cm" svg:y2="5.119cm"><text:p/></draw:line><draw:line draw:style-name="gr47" draw:text-style-name="P87" svg:x1="6.064cm" svg:y1="0.092cm" svg:x2="6.064cm" svg:y2="5.119cm"><text:p/></draw:line><draw:line draw:style-name="gr47" draw:text-style-name="P87" svg:x1="6.263cm" svg:y1="0.092cm" svg:x2="6.263cm" svg:y2="5.119cm"><text:p/></draw:line><draw:line draw:style-name="gr47" draw:text-style-name="P87" svg:x1="6.368cm" svg:y1="0.092cm" svg:x2="6.368cm" svg:y2="5.119cm"><text:p/></draw:line><draw:line draw:style-name="gr47" draw:text-style-name="P87" svg:x1="6.465cm" svg:y1="0.092cm" svg:x2="6.465cm" svg:y2="5.119cm"><text:p/></draw:line><draw:line draw:style-name="gr47" draw:text-style-name="P87" svg:x1="6.565cm" svg:y1="0.092cm" svg:x2="6.565cm" svg:y2="5.119cm"><text:p/></draw:line><draw:line draw:style-name="gr47" draw:text-style-name="P87" svg:x1="6.764cm" svg:y1="0.092cm" svg:x2="6.764cm" svg:y2="5.119cm"><text:p/></draw:line><draw:line draw:style-name="gr47" draw:text-style-name="P87" svg:x1="6.865cm" svg:y1="0.092cm" svg:x2="6.865cm" svg:y2="5.119cm"><text:p/></draw:line><draw:line draw:style-name="gr47" draw:text-style-name="P87" svg:x1="6.966cm" svg:y1="0.092cm" svg:x2="6.966cm" svg:y2="5.119cm"><text:p/></draw:line><draw:line draw:style-name="gr47" draw:text-style-name="P87" svg:x1="7.068cm" svg:y1="0.092cm" svg:x2="7.068cm" svg:y2="5.119cm"><text:p/></draw:line><draw:line draw:style-name="gr47" draw:text-style-name="P87" svg:x1="7.268cm" svg:y1="0.092cm" svg:x2="7.268cm" svg:y2="5.119cm"><text:p/></draw:line><draw:line draw:style-name="gr47" draw:text-style-name="P87" svg:x1="7.366cm" svg:y1="0.092cm" svg:x2="7.366cm" svg:y2="5.119cm"><text:p/></draw:line><draw:line draw:style-name="gr47" draw:text-style-name="P87" svg:x1="7.47cm" svg:y1="0.092cm" svg:x2="7.47cm" svg:y2="5.119cm"><text:p/></draw:line><draw:line draw:style-name="gr47" draw:text-style-name="P87" svg:x1="7.567cm" svg:y1="0.092cm" svg:x2="7.567cm" svg:y2="5.119cm"><text:p/></draw:line><draw:line draw:style-name="gr47" draw:text-style-name="P87" svg:x1="7.77cm" svg:y1="0.092cm" svg:x2="7.77cm" svg:y2="5.119cm"><text:p/></draw:line><draw:line draw:style-name="gr47" draw:text-style-name="P87" svg:x1="7.867cm" svg:y1="0.092cm" svg:x2="7.867cm" svg:y2="5.119cm"><text:p/></draw:line><draw:line draw:style-name="gr47" draw:text-style-name="P87" svg:x1="7.969cm" svg:y1="0.092cm" svg:x2="7.969cm" svg:y2="5.119cm"><text:p/></draw:line><draw:line draw:style-name="gr47" draw:text-style-name="P87" svg:x1="8.068cm" svg:y1="0.092cm" svg:x2="8.068cm" svg:y2="5.119cm"><text:p/></draw:line><draw:line draw:style-name="gr47" draw:text-style-name="P87" svg:x1="8.27cm" svg:y1="0.092cm" svg:x2="8.27cm" svg:y2="5.119cm"><text:p/></draw:line><draw:line draw:style-name="gr47" draw:text-style-name="P87" svg:x1="8.368cm" svg:y1="0.092cm" svg:x2="8.368cm" svg:y2="5.119cm"><text:p/></draw:line><draw:line draw:style-name="gr47" draw:text-style-name="P87" svg:x1="8.471cm" svg:y1="0.092cm" svg:x2="8.471cm" svg:y2="5.119cm"><text:p/></draw:line><draw:line draw:style-name="gr47" draw:text-style-name="P87" svg:x1="8.57cm" svg:y1="0.092cm" svg:x2="8.57cm" svg:y2="5.119cm"><text:p/></draw:line><draw:line draw:style-name="gr47" draw:text-style-name="P87" svg:x1="8.772cm" svg:y1="0.092cm" svg:x2="8.772cm" svg:y2="5.119cm"><text:p/></draw:line><draw:line draw:style-name="gr47" draw:text-style-name="P87" svg:x1="8.871cm" svg:y1="0.092cm" svg:x2="8.871cm" svg:y2="5.119cm"><text:p/></draw:line><draw:line draw:style-name="gr47" draw:text-style-name="P87" svg:x1="8.974cm" svg:y1="0.092cm" svg:x2="8.974cm" svg:y2="5.119cm"><text:p/></draw:line><draw:line draw:style-name="gr47" draw:text-style-name="P87" svg:x1="9.072cm" svg:y1="0.092cm" svg:x2="9.072cm" svg:y2="5.119cm"><text:p/></draw:line><draw:line draw:style-name="gr47" draw:text-style-name="P87" svg:x1="0.145cm" svg:y1="0.196cm" svg:x2="9.171cm" svg:y2="0.196cm"><text:p/></draw:line><draw:line draw:style-name="gr47" draw:text-style-name="P87" svg:x1="0.145cm" svg:y1="0.293cm" svg:x2="9.171cm" svg:y2="0.293cm"><text:p/></draw:line><draw:line draw:style-name="gr47" draw:text-style-name="P87" svg:x1="0.145cm" svg:y1="0.395cm" svg:x2="9.171cm" svg:y2="0.395cm"><text:p/></draw:line><draw:line draw:style-name="gr47" draw:text-style-name="P87" svg:x1="0.145cm" svg:y1="0.494cm" svg:x2="9.171cm" svg:y2="0.494cm"><text:p/></draw:line><draw:line draw:style-name="gr47" draw:text-style-name="P87" svg:x1="0.145cm" svg:y1="0.696cm" svg:x2="9.171cm" svg:y2="0.696cm"><text:p/></draw:line><draw:line draw:style-name="gr47" draw:text-style-name="P87" svg:x1="0.145cm" svg:y1="0.796cm" svg:x2="9.171cm" svg:y2="0.796cm"><text:p/></draw:line><draw:line draw:style-name="gr47" draw:text-style-name="P87" svg:x1="0.145cm" svg:y1="0.897cm" svg:x2="9.171cm" svg:y2="0.897cm"><text:p/></draw:line><draw:line draw:style-name="gr47" draw:text-style-name="P87" svg:x1="0.145cm" svg:y1="1cm" svg:x2="9.171cm" svg:y2="1cm"><text:p/></draw:line><draw:line draw:style-name="gr47" draw:text-style-name="P87" svg:x1="0.145cm" svg:y1="1.201cm" svg:x2="9.171cm" svg:y2="1.201cm"><text:p/></draw:line><draw:line draw:style-name="gr47" draw:text-style-name="P87" svg:x1="0.145cm" svg:y1="1.298cm" svg:x2="9.171cm" svg:y2="1.298cm"><text:p/></draw:line><draw:line draw:style-name="gr47" draw:text-style-name="P87" svg:x1="0.145cm" svg:y1="1.399cm" svg:x2="9.171cm" svg:y2="1.399cm"><text:p/></draw:line><draw:line draw:style-name="gr47" draw:text-style-name="P87" svg:x1="0.145cm" svg:y1="1.502cm" svg:x2="9.171cm" svg:y2="1.502cm"><text:p/></draw:line><draw:line draw:style-name="gr47" draw:text-style-name="P87" svg:x1="0.145cm" svg:y1="1.702cm" svg:x2="9.171cm" svg:y2="1.702cm"><text:p/></draw:line><draw:line draw:style-name="gr47" draw:text-style-name="P87" svg:x1="0.145cm" svg:y1="1.8cm" svg:x2="9.171cm" svg:y2="1.8cm"><text:p/></draw:line><draw:line draw:style-name="gr47" draw:text-style-name="P87" svg:x1="0.145cm" svg:y1="1.903cm" svg:x2="9.171cm" svg:y2="1.903cm"><text:p/></draw:line><draw:line draw:style-name="gr47" draw:text-style-name="P87" svg:x1="0.145cm" svg:y1="2.002cm" svg:x2="9.171cm" svg:y2="2.002cm"><text:p/></draw:line><draw:line draw:style-name="gr47" draw:text-style-name="P87" svg:x1="0.145cm" svg:y1="2.206cm" svg:x2="9.171cm" svg:y2="2.206cm"><text:p/></draw:line><draw:line draw:style-name="gr47" draw:text-style-name="P87" svg:x1="0.145cm" svg:y1="2.304cm" svg:x2="9.171cm" svg:y2="2.304cm"><text:p/></draw:line><draw:line draw:style-name="gr47" draw:text-style-name="P87" svg:x1="0.145cm" svg:y1="2.405cm" svg:x2="9.171cm" svg:y2="2.405cm"><text:p/></draw:line><draw:line draw:style-name="gr47" draw:text-style-name="P87" svg:x1="0.145cm" svg:y1="2.505cm" svg:x2="9.171cm" svg:y2="2.505cm"><text:p/></draw:line><draw:line draw:style-name="gr47" draw:text-style-name="P87" svg:x1="0.145cm" svg:y1="2.706cm" svg:x2="9.171cm" svg:y2="2.706cm"><text:p/></draw:line><draw:line draw:style-name="gr47" draw:text-style-name="P87" svg:x1="0.145cm" svg:y1="2.808cm" svg:x2="9.171cm" svg:y2="2.808cm"><text:p/></draw:line><draw:line draw:style-name="gr47" draw:text-style-name="P87" svg:x1="0.145cm" svg:y1="2.905cm" svg:x2="9.171cm" svg:y2="2.905cm"><text:p/></draw:line><draw:line draw:style-name="gr47" draw:text-style-name="P87" svg:x1="0.145cm" svg:y1="3.009cm" svg:x2="9.171cm" svg:y2="3.009cm"><text:p/></draw:line><draw:line draw:style-name="gr47" draw:text-style-name="P87" svg:x1="0.145cm" svg:y1="3.208cm" svg:x2="9.171cm" svg:y2="3.208cm"><text:p/></draw:line><draw:line draw:style-name="gr47" draw:text-style-name="P87" svg:x1="0.145cm" svg:y1="3.309cm" svg:x2="9.171cm" svg:y2="3.309cm"><text:p/></draw:line><draw:line draw:style-name="gr47" draw:text-style-name="P87" svg:x1="0.145cm" svg:y1="3.406cm" svg:x2="9.171cm" svg:y2="3.406cm"><text:p/></draw:line><draw:line draw:style-name="gr47" draw:text-style-name="P87" svg:x1="0.145cm" svg:y1="3.513cm" svg:x2="9.171cm" svg:y2="3.513cm"><text:p/></draw:line><draw:line draw:style-name="gr47" draw:text-style-name="P87" svg:x1="0.145cm" svg:y1="3.713cm" svg:x2="9.171cm" svg:y2="3.713cm"><text:p/></draw:line><draw:line draw:style-name="gr47" draw:text-style-name="P87" svg:x1="0.145cm" svg:y1="3.812cm" svg:x2="9.171cm" svg:y2="3.812cm"><text:p/></draw:line><draw:line draw:style-name="gr47" draw:text-style-name="P87" svg:x1="0.145cm" svg:y1="3.908cm" svg:x2="9.171cm" svg:y2="3.908cm"><text:p/></draw:line><draw:line draw:style-name="gr47" draw:text-style-name="P87" svg:x1="0.145cm" svg:y1="4.012cm" svg:x2="9.171cm" svg:y2="4.012cm"><text:p/></draw:line><draw:line draw:style-name="gr47" draw:text-style-name="P87" svg:x1="0.145cm" svg:y1="4.212cm" svg:x2="9.171cm" svg:y2="4.212cm"><text:p/></draw:line><draw:line draw:style-name="gr47" draw:text-style-name="P87" svg:x1="0.145cm" svg:y1="4.317cm" svg:x2="9.171cm" svg:y2="4.317cm"><text:p/></draw:line><draw:line draw:style-name="gr47" draw:text-style-name="P87" svg:x1="0.145cm" svg:y1="4.415cm" svg:x2="9.171cm" svg:y2="4.415cm"><text:p/></draw:line><draw:line draw:style-name="gr47" draw:text-style-name="P87" svg:x1="0.145cm" svg:y1="4.514cm" svg:x2="9.171cm" svg:y2="4.514cm"><text:p/></draw:line><draw:line draw:style-name="gr47" draw:text-style-name="P87" svg:x1="0.145cm" svg:y1="4.713cm" svg:x2="9.171cm" svg:y2="4.713cm"><text:p/></draw:line><draw:line draw:style-name="gr47" draw:text-style-name="P87" svg:x1="0.145cm" svg:y1="4.819cm" svg:x2="9.171cm" svg:y2="4.819cm"><text:p/></draw:line><draw:line draw:style-name="gr47" draw:text-style-name="P87" svg:x1="0.145cm" svg:y1="4.916cm" svg:x2="9.171cm" svg:y2="4.916cm"><text:p/></draw:line><draw:line draw:style-name="gr47" draw:text-style-name="P87" svg:x1="0.145cm" svg:y1="5.02cm" svg:x2="9.171cm" svg:y2="5.02cm"><text:p/></draw:line><draw:line draw:style-name="gr48" draw:text-style-name="P87" svg:x1="0.645cm" svg:y1="0.092cm" svg:x2="0.645cm" svg:y2="5.119cm"><text:p/></draw:line><draw:line draw:style-name="gr48" draw:text-style-name="P87" svg:x1="1.651cm" svg:y1="0.092cm" svg:x2="1.651cm" svg:y2="5.119cm"><text:p/></draw:line><draw:line draw:style-name="gr48" draw:text-style-name="P87" svg:x1="2.651cm" svg:y1="0.092cm" svg:x2="2.651cm" svg:y2="5.119cm"><text:p/></draw:line><draw:line draw:style-name="gr48" draw:text-style-name="P87" svg:x1="3.656cm" svg:y1="0.092cm" svg:x2="3.656cm" svg:y2="5.119cm"><text:p/></draw:line><draw:line draw:style-name="gr48" draw:text-style-name="P87" svg:x1="4.655cm" svg:y1="0.092cm" svg:x2="4.655cm" svg:y2="5.119cm"><text:p/></draw:line><draw:line draw:style-name="gr48" draw:text-style-name="P87" svg:x1="5.664cm" svg:y1="0.092cm" svg:x2="5.664cm" svg:y2="5.119cm"><text:p/></draw:line><draw:line draw:style-name="gr48" draw:text-style-name="P87" svg:x1="6.664cm" svg:y1="0.092cm" svg:x2="6.664cm" svg:y2="5.119cm"><text:p/></draw:line><draw:line draw:style-name="gr48" draw:text-style-name="P87" svg:x1="7.672cm" svg:y1="0.092cm" svg:x2="7.672cm" svg:y2="5.119cm"><text:p/></draw:line><draw:line draw:style-name="gr48" draw:text-style-name="P87" svg:x1="8.673cm" svg:y1="0.092cm" svg:x2="8.673cm" svg:y2="5.119cm"><text:p/></draw:line><draw:line draw:style-name="gr48" draw:text-style-name="P87" svg:x1="0.145cm" svg:y1="0.592cm" svg:x2="9.171cm" svg:y2="0.592cm"><text:p/></draw:line><draw:line draw:style-name="gr48" draw:text-style-name="P87" svg:x1="0.145cm" svg:y1="1.599cm" svg:x2="9.171cm" svg:y2="1.599cm"><text:p/></draw:line><draw:line draw:style-name="gr48" draw:text-style-name="P87" svg:x1="0.145cm" svg:y1="2.602cm" svg:x2="9.171cm" svg:y2="2.602cm"><text:p/></draw:line><draw:line draw:style-name="gr48" draw:text-style-name="P87" svg:x1="0.145cm" svg:y1="3.61cm" svg:x2="9.171cm" svg:y2="3.61cm"><text:p/></draw:line><draw:line draw:style-name="gr48" draw:text-style-name="P87" svg:x1="0.145cm" svg:y1="4.616cm" svg:x2="9.171cm" svg:y2="4.616cm"><text:p/></draw:line><draw:line draw:style-name="gr49" draw:text-style-name="P87" svg:x1="0.145cm" svg:y1="0.092cm" svg:x2="0.145cm" svg:y2="5.119cm"><text:p/></draw:line><draw:line draw:style-name="gr49" draw:text-style-name="P87" svg:x1="1.147cm" svg:y1="0.092cm" svg:x2="1.147cm" svg:y2="5.119cm"><text:p/></draw:line><draw:line draw:style-name="gr49" draw:text-style-name="P87" svg:x1="2.152cm" svg:y1="0.092cm" svg:x2="2.152cm" svg:y2="5.119cm"><text:p/></draw:line><draw:line draw:style-name="gr49" draw:text-style-name="P87" svg:x1="3.154cm" svg:y1="0.092cm" svg:x2="3.154cm" svg:y2="5.119cm"><text:p/></draw:line><draw:line draw:style-name="gr50" draw:text-style-name="P87" svg:x1="4.16cm" svg:y1="0.092cm" svg:x2="4.16cm" svg:y2="5.119cm"><text:p/></draw:line><draw:line draw:style-name="gr49" draw:text-style-name="P87" svg:x1="6.165cm" svg:y1="0.092cm" svg:x2="6.165cm" svg:y2="5.119cm"><text:p/></draw:line><draw:line draw:style-name="gr49" draw:text-style-name="P87" svg:x1="7.166cm" svg:y1="0.092cm" svg:x2="7.166cm" svg:y2="5.119cm"><text:p/></draw:line><draw:line draw:style-name="gr49" draw:text-style-name="P87" svg:x1="8.167cm" svg:y1="0.092cm" svg:x2="8.167cm" svg:y2="5.119cm"><text:p/></draw:line><draw:line draw:style-name="gr49" draw:text-style-name="P87" svg:x1="0.145cm" svg:y1="0.092cm" svg:x2="9.171cm" svg:y2="0.092cm"><text:p/></draw:line><draw:line draw:style-name="gr49" draw:text-style-name="P87" svg:x1="0.145cm" svg:y1="1.098cm" svg:x2="9.171cm" svg:y2="1.098cm"><text:p/></draw:line><draw:line draw:style-name="gr51" draw:text-style-name="P87" svg:x1="0.145cm" svg:y1="2.099cm" svg:x2="9.171cm" svg:y2="2.099cm"><text:p/></draw:line><draw:line draw:style-name="gr52" draw:text-style-name="P87" svg:x1="0.145cm" svg:y1="3.107cm" svg:x2="9.171cm" svg:y2="3.107cm"><text:p/></draw:line><draw:line draw:style-name="gr49" draw:text-style-name="P87" svg:x1="0.145cm" svg:y1="4.115cm" svg:x2="9.171cm" svg:y2="4.115cm"><text:p/></draw:line><draw:line draw:style-name="gr49" draw:text-style-name="P87" svg:x1="9.173cm" svg:y1="0.092cm" svg:x2="9.173cm" svg:y2="5.119cm"><text:p/></draw:line><draw:line draw:style-name="gr49" draw:text-style-name="P87" svg:x1="0.145cm" svg:y1="5.118cm" svg:x2="9.171cm" svg:y2="5.118cm"><text:p/></draw:line><draw:line draw:style-name="gr53" draw:text-style-name="P87" svg:x1="5.163cm" svg:y1="0.092cm" svg:x2="5.163cm" svg:y2="5.119cm"><text:p/></draw:line></draw:g><draw:custom-shape draw:style-name="gr54" draw:text-style-name="P88" svg:width="0.306cm" svg:height="0.302cm" draw:transform="rotate (1.5707963267949) translate (7.26898611111111cm 1.29822222222222cm)"><text:p/><draw:enhanced-geometry draw:glue-point-type="segments" draw:type="mso-spt100" draw:modifiers="-90 90.160491959851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draw:frame draw:style-name="gr55" draw:text-style-name="P85" svg:width="0.461cm" svg:height="0.378cm" svg:x="5.839cm" svg:y="2.177cm"><draw:text-box><text:p text:style-name="P84"><text:span text:style-name="T49"><text:s text:c="2"/></text:span><text:span text:style-name="T49">1</text:span></text:p></draw:text-box></draw:frame><draw:frame draw:style-name="gr56" draw:text-style-name="P85" svg:width="0.622cm" svg:height="0.378cm" svg:x="4.332cm" svg:y="0.745cm"><draw:text-box><text:p text:style-name="P84"><text:span text:style-name="T49"><text:s text:c="4"/></text:span><text:span text:style-name="T49">1</text:span></text:p></draw:text-box></draw:frame><draw:line draw:style-name="gr57" draw:text-style-name="P86" svg:x1="6.172cm" svg:y1="1.905cm" svg:x2="6.172cm" svg:y2="2.21cm"><text:p/></draw:line><draw:line draw:style-name="gr57" draw:text-style-name="P86" svg:x1="5.287cm" svg:y1="1.086cm" svg:x2="4.984cm" svg:y2="1.086cm"><text:p/></draw:line><draw:g draw:style-name="gr43"><draw:line draw:style-name="gr58" draw:text-style-name="P86" svg:x1="5.573cm" svg:y1="1.508cm" svg:x2="5.774cm" svg:y2="1.711cm"><text:p/></draw:line><draw:line draw:style-name="gr59" draw:text-style-name="P86" svg:x1="5.774cm" svg:y1="1.508cm" svg:x2="5.573cm" svg:y2="1.711cm"><text:p/></draw:line></draw:g><draw:frame draw:style-name="gr41" draw:text-style-name="P89" svg:width="0.223cm" svg:height="0.378cm" svg:x="5.719cm" svg:y="1.147cm"><draw:text-box><text:p text:style-name="P84"><text:span text:style-name="T50">A</text:span></text:p></draw:text-box></draw:frame><draw:g draw:style-name="gr43"><draw:line draw:style-name="gr60" draw:text-style-name="P86" svg:x1="6.675cm" svg:y1="0.993cm" svg:x2="6.878cm" svg:y2="1.196cm"><text:p/></draw:line><draw:line draw:style-name="gr61" draw:text-style-name="P86" svg:x1="6.878cm" svg:y1="0.993cm" svg:x2="6.675cm" svg:y2="1.196cm"><text:p/></draw:line></draw:g><draw:frame draw:style-name="gr62" draw:text-style-name="P89" svg:width="0.249cm" svg:height="0.378cm" svg:x="7.596cm" svg:y="1.949cm"><draw:text-box><text:p text:style-name="P84"><text:span text:style-name="T50">D</text:span></text:p></draw:text-box></draw:frame><draw:g draw:style-name="gr43"><draw:line draw:style-name="gr63" draw:text-style-name="P86" svg:x1="6.565cm" svg:y1="4.415cm" svg:x2="6.766cm" svg:y2="4.614cm"><text:p/></draw:line><draw:line draw:style-name="gr64" draw:text-style-name="P86" svg:x1="6.766cm" svg:y1="4.415cm" svg:x2="6.565cm" svg:y2="4.614cm"><text:p/></draw:line></draw:g><draw:frame draw:style-name="gr65" draw:text-style-name="P89" svg:width="0.255cm" svg:height="0.378cm" svg:x="6.592cm" svg:y="4.063cm"><draw:text-box><text:p text:style-name="P84"><text:span text:style-name="T50">G</text:span></text:p></draw:text-box></draw:frame><draw:frame draw:style-name="gr66" draw:text-style-name="P89" svg:width="0.207cm" svg:height="0.378cm" svg:x="6.423cm" svg:y="1.648cm"><draw:text-box><text:p text:style-name="P84"><text:span text:style-name="T50">E</text:span></text:p></draw:text-box></draw:frame><draw:g draw:style-name="gr43"><draw:line draw:style-name="gr67" draw:text-style-name="P86" svg:x1="7.457cm" svg:y1="3.513cm" svg:x2="7.658cm" svg:y2="3.712cm"><text:p/></draw:line><draw:line draw:style-name="gr68" draw:text-style-name="P86" svg:x1="7.658cm" svg:y1="3.513cm" svg:x2="7.457cm" svg:y2="3.712cm"><text:p/></draw:line></draw:g><draw:frame draw:style-name="gr69" draw:text-style-name="P89" svg:width="0.19cm" svg:height="0.378cm" svg:x="7.527cm" svg:y="3.156cm"><draw:text-box><text:p text:style-name="P84"><text:span text:style-name="T50">F</text:span></text:p></draw:text-box></draw:frame><draw:g draw:style-name="gr43"><draw:line draw:style-name="gr70" draw:text-style-name="P86" svg:x1="1.554cm" svg:y1="2.505cm" svg:x2="1.755cm" svg:y2="2.708cm"><text:p/></draw:line><draw:line draw:style-name="gr71" draw:text-style-name="P86" svg:x1="1.755cm" svg:y1="2.505cm" svg:x2="1.554cm" svg:y2="2.708cm"><text:p/></draw:line></draw:g><draw:frame draw:style-name="gr72" draw:text-style-name="P89" svg:width="0.126cm" svg:height="0.378cm" svg:x="3.251cm" svg:y="3.856cm"><draw:text-box><text:p text:style-name="P84"><text:span text:style-name="T50">I</text:span></text:p></draw:text-box></draw:frame><draw:g draw:style-name="gr43"><draw:line draw:style-name="gr70" draw:text-style-name="P86" svg:x1="3.267cm" svg:y1="4.221cm" svg:x2="3.468cm" svg:y2="4.424cm"><text:p/></draw:line><draw:line draw:style-name="gr71" draw:text-style-name="P86" svg:x1="3.468cm" svg:y1="4.221cm" svg:x2="3.267cm" svg:y2="4.424cm"><text:p/></draw:line></draw:g><draw:frame draw:style-name="gr73" draw:text-style-name="P89" svg:width="0.124cm" svg:height="0.378cm" svg:x="1.695cm" svg:y="2.135cm"><draw:text-box><text:p text:style-name="P84"><text:span text:style-name="T50">J</text:span></text:p></draw:text-box></draw:frame><draw:g draw:style-name="gr43"><draw:line draw:style-name="gr70" draw:text-style-name="P86" svg:x1="4.355cm" svg:y1="3.309cm" svg:x2="4.556cm" svg:y2="3.514cm"><text:p/></draw:line><draw:line draw:style-name="gr71" draw:text-style-name="P86" svg:x1="4.556cm" svg:y1="3.309cm" svg:x2="4.355cm" svg:y2="3.514cm"><text:p/></draw:line></draw:g><draw:frame draw:style-name="gr74" draw:text-style-name="P89" svg:width="0.251cm" svg:height="0.378cm" svg:x="4.518cm" svg:y="2.955cm"><draw:text-box><text:p text:style-name="P84"><text:span text:style-name="T50">H</text:span></text:p></draw:text-box></draw:frame><draw:g draw:style-name="gr43"><draw:line draw:style-name="gr70" draw:text-style-name="P86" svg:x1="3.26cm" svg:y1="2.991cm" svg:x2="3.461cm" svg:y2="3.194cm"><text:p/></draw:line><draw:line draw:style-name="gr71" draw:text-style-name="P86" svg:x1="3.461cm" svg:y1="2.991cm" svg:x2="3.26cm" svg:y2="3.194cm"><text:p/></draw:line></draw:g><draw:frame draw:style-name="gr75" draw:text-style-name="P89" svg:width="0.216cm" svg:height="0.376cm" svg:x="3.392cm" svg:y="2.653cm"><draw:text-box><text:p text:style-name="P84"><text:span text:style-name="T50">K</text:span></text:p></draw:text-box></draw:frame><draw:g draw:style-name="gr43"><draw:line draw:style-name="gr70" draw:text-style-name="P86" svg:x1="4.064cm" svg:y1="2.505cm" svg:x2="4.265cm" svg:y2="2.708cm"><text:p/></draw:line><draw:line draw:style-name="gr71" draw:text-style-name="P86" svg:x1="4.265cm" svg:y1="2.505cm" svg:x2="4.064cm" svg:y2="2.708cm"><text:p/></draw:line></draw:g><draw:frame draw:style-name="gr76" draw:text-style-name="P89" svg:width="0.184cm" svg:height="0.378cm" svg:x="4.193cm" svg:y="2.152cm"><draw:text-box><text:p text:style-name="P84"><text:span text:style-name="T50">L</text:span></text:p></draw:text-box></draw:frame><draw:g draw:style-name="gr43"><draw:line draw:style-name="gr77" draw:text-style-name="P86" svg:x1="5.961cm" svg:y1="3.1cm" svg:x2="6.16cm" svg:y2="3.301cm"><text:p/></draw:line><draw:line draw:style-name="gr78" draw:text-style-name="P86" svg:x1="6.16cm" svg:y1="3.1cm" svg:x2="5.961cm" svg:y2="3.301cm"><text:p/></draw:line></draw:g><draw:frame draw:style-name="gr79" draw:text-style-name="P89" svg:width="0.287cm" svg:height="0.376cm" svg:x="6.123cm" svg:y="2.754cm"><draw:text-box><text:p text:style-name="P84"><text:span text:style-name="T50">M</text:span></text:p></draw:text-box></draw:frame><draw:line draw:style-name="gr80" draw:text-style-name="P90" svg:x1="5.664cm" svg:y1="1.599cm" svg:x2="6.768cm" svg:y2="1.098cm"><text:p/></draw:line><draw:line draw:style-name="gr80" draw:text-style-name="P90" svg:x1="6.764cm" svg:y1="1.098cm" svg:x2="7.866cm" svg:y2="1.098cm"><text:p/></draw:line><draw:line draw:style-name="gr80" draw:text-style-name="P90" svg:x1="7.871cm" svg:y1="1.098cm" svg:x2="7.47cm" svg:y2="2.102cm"><text:p/></draw:line><draw:line draw:style-name="gr80" draw:text-style-name="P90" svg:x1="7.472cm" svg:y1="2.099cm" svg:x2="6.368cm" svg:y2="2.099cm"><text:p/></draw:line><draw:line draw:style-name="gr80" draw:text-style-name="P90" svg:x1="6.368cm" svg:y1="2.099cm" svg:x2="7.571cm" svg:y2="3.608cm"><text:p/></draw:line><draw:line draw:style-name="gr80" draw:text-style-name="P90" svg:x1="7.566cm" svg:y1="3.61cm" svg:x2="6.664cm" svg:y2="4.512cm"><text:p/></draw:line><draw:line draw:style-name="gr80" draw:text-style-name="P90" svg:x1="6.666cm" svg:y1="4.511cm" svg:x2="4.459cm" svg:y2="3.406cm"><text:p/></draw:line><draw:line draw:style-name="gr80" draw:text-style-name="P90" svg:x1="4.458cm" svg:y1="3.406cm" svg:x2="3.354cm" svg:y2="4.31cm"><text:p/></draw:line><draw:line draw:style-name="gr80" draw:text-style-name="P90" svg:x1="3.355cm" svg:y1="4.311cm" svg:x2="1.651cm" svg:y2="2.602cm"><text:p/></draw:line><draw:line draw:style-name="gr80" draw:text-style-name="P90" svg:x1="1.651cm" svg:y1="2.602cm" svg:x2="3.355cm" svg:y2="3.105cm"><text:p/></draw:line><draw:line draw:style-name="gr80" draw:text-style-name="P90" svg:x1="3.354cm" svg:y1="3.105cm" svg:x2="4.157cm" svg:y2="2.602cm"><text:p/></draw:line><draw:line draw:style-name="gr80" draw:text-style-name="P90" svg:x1="4.16cm" svg:y1="2.602cm" svg:x2="6.066cm" svg:y2="3.204cm"><text:p/></draw:line><draw:line draw:style-name="gr80" draw:text-style-name="P90" svg:x1="6.066cm" svg:y1="3.167cm" svg:x2="5.664cm" svg:y2="1.599cm"><text:p/></draw:line><draw:g draw:style-name="gr43"><draw:line draw:style-name="gr81" draw:text-style-name="P86" svg:x1="7.373cm" svg:y1="1.995cm" svg:x2="7.572cm" svg:y2="2.198cm"><text:p/></draw:line><draw:line draw:style-name="gr82" draw:text-style-name="P86" svg:x1="7.572cm" svg:y1="1.995cm" svg:x2="7.373cm" svg:y2="2.198cm"><text:p/></draw:line></draw:g><draw:g draw:style-name="gr43"><draw:line draw:style-name="gr77" draw:text-style-name="P86" svg:x1="6.263cm" svg:y1="1.995cm" svg:x2="6.461cm" svg:y2="2.196cm"><text:p/></draw:line><draw:line draw:style-name="gr78" draw:text-style-name="P86" svg:x1="6.461cm" svg:y1="1.995cm" svg:x2="6.263cm" svg:y2="2.196cm"><text:p/></draw:line></draw:g></draw:g></draw:g><text:span text:style-name="_5f_Caractères_5f_gras">À la bonne place</text:span></text:h>
        </text:list-item>
      </text:list>
      <text:p text:style-name="P18"><draw:frame text:anchor-type="paragraph" draw:z-index="81" draw:name="Cadre de texte 1" draw:style-name="gr12" draw:text-style-name="P79" svg:width="0.528cm" svg:height="0.678cm" svg:x="6.341cm" svg:y="1.976cm"><draw:text-box><text:p><text:span text:style-name="T47">D</text:span></text:p></draw:text-box></draw:frame><draw:frame text:anchor-type="paragraph" draw:z-index="82" draw:name="Cadre de texte 2" draw:style-name="gr12" draw:text-style-name="P79" svg:width="0.528cm" svg:height="0.678cm" svg:x="6.341cm" svg:y="1.976cm"><draw:text-box><text:p><text:span text:style-name="T47">C</text:span></text:p></draw:text-box></draw:frame><draw:frame text:anchor-type="paragraph" draw:z-index="83" draw:name="Cadre de texte 3" draw:style-name="gr12" draw:text-style-name="P79" svg:width="0.528cm" svg:height="0.678cm" svg:x="2.596cm" svg:y="1.109cm"><draw:text-box><text:p><text:span text:style-name="T47">F</text:span></text:p></draw:text-box></draw:frame><draw:frame text:anchor-type="paragraph" draw:z-index="84" draw:name="Cadre de texte 4" draw:style-name="gr12" draw:text-style-name="P79" svg:width="0.528cm" svg:height="0.678cm" svg:x="6.341cm" svg:y="3.889cm"><draw:text-box><text:p><text:span text:style-name="T47">D</text:span></text:p></draw:text-box></draw:frame><draw:frame text:anchor-type="paragraph" draw:z-index="85" draw:name="Cadre de texte 5" draw:style-name="gr12" draw:text-style-name="P79" svg:width="0.528cm" svg:height="0.678cm" svg:x="2.517cm" svg:y="3.889cm"><draw:text-box><text:p><text:span text:style-name="T47">E</text:span></text:p></draw:text-box></draw:frame><text:span text:style-name="_5f_Caractères"><draw:g text:anchor-type="as-char" svg:y="0cm" draw:z-index="80" draw:name="Forme46_ 1" draw:style-name="gr13"><draw:rect draw:style-name="gr14" draw:text-style-name="P80" svg:width="3.049cm" svg:height="2.285cm" svg:x="3.05cm" svg:y="1.528cm"><text:p/></draw:rect><draw:line draw:style-name="gr15" draw:text-style-name="P81" svg:x1="0cm" svg:y1="0cm" svg:x2="9.147cm" svg:y2="0cm"><text:p/></draw:line><draw:line draw:style-name="gr15" draw:text-style-name="P81" svg:x1="0.76cm" svg:y1="0.003cm" svg:x2="0.76cm" svg:y2="6.098cm"><text:p/></draw:line><draw:line draw:style-name="gr15" draw:text-style-name="P81" svg:x1="1.519cm" svg:y1="0.003cm" svg:x2="1.519cm" svg:y2="6.09cm"><text:p/></draw:line><draw:line draw:style-name="gr15" draw:text-style-name="P81" svg:x1="2.279cm" svg:y1="0.003cm" svg:x2="2.279cm" svg:y2="6.09cm"><text:p/></draw:line><draw:line draw:style-name="gr15" draw:text-style-name="P81" svg:x1="3.044cm" svg:y1="0.003cm" svg:x2="3.044cm" svg:y2="6.09cm"><text:p/></draw:line><draw:line draw:style-name="gr15" draw:text-style-name="P81" svg:x1="3.805cm" svg:y1="0.003cm" svg:x2="3.805cm" svg:y2="6.09cm"><text:p/></draw:line><draw:line draw:style-name="gr15" draw:text-style-name="P81" svg:x1="5.333cm" svg:y1="0.003cm" svg:x2="5.333cm" svg:y2="6.09cm"><text:p/></draw:line><draw:line draw:style-name="gr15" draw:text-style-name="P81" svg:x1="6.098cm" svg:y1="0.003cm" svg:x2="6.098cm" svg:y2="6.09cm"><text:p/></draw:line><draw:line draw:style-name="gr15" draw:text-style-name="P81" svg:x1="6.868cm" svg:y1="0.003cm" svg:x2="6.868cm" svg:y2="6.09cm"><text:p/></draw:line><draw:line draw:style-name="gr15" draw:text-style-name="P81" svg:x1="7.615cm" svg:y1="0.003cm" svg:x2="7.615cm" svg:y2="6.09cm"><text:p/></draw:line><draw:line draw:style-name="gr15" draw:text-style-name="P81" svg:x1="8.384cm" svg:y1="0.003cm" svg:x2="8.384cm" svg:y2="6.09cm"><text:p/></draw:line><draw:line draw:style-name="gr15" draw:text-style-name="P81" svg:x1="9.137cm" svg:y1="0.003cm" svg:x2="9.137cm" svg:y2="6.09cm"><text:p/></draw:line><draw:line draw:style-name="gr15" draw:text-style-name="P81" svg:x1="0.003cm" svg:y1="0.003cm" svg:x2="0.003cm" svg:y2="6.098cm"><text:p/></draw:line><draw:line draw:style-name="gr15" draw:text-style-name="P81" svg:x1="0cm" svg:y1="0.757cm" svg:x2="9.147cm" svg:y2="0.757cm"><text:p/></draw:line><draw:line draw:style-name="gr15" draw:text-style-name="P81" svg:x1="0cm" svg:y1="1.518cm" svg:x2="9.147cm" svg:y2="1.518cm"><text:p/></draw:line><draw:line draw:style-name="gr15" draw:text-style-name="P81" svg:x1="0cm" svg:y1="2.289cm" svg:x2="9.147cm" svg:y2="2.289cm"><text:p/></draw:line><draw:line draw:style-name="gr15" draw:text-style-name="P81" svg:x1="0cm" svg:y1="3.804cm" svg:x2="9.147cm" svg:y2="3.804cm"><text:p/></draw:line><draw:line draw:style-name="gr15" draw:text-style-name="P81" svg:x1="0cm" svg:y1="4.566cm" svg:x2="9.147cm" svg:y2="4.566cm"><text:p/></draw:line><draw:line draw:style-name="gr15" draw:text-style-name="P81" svg:x1="0cm" svg:y1="5.333cm" svg:x2="9.147cm" svg:y2="5.333cm"><text:p/></draw:line><draw:line draw:style-name="gr15" draw:text-style-name="P81" svg:x1="0cm" svg:y1="6.09cm" svg:x2="9.147cm" svg:y2="6.09cm"><text:p/></draw:line><draw:line draw:style-name="gr16" draw:text-style-name="P81" svg:x1="5.944cm" svg:y1="2.44cm" svg:x2="6.248cm" svg:y2="2.136cm"><text:p/></draw:line><draw:line draw:style-name="gr17" draw:text-style-name="P81" svg:x1="6.248cm" svg:y1="2.44cm" svg:x2="5.944cm" svg:y2="2.136cm"><text:p/></draw:line><draw:line draw:style-name="gr18" draw:text-style-name="P81" svg:x1="5.944cm" svg:y1="1.675cm" svg:x2="6.248cm" svg:y2="1.377cm"><text:p/></draw:line><draw:line draw:style-name="gr19" draw:text-style-name="P81" svg:x1="6.248cm" svg:y1="1.675cm" svg:x2="5.944cm" svg:y2="1.377cm"><text:p/></draw:line><draw:frame draw:style-name="gr20" draw:text-style-name="P83" svg:width="0.422cm" svg:height="0.724cm" svg:x="3.609cm" svg:y="3.979cm"><draw:text-box><text:p text:style-name="P82"><text:span text:style-name="T48">B</text:span></text:p></draw:text-box></draw:frame><draw:frame draw:style-name="gr21" draw:text-style-name="P83" svg:width="0.436cm" svg:height="0.724cm" svg:x="4.089cm" svg:y="3.039cm"><draw:text-box><text:p text:style-name="P82"><text:span text:style-name="T48">O</text:span></text:p></draw:text-box></draw:frame><draw:frame draw:style-name="gr22" draw:text-style-name="P83" svg:width="0.922cm" svg:height="0.726cm" svg:x="3.584cm" svg:y="1.96cm"><draw:text-box><text:p><text:span text:style-name="T48"><text:s text:c="4"/></text:span><text:span text:style-name="T48">1</text:span></text:p></draw:text-box></draw:frame><draw:frame draw:style-name="gr23" draw:text-style-name="P83" svg:width="0.914cm" svg:height="1.438cm" svg:x="4.81cm" svg:y="3.177cm"><draw:text-box><text:p><text:span text:style-name="T48"><text:s text:c="4"/></text:span><text:span text:style-name="T48">1</text:span></text:p></draw:text-box></draw:frame><draw:line draw:style-name="gr24" draw:text-style-name="P81" svg:x1="2.899cm" svg:y1="3.959cm" svg:x2="3.205cm" svg:y2="3.661cm"><text:p/></draw:line><draw:line draw:style-name="gr25" draw:text-style-name="P81" svg:x1="3.205cm" svg:y1="3.959cm" svg:x2="2.899cm" svg:y2="3.661cm"><text:p/></draw:line><draw:line draw:style-name="gr26" draw:text-style-name="P81" svg:x1="2.899cm" svg:y1="3.959cm" svg:x2="3.205cm" svg:y2="3.661cm"><text:p/></draw:line><draw:line draw:style-name="gr27" draw:text-style-name="P81" svg:x1="3.205cm" svg:y1="3.959cm" svg:x2="2.899cm" svg:y2="3.661cm"><text:p/></draw:line><draw:line draw:style-name="gr28" draw:text-style-name="P81" svg:x1="3.661cm" svg:y1="3.959cm" svg:x2="3.962cm" svg:y2="3.661cm"><text:p/></draw:line><draw:line draw:style-name="gr29" draw:text-style-name="P81" svg:x1="3.967cm" svg:y1="3.959cm" svg:x2="3.661cm" svg:y2="3.661cm"><text:p/></draw:line><draw:line draw:style-name="gr30" draw:text-style-name="P81" svg:x1="5.943cm" svg:y1="3.959cm" svg:x2="6.251cm" svg:y2="3.661cm"><text:p/></draw:line><draw:line draw:style-name="gr31" draw:text-style-name="P81" svg:x1="6.251cm" svg:y1="3.959cm" svg:x2="5.943cm" svg:y2="3.661cm"><text:p/></draw:line><draw:line draw:style-name="gr32" draw:text-style-name="P81" svg:x1="5.943cm" svg:y1="3.959cm" svg:x2="6.251cm" svg:y2="3.661cm"><text:p/></draw:line><draw:line draw:style-name="gr33" draw:text-style-name="P81" svg:x1="6.251cm" svg:y1="3.959cm" svg:x2="5.943cm" svg:y2="3.661cm"><text:p/></draw:line><draw:frame draw:style-name="gr34" draw:text-style-name="P83" svg:width="0.426cm" svg:height="0.825cm" svg:x="6.308cm" svg:y="0.686cm"><draw:text-box><text:p text:style-name="P82"><text:span text:style-name="T48"/></text:p><text:p text:style-name="P82"><text:span text:style-name="T48">A</text:span></text:p></draw:text-box></draw:frame><draw:line draw:style-name="gr35" draw:text-style-name="P81" svg:x1="2.899cm" svg:y1="1.675cm" svg:x2="3.205cm" svg:y2="1.374cm"><text:p/></draw:line><draw:line draw:style-name="gr36" draw:text-style-name="P81" svg:x1="3.205cm" svg:y1="1.675cm" svg:x2="2.899cm" svg:y2="1.374cm"><text:p/></draw:line><draw:line draw:style-name="gr37" draw:text-style-name="P81" svg:x1="4.752cm" svg:y1="2.282cm" svg:x2="4.408cm" svg:y2="2.282cm"><text:p/></draw:line><draw:line draw:style-name="gr37" draw:text-style-name="P81" svg:x1="5.34cm" svg:y1="2.873cm" svg:x2="5.34cm" svg:y2="3.21cm"><text:p/></draw:line><draw:line draw:style-name="gr38" draw:text-style-name="P81" svg:x1="0.003cm" svg:y1="3.047cm" svg:x2="9.15cm" svg:y2="3.047cm"><text:p/></draw:line><draw:line draw:style-name="gr39" draw:text-style-name="P81" svg:x1="4.583cm" svg:y1="0.003cm" svg:x2="4.583cm" svg:y2="6.09cm"><text:p/></draw:line></draw:g></text:span></text:p>
      <text:list xml:id="list233335638356950" text:continue-numbering="true" text:style-name="_5f_Numérotation_20_des_20_exercices">
        <text:list-item>
          <text:list>
            <text:list-item>
              <text:p text:style-name="P63"><text:span text:style-name="_5f_Caractères"><text:span text:style-name="T15">Dans le repère du plan ci-dessus, p</text:span></text:span><text:span text:style-name="_5f_Caractères"><text:span text:style-name="T10">lace l</text:span></text:span><text:span text:style-name="_5f_Caractères">es points C, D, E et F sachant que :</text:span></text:p>
            </text:list-item>
          </text:list>
        </text:list-item>
      </text:list>
      <text:list text:style-name="List_20_1">
        <text:list-item>
          <text:h text:style-name="P56" text:outline-level="1"><text:span text:style-name="_5f_Caractères">C a la même abscisse que A ;</text:span></text:h>
        </text:list-item>
        <text:list-item>
          <text:h text:style-name="P56" text:outline-level="1"><text:span text:style-name="_5f_Caractères">E a une abscisse négative ;</text:span></text:h>
        </text:list-item>
        <text:list-item>
          <text:h text:style-name="P56" text:outline-level="1"><text:span text:style-name="_5f_Caractères">D a la même abscisse que A et une ordonnée négative ;</text:span></text:h>
        </text:list-item>
        <text:list-item>
          <text:h text:style-name="P56" text:outline-level="1"><text:span text:style-name="_5f_Caractères">F a la même ordonnée que A.</text:span></text:h>
        </text:list-item>
      </text:list>
      <text:list text:continue-list="list233335638356950" text:style-name="_5f_Numérotation_20_des_20_exercices">
        <text:list-item>
          <text:list>
            <text:list-item>
              <text:p text:style-name="_5f_Paragraphe_5f_avec_5f_Num_5f_Question"><text:span text:style-name="_5f_Caractères">Quels sont tous les points qui ont la même abscisse ? la même ordonnée ?</text:span></text:p>
              <text:p text:style-name="P54"><text:span text:style-name="_5f_Correction_20_surligné">Les points A, C et D ont la même abscisse 2.</text:span></text:p>
              <text:p text:style-name="P54"><text:span text:style-name="_5f_Correction_20_surligné">Les points E et F ont la même abscisse</text:span><text:span text:style-name="_5f_Correction_20_surligné"><text:span text:style-name="T31"> </text:span></text:span><text:span text:style-name="_5f_Correction_20_surligné"><text:span text:style-name="T39">(</text:span></text:span><text:span text:style-name="_5f_Caractères"><text:span text:style-name="T31">−</text:span></text:span><text:span text:style-name="_5f_Correction_20_surligné"><text:span text:style-name="T31">2</text:span></text:span><text:span text:style-name="_5f_Correction_20_surligné"><text:span text:style-name="T39">)</text:span></text:span><text:span text:style-name="_5f_Correction_20_surligné"><text:span text:style-name="T31">.</text:span></text:span></text:p>
              <text:p text:style-name="P54"><text:span text:style-name="_5f_Correction_20_surligné">Les points A et F ont la même ordonnée 2.</text:span></text:p>
              <text:p text:style-name="P55"><text:span text:style-name="_5f_Correction_20_surligné"><text:span text:style-name="T40">Les points E, B et D ont la même ordonné</text:span></text:span><text:span text:style-name="_5f_Correction_20_surligné"><text:span text:style-name="T37">e </text:span></text:span><text:span text:style-name="_5f_Correction_20_surligné"><text:span text:style-name="T38">(</text:span></text:span><text:span text:style-name="_5f_Caractères"><text:span text:style-name="T24">−</text:span></text:span><text:span text:style-name="_5f_Caractères"><text:span text:style-name="T25">1</text:span></text:span><text:span text:style-name="_5f_Caractères"><text:span text:style-name="T26">)</text:span></text:span><text:span text:style-name="_5f_Correction_20_surligné"><text:span text:style-name="T37">.</text:span></text:span></text:p>
            </text:list-item>
          </text:list>
        </text:list-item>
        <text:list-item>
          <text:h text:style-name="P70" text:outline-level="1"><text:soft-page-break/><text:span text:style-name="_5f_Caractères">Dans le repère</text:span><text:span text:style-name="_5f_Caractères"><text:span text:style-name="T10"> </text:span></text:span><text:span text:style-name="_5f_Caractères"><text:span text:style-name="T16">du plan </text:span></text:span><text:span text:style-name="_5f_Caractères"><text:span text:style-name="T10">ci-dess</text:span></text:span><text:span text:style-name="_5f_Caractères"><text:span text:style-name="T17">o</text:span></text:span><text:span text:style-name="_5f_Caractères"><text:span text:style-name="T10">us, on a grisé la région </text:span></text:span><text:span text:style-name="_5f_Caractères"><text:span text:style-name="T16">de ce plan </text:span></text:span><text:span text:style-name="_5f_Caractères"><text:span text:style-name="T10">dont les points ont pour coordonnées (</text:span></text:span><text:span text:style-name="_5f_Caractères"><text:span text:style-name="T20">x</text:span></text:span><text:span text:style-name="_5f_Caractères"><text:span text:style-name="T10"> ; </text:span></text:span><text:span text:style-name="_5f_Caractères"><text:span text:style-name="T20">y</text:span></text:span><text:span text:style-name="_5f_Caractères"><text:span text:style-name="T10">) </text:span></text:span><text:span text:style-name="_5f_Caractères"><text:span text:style-name="T16">vérifiant</text:span></text:span><text:span text:style-name="_5f_Caractères"><text:span text:style-name="T10"> :</text:span></text:span></text:h>
        </text:list-item>
      </text:list>
      <text:h text:style-name="P3" text:outline-level="1"><text:span text:style-name="_5f_Caractères"><text:span text:style-name="T10">−2 &lt; </text:span></text:span><text:span text:style-name="_5f_Caractères"><text:span text:style-name="T20">x</text:span></text:span><text:span text:style-name="_5f_Caractères"><text:span text:style-name="T10"> &lt; 2 et −1 &lt; </text:span></text:span><text:span text:style-name="_5f_Caractères"><text:span text:style-name="T20">y</text:span></text:span><text:span text:style-name="_5f_Caractères"><text:span text:style-name="T10"> &lt; 2.</text:span></text:span></text:h>
      <text:h text:style-name="P17" text:outline-level="1"><text:span text:style-name="_5f_Caractères"><text:span text:style-name="T10">Colorie en vert la région </text:span></text:span><text:span text:style-name="_5f_Caractères"><text:span text:style-name="T18">de ce même plan </text:span></text:span><text:span text:style-name="_5f_Caractères"><text:span text:style-name="T10">dont</text:span></text:span><text:span text:style-name="_5f_Caractères"> les points ont pour coordonnées (</text:span><text:span text:style-name="_5f_Caractères"><text:span text:style-name="T20">x</text:span></text:span><text:span text:style-name="_5f_Caractères"> ; </text:span><text:span text:style-name="_5f_Caractères"><text:span text:style-name="T20">y</text:span></text:span><text:span text:style-name="_5f_Caractères">) qui vérifient :</text:span></text:h>
      <text:list text:continue-numbering="true" text:style-name="_5f_Numérotation_20_des_20_exercices">
        <text:list-header>
          <text:h text:style-name="P71" text:outline-level="1"><text:span text:style-name="_5f_Caractères">−5 &lt; </text:span><text:span text:style-name="_5f_Caractères"><text:span text:style-name="T20">x</text:span></text:span><text:span text:style-name="_5f_Caractères"> &lt; 2 et −4 &lt; </text:span><text:span text:style-name="_5f_Caractères"><text:span text:style-name="T20">y</text:span></text:span><text:span text:style-name="_5f_Caractères"> &lt; 1.</text:span></text:h>
        </text:list-header>
      </text:list>
      <text:p text:style-name="P18"><draw:g text:anchor-type="paragraph" draw:z-index="70" draw:name="Group object 9" draw:style-name="gr9"><draw:line draw:style-name="gr10" draw:text-style-name="P78" svg:x1="4.49cm" svg:y1="3.138cm" svg:x2="4.677cm" svg:y2="2.949cm"><text:p/></draw:line><draw:line draw:style-name="gr11" draw:text-style-name="P78" svg:x1="4.677cm" svg:y1="3.138cm" svg:x2="4.49cm" svg:y2="2.949cm"><text:p/></draw:line></draw:g><draw:g text:anchor-type="paragraph" draw:z-index="86" draw:name="Group object 1" draw:style-name="gr9"><draw:line draw:style-name="gr10" draw:text-style-name="P78" svg:x1="4.49cm" svg:y1="3.138cm" svg:x2="4.677cm" svg:y2="2.949cm"><text:p/></draw:line><draw:line draw:style-name="gr11" draw:text-style-name="P78" svg:x1="4.677cm" svg:y1="3.138cm" svg:x2="4.49cm" svg:y2="2.949cm"><text:p/></draw:line></draw:g><draw:custom-shape text:anchor-type="paragraph" draw:z-index="87" draw:name="Forme 1" draw:style-name="gr8" draw:text-style-name="P77" svg:width="5.338cm" svg:height="3.809cm" svg:x="0.76cm" svg:y="2.282cm"><text:p/><draw:enhanced-geometry svg:viewBox="0 0 21600 21600" draw:type="rectangle" draw:enhanced-path="M 0 0 L 21600 0 21600 21600 0 21600 0 0 Z N"/></draw:custom-shape><text:span text:style-name="_5f_Caractères"><draw:g text:anchor-type="as-char" svg:y="0cm" draw:z-index="0" draw:name="Forme46_ 2" draw:style-name="gr352"><draw:rect draw:style-name="gr353" draw:text-style-name="P80" svg:width="3.049cm" svg:height="2.285cm" svg:x="3.05cm" svg:y="1.528cm"><text:p/></draw:rect><draw:line draw:style-name="gr354" draw:text-style-name="P81" svg:x1="0cm" svg:y1="0cm" svg:x2="9.147cm" svg:y2="0cm"><text:p/></draw:line><draw:line draw:style-name="gr354" draw:text-style-name="P81" svg:x1="0.76cm" svg:y1="0.003cm" svg:x2="0.76cm" svg:y2="6.098cm"><text:p/></draw:line><draw:line draw:style-name="gr354" draw:text-style-name="P81" svg:x1="1.519cm" svg:y1="0.003cm" svg:x2="1.519cm" svg:y2="6.09cm"><text:p/></draw:line><draw:line draw:style-name="gr354" draw:text-style-name="P81" svg:x1="2.279cm" svg:y1="0.003cm" svg:x2="2.279cm" svg:y2="6.09cm"><text:p/></draw:line><draw:line draw:style-name="gr354" draw:text-style-name="P81" svg:x1="3.044cm" svg:y1="0.003cm" svg:x2="3.044cm" svg:y2="6.09cm"><text:p/></draw:line><draw:line draw:style-name="gr354" draw:text-style-name="P81" svg:x1="3.805cm" svg:y1="0.003cm" svg:x2="3.805cm" svg:y2="6.09cm"><text:p/></draw:line><draw:line draw:style-name="gr354" draw:text-style-name="P81" svg:x1="5.333cm" svg:y1="0.003cm" svg:x2="5.333cm" svg:y2="6.09cm"><text:p/></draw:line><draw:line draw:style-name="gr354" draw:text-style-name="P81" svg:x1="6.098cm" svg:y1="0.003cm" svg:x2="6.098cm" svg:y2="6.09cm"><text:p/></draw:line><draw:line draw:style-name="gr354" draw:text-style-name="P81" svg:x1="6.868cm" svg:y1="0.003cm" svg:x2="6.868cm" svg:y2="6.09cm"><text:p/></draw:line><draw:line draw:style-name="gr354" draw:text-style-name="P81" svg:x1="7.615cm" svg:y1="0.003cm" svg:x2="7.615cm" svg:y2="6.09cm"><text:p/></draw:line><draw:line draw:style-name="gr354" draw:text-style-name="P81" svg:x1="8.384cm" svg:y1="0.003cm" svg:x2="8.384cm" svg:y2="6.09cm"><text:p/></draw:line><draw:line draw:style-name="gr354" draw:text-style-name="P81" svg:x1="9.137cm" svg:y1="0.003cm" svg:x2="9.137cm" svg:y2="6.09cm"><text:p/></draw:line><draw:line draw:style-name="gr354" draw:text-style-name="P81" svg:x1="0.003cm" svg:y1="0.003cm" svg:x2="0.003cm" svg:y2="6.098cm"><text:p/></draw:line><draw:line draw:style-name="gr354" draw:text-style-name="P81" svg:x1="0cm" svg:y1="0.757cm" svg:x2="9.147cm" svg:y2="0.757cm"><text:p/></draw:line><draw:line draw:style-name="gr354" draw:text-style-name="P81" svg:x1="0cm" svg:y1="1.518cm" svg:x2="9.147cm" svg:y2="1.518cm"><text:p/></draw:line><draw:line draw:style-name="gr354" draw:text-style-name="P81" svg:x1="0cm" svg:y1="2.289cm" svg:x2="9.147cm" svg:y2="2.289cm"><text:p/></draw:line><draw:line draw:style-name="gr354" draw:text-style-name="P81" svg:x1="0cm" svg:y1="3.804cm" svg:x2="9.147cm" svg:y2="3.804cm"><text:p/></draw:line><draw:line draw:style-name="gr354" draw:text-style-name="P81" svg:x1="0cm" svg:y1="4.566cm" svg:x2="9.147cm" svg:y2="4.566cm"><text:p/></draw:line><draw:line draw:style-name="gr354" draw:text-style-name="P81" svg:x1="0cm" svg:y1="5.333cm" svg:x2="9.147cm" svg:y2="5.333cm"><text:p/></draw:line><draw:line draw:style-name="gr354" draw:text-style-name="P81" svg:x1="0cm" svg:y1="6.09cm" svg:x2="9.147cm" svg:y2="6.09cm"><text:p/></draw:line><draw:line draw:style-name="gr355" draw:text-style-name="P81" svg:x1="5.944cm" svg:y1="2.44cm" svg:x2="6.248cm" svg:y2="2.136cm"><text:p/></draw:line><draw:line draw:style-name="gr356" draw:text-style-name="P81" svg:x1="6.248cm" svg:y1="2.44cm" svg:x2="5.944cm" svg:y2="2.136cm"><text:p/></draw:line><draw:line draw:style-name="gr357" draw:text-style-name="P81" svg:x1="5.944cm" svg:y1="1.675cm" svg:x2="6.248cm" svg:y2="1.377cm"><text:p/></draw:line><draw:line draw:style-name="gr358" draw:text-style-name="P81" svg:x1="6.248cm" svg:y1="1.675cm" svg:x2="5.944cm" svg:y2="1.377cm"><text:p/></draw:line><draw:frame draw:style-name="gr359" draw:text-style-name="P83" svg:width="0.422cm" svg:height="0.724cm" svg:x="3.609cm" svg:y="3.979cm"><draw:text-box><text:p text:style-name="P82"><text:span text:style-name="T48">B</text:span></text:p></draw:text-box></draw:frame><draw:frame draw:style-name="gr360" draw:text-style-name="P83" svg:width="0.436cm" svg:height="0.724cm" svg:x="4.089cm" svg:y="3.039cm"><draw:text-box><text:p text:style-name="P82"><text:span text:style-name="T48">O</text:span></text:p></draw:text-box></draw:frame><draw:frame draw:style-name="gr361" draw:text-style-name="P83" svg:width="0.922cm" svg:height="0.726cm" svg:x="3.584cm" svg:y="1.96cm"><draw:text-box><text:p><text:span text:style-name="T48"><text:s text:c="2"/></text:span><text:span text:style-name="T48">1</text:span></text:p></draw:text-box></draw:frame><draw:frame draw:style-name="gr362" draw:text-style-name="P83" svg:width="0.914cm" svg:height="1.438cm" svg:x="4.81cm" svg:y="3.177cm"><draw:text-box><text:p><text:span text:style-name="T48"><text:s text:c="3"/></text:span><text:span text:style-name="T48">1</text:span></text:p></draw:text-box></draw:frame><draw:line draw:style-name="gr363" draw:text-style-name="P81" svg:x1="2.899cm" svg:y1="3.959cm" svg:x2="3.205cm" svg:y2="3.661cm"><text:p/></draw:line><draw:line draw:style-name="gr364" draw:text-style-name="P81" svg:x1="3.205cm" svg:y1="3.959cm" svg:x2="2.899cm" svg:y2="3.661cm"><text:p/></draw:line><draw:line draw:style-name="gr365" draw:text-style-name="P81" svg:x1="2.899cm" svg:y1="3.959cm" svg:x2="3.205cm" svg:y2="3.661cm"><text:p/></draw:line><draw:line draw:style-name="gr366" draw:text-style-name="P81" svg:x1="3.205cm" svg:y1="3.959cm" svg:x2="2.899cm" svg:y2="3.661cm"><text:p/></draw:line><draw:line draw:style-name="gr367" draw:text-style-name="P81" svg:x1="3.661cm" svg:y1="3.959cm" svg:x2="3.962cm" svg:y2="3.661cm"><text:p/></draw:line><draw:line draw:style-name="gr368" draw:text-style-name="P81" svg:x1="3.967cm" svg:y1="3.959cm" svg:x2="3.661cm" svg:y2="3.661cm"><text:p/></draw:line><draw:line draw:style-name="gr369" draw:text-style-name="P81" svg:x1="5.943cm" svg:y1="3.959cm" svg:x2="6.251cm" svg:y2="3.661cm"><text:p/></draw:line><draw:line draw:style-name="gr370" draw:text-style-name="P81" svg:x1="6.251cm" svg:y1="3.959cm" svg:x2="5.943cm" svg:y2="3.661cm"><text:p/></draw:line><draw:line draw:style-name="gr371" draw:text-style-name="P81" svg:x1="5.943cm" svg:y1="3.959cm" svg:x2="6.251cm" svg:y2="3.661cm"><text:p/></draw:line><draw:line draw:style-name="gr372" draw:text-style-name="P81" svg:x1="6.251cm" svg:y1="3.959cm" svg:x2="5.943cm" svg:y2="3.661cm"><text:p/></draw:line><draw:frame draw:style-name="gr373" draw:text-style-name="P83" svg:width="0.426cm" svg:height="0.722cm" svg:x="6.308cm" svg:y="0.686cm"><draw:text-box><text:p text:style-name="P82"><text:span text:style-name="T48">A</text:span></text:p></draw:text-box></draw:frame><draw:line draw:style-name="gr374" draw:text-style-name="P81" svg:x1="2.899cm" svg:y1="1.675cm" svg:x2="3.205cm" svg:y2="1.374cm"><text:p/></draw:line><draw:line draw:style-name="gr375" draw:text-style-name="P81" svg:x1="3.205cm" svg:y1="1.675cm" svg:x2="2.899cm" svg:y2="1.374cm"><text:p/></draw:line><draw:line draw:style-name="gr376" draw:text-style-name="P81" svg:x1="4.752cm" svg:y1="2.282cm" svg:x2="4.408cm" svg:y2="2.282cm"><text:p/></draw:line><draw:line draw:style-name="gr376" draw:text-style-name="P81" svg:x1="5.34cm" svg:y1="2.873cm" svg:x2="5.34cm" svg:y2="3.21cm"><text:p/></draw:line><draw:line draw:style-name="gr377" draw:text-style-name="P81" svg:x1="0.003cm" svg:y1="3.047cm" svg:x2="9.15cm" svg:y2="3.047cm"><text:p/></draw:line><draw:line draw:style-name="gr378" draw:text-style-name="P81" svg:x1="4.583cm" svg:y1="0.003cm" svg:x2="4.583cm" svg:y2="6.09cm"><text:p/></draw:line></draw:g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Regular" style:font-charset="x-symbol"/>
    <style:font-face style:name="OpenSymbol5" svg:font-family="OpenSymbol" style:font-adornments="Roman" style:font-family-generic="swiss" style:font-pitch="variable"/>
    <style:font-face style:name="SimSun" svg:font-family="SimSun" style:font-pitch="variable"/>
    <style:font-face style:name="SimSun1" svg:font-family="SimSun" style:font-family-generic="swiss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styles>
    <draw:hatch draw:name="Green_20_90_20_Degrees_20_Triple" draw:display-name="Green 90 Degrees Triple" draw:style="triple" draw:color="#00a933" draw:distance="0.203cm" draw:rotation="900"/>
    <draw:marker draw:name="Arrow_20_concave" draw:display-name="Arrow concave" svg:viewBox="0 0 1131 1580" svg:d="M1013 1491l118 89-567-1580-564 1580 114-85 136-68 148-46 161-17 161 13 153 46z"/>
    <draw:stroke-dash draw:name="Dashed_20__28_var_29__20_1054" draw:display-name="Dashed (var) 1054" draw:style="rect" draw:dots1="1" draw:dots1-length="0.003cm" draw:dots2="1" draw:dots2-length="0.003cm" draw:distance="0.003cm"/>
    <draw:stroke-dash draw:name="Dashed_20__28_var_29__20_1055" draw:display-name="Dashed (var) 1055" draw:style="rect" draw:dots1="1" draw:dots1-length="0.003cm" draw:dots2="1" draw:dots2-length="0.003cm" draw:distance="0.003cm"/>
    <draw:stroke-dash draw:name="Dashed_20__28_var_29__20_1056" draw:display-name="Dashed (var) 1056" draw:style="rect" draw:dots1="1" draw:dots1-length="0.003cm" draw:dots2="1" draw:dots2-length="0.003cm" draw:distance="0.003cm"/>
    <draw:stroke-dash draw:name="Dashed_20__28_var_29__20_1057" draw:display-name="Dashed (var) 1057" draw:style="rect" draw:dots1="1" draw:dots1-length="0.003cm" draw:dots2="1" draw:dots2-length="0.003cm" draw:distance="0.003cm"/>
    <draw:stroke-dash draw:name="Dashed_20__28_var_29__20_1058" draw:display-name="Dashed (var) 1058" draw:style="rect" draw:dots1="1" draw:dots1-length="0.003cm" draw:dots2="1" draw:dots2-length="0.003cm" draw:distance="0.003cm"/>
    <draw:stroke-dash draw:name="Dashed_20__28_var_29__20_1059" draw:display-name="Dashed (var) 1059" draw:style="rect" draw:dots1="1" draw:dots1-length="0.003cm" draw:dots2="1" draw:dots2-length="0.003cm" draw:distance="0.003cm"/>
    <draw:stroke-dash draw:name="Dashed_20__28_var_29__20_1060" draw:display-name="Dashed (var) 1060" draw:style="rect" draw:dots1="1" draw:dots1-length="0.003cm" draw:dots2="1" draw:dots2-length="0.003cm" draw:distance="0.003cm"/>
    <draw:stroke-dash draw:name="Dashed_20__28_var_29__20_1061" draw:display-name="Dashed (var) 1061" draw:style="rect" draw:dots1="1" draw:dots1-length="0.003cm" draw:dots2="1" draw:dots2-length="0.003cm" draw:distance="0.003cm"/>
    <draw:stroke-dash draw:name="Dashed_20__28_var_29__20_1062" draw:display-name="Dashed (var) 1062" draw:style="rect" draw:dots1="1" draw:dots1-length="0.003cm" draw:dots2="1" draw:dots2-length="0.003cm" draw:distance="0.003cm"/>
    <draw:stroke-dash draw:name="Dashed_20__28_var_29__20_1063" draw:display-name="Dashed (var) 1063" draw:style="rect" draw:dots1="1" draw:dots1-length="0.003cm" draw:dots2="1" draw:dots2-length="0.003cm" draw:distance="0.003cm"/>
    <draw:stroke-dash draw:name="Dashed_20__28_var_29__20_1064" draw:display-name="Dashed (var) 1064" draw:style="rect" draw:dots1="1" draw:dots1-length="0.003cm" draw:dots2="1" draw:dots2-length="0.003cm" draw:distance="0.003cm"/>
    <draw:stroke-dash draw:name="Dashed_20__28_var_29__20_1065" draw:display-name="Dashed (var) 1065" draw:style="rect" draw:dots1="1" draw:dots1-length="0.003cm" draw:dots2="1" draw:dots2-length="0.003cm" draw:distance="0.003cm"/>
    <draw:stroke-dash draw:name="Dashed_20__28_var_29__20_1066" draw:display-name="Dashed (var) 1066" draw:style="rect" draw:dots1="1" draw:dots1-length="0.003cm" draw:dots2="1" draw:dots2-length="0.003cm" draw:distance="0.003cm"/>
    <draw:stroke-dash draw:name="Dashed_20__28_var_29__20_1067" draw:display-name="Dashed (var) 1067" draw:style="rect" draw:dots1="1" draw:dots1-length="0.003cm" draw:dots2="1" draw:dots2-length="0.003cm" draw:distance="0.003cm"/>
    <draw:stroke-dash draw:name="Dashed_20__28_var_29__20_1068" draw:display-name="Dashed (var) 1068" draw:style="rect" draw:dots1="1" draw:dots1-length="0.003cm" draw:dots2="1" draw:dots2-length="0.003cm" draw:distance="0.003cm"/>
    <draw:stroke-dash draw:name="Dashed_20__28_var_29__20_1069" draw:display-name="Dashed (var) 1069" draw:style="rect" draw:dots1="1" draw:dots1-length="0.003cm" draw:dots2="1" draw:dots2-length="0.003cm" draw:distance="0.003cm"/>
    <draw:stroke-dash draw:name="Dashed_20__28_var_29__20_1070" draw:display-name="Dashed (var) 1070" draw:style="rect" draw:dots1="1" draw:dots1-length="0.003cm" draw:dots2="1" draw:dots2-length="0.003cm" draw:distance="0.003cm"/>
    <draw:stroke-dash draw:name="Dashed_20__28_var_29__20_1071" draw:display-name="Dashed (var) 1071" draw:style="rect" draw:dots1="1" draw:dots1-length="0.003cm" draw:dots2="1" draw:dots2-length="0.003cm" draw:distance="0.003cm"/>
    <draw:stroke-dash draw:name="Dashed_20__28_var_29__20_1072" draw:display-name="Dashed (var) 1072" draw:style="rect" draw:dots1="1" draw:dots1-length="0.003cm" draw:dots2="1" draw:dots2-length="0.003cm" draw:distance="0.003cm"/>
    <draw:stroke-dash draw:name="Dashed_20__28_var_29__20_1073" draw:display-name="Dashed (var) 1073" draw:style="rect" draw:dots1="1" draw:dots1-length="0.003cm" draw:dots2="1" draw:dots2-length="0.003cm" draw:distance="0.003cm"/>
    <draw:stroke-dash draw:name="Dashed_20__28_var_29__20_1074" draw:display-name="Dashed (var) 1074" draw:style="rect" draw:dots1="1" draw:dots1-length="0.003cm" draw:dots2="1" draw:dots2-length="0.003cm" draw:distance="0.003cm"/>
    <draw:stroke-dash draw:name="Dashed_20__28_var_29__20_1075" draw:display-name="Dashed (var) 1075" draw:style="rect" draw:dots1="1" draw:dots1-length="0.003cm" draw:dots2="1" draw:dots2-length="0.003cm" draw:distance="0.003cm"/>
    <draw:stroke-dash draw:name="Dashed_20__28_var_29__20_1076" draw:display-name="Dashed (var) 1076" draw:style="rect" draw:dots1="1" draw:dots1-length="0.003cm" draw:dots2="1" draw:dots2-length="0.003cm" draw:distance="0.003cm"/>
    <draw:stroke-dash draw:name="Dashed_20__28_var_29__20_1077" draw:display-name="Dashed (var) 1077" draw:style="rect" draw:dots1="1" draw:dots1-length="0.003cm" draw:dots2="1" draw:dots2-length="0.003cm" draw:distance="0.003cm"/>
    <draw:stroke-dash draw:name="Dashed_20__28_var_29__20_1078" draw:display-name="Dashed (var) 1078" draw:style="rect" draw:dots1="1" draw:dots1-length="0.003cm" draw:dots2="1" draw:dots2-length="0.003cm" draw:distance="0.003cm"/>
    <draw:stroke-dash draw:name="Dashed_20__28_var_29__20_1079" draw:display-name="Dashed (var) 1079" draw:style="rect" draw:dots1="1" draw:dots1-length="0.003cm" draw:dots2="1" draw:dots2-length="0.003cm" draw:distance="0.003cm"/>
    <draw:stroke-dash draw:name="Dashed_20__28_var_29__20_1080" draw:display-name="Dashed (var) 1080" draw:style="rect" draw:dots1="1" draw:dots1-length="0.003cm" draw:dots2="1" draw:dots2-length="0.003cm" draw:distance="0.003cm"/>
    <draw:stroke-dash draw:name="Dashed_20__28_var_29__20_1081" draw:display-name="Dashed (var) 1081" draw:style="rect" draw:dots1="1" draw:dots1-length="0.003cm" draw:dots2="1" draw:dots2-length="0.003cm" draw:distance="0.003cm"/>
    <draw:stroke-dash draw:name="Dashed_20__28_var_29__20_1082" draw:display-name="Dashed (var) 1082" draw:style="rect" draw:dots1="1" draw:dots1-length="0.003cm" draw:dots2="1" draw:dots2-length="0.003cm" draw:distance="0.003cm"/>
    <draw:stroke-dash draw:name="Dashed_20__28_var_29__20_1083" draw:display-name="Dashed (var) 1083" draw:style="rect" draw:dots1="1" draw:dots1-length="0.003cm" draw:dots2="1" draw:dots2-length="0.003cm" draw:distance="0.003cm"/>
    <draw:stroke-dash draw:name="Dashed_20__28_var_29__20_1084" draw:display-name="Dashed (var) 1084" draw:style="rect" draw:dots1="1" draw:dots1-length="0.003cm" draw:dots2="1" draw:dots2-length="0.003cm" draw:distance="0.003cm"/>
    <draw:stroke-dash draw:name="Dashed_20__28_var_29__20_1085" draw:display-name="Dashed (var) 1085" draw:style="rect" draw:dots1="1" draw:dots1-length="0.003cm" draw:dots2="1" draw:dots2-length="0.003cm" draw:distance="0.003cm"/>
    <draw:stroke-dash draw:name="Dashed_20__28_var_29__20_1086" draw:display-name="Dashed (var) 1086" draw:style="rect" draw:dots1="1" draw:dots1-length="0.003cm" draw:dots2="1" draw:dots2-length="0.003cm" draw:distance="0.003cm"/>
    <draw:stroke-dash draw:name="Dashed_20__28_var_29__20_1087" draw:display-name="Dashed (var) 1087" draw:style="rect" draw:dots1="1" draw:dots1-length="0.003cm" draw:dots2="1" draw:dots2-length="0.003cm" draw:distance="0.003cm"/>
    <draw:stroke-dash draw:name="Dashed_20__28_var_29__20_1088" draw:display-name="Dashed (var) 1088" draw:style="rect" draw:dots1="1" draw:dots1-length="0.003cm" draw:dots2="1" draw:dots2-length="0.003cm" draw:distance="0.003cm"/>
    <draw:stroke-dash draw:name="Dashed_20__28_var_29__20_1089" draw:display-name="Dashed (var) 1089" draw:style="rect" draw:dots1="1" draw:dots1-length="0.003cm" draw:dots2="1" draw:dots2-length="0.003cm" draw:distance="0.003cm"/>
    <draw:stroke-dash draw:name="Dashed_20__28_var_29__20_1090" draw:display-name="Dashed (var) 1090" draw:style="rect" draw:dots1="1" draw:dots1-length="0.003cm" draw:dots2="1" draw:dots2-length="0.003cm" draw:distance="0.003cm"/>
    <draw:stroke-dash draw:name="Dashed_20__28_var_29__20_1091" draw:display-name="Dashed (var) 1091" draw:style="rect" draw:dots1="1" draw:dots1-length="0.003cm" draw:dots2="1" draw:dots2-length="0.003cm" draw:distance="0.003cm"/>
    <draw:stroke-dash draw:name="Dashed_20__28_var_29__20_1092" draw:display-name="Dashed (var) 1092" draw:style="rect" draw:dots1="1" draw:dots1-length="0.003cm" draw:dots2="1" draw:dots2-length="0.003cm" draw:distance="0.003cm"/>
    <draw:stroke-dash draw:name="Dashed_20__28_var_29__20_1093" draw:display-name="Dashed (var) 1093" draw:style="rect" draw:dots1="1" draw:dots1-length="0.003cm" draw:dots2="1" draw:dots2-length="0.003cm" draw:distance="0.003cm"/>
    <draw:stroke-dash draw:name="Dashed_20__28_var_29__20_1094" draw:display-name="Dashed (var) 1094" draw:style="rect" draw:dots1="1" draw:dots1-length="0.003cm" draw:dots2="1" draw:dots2-length="0.003cm" draw:distance="0.003cm"/>
    <draw:stroke-dash draw:name="Dashed_20__28_var_29__20_1095" draw:display-name="Dashed (var) 1095" draw:style="rect" draw:dots1="1" draw:dots1-length="0.003cm" draw:dots2="1" draw:dots2-length="0.003cm" draw:distance="0.003cm"/>
    <draw:stroke-dash draw:name="Dashed_20__28_var_29__20_1096" draw:display-name="Dashed (var) 1096" draw:style="rect" draw:dots1="1" draw:dots1-length="0.003cm" draw:dots2="1" draw:dots2-length="0.003cm" draw:distance="0.003cm"/>
    <draw:stroke-dash draw:name="Dashed_20__28_var_29__20_1097" draw:display-name="Dashed (var) 1097" draw:style="rect" draw:dots1="1" draw:dots1-length="0.003cm" draw:dots2="1" draw:dots2-length="0.003cm" draw:distance="0.003cm"/>
    <draw:stroke-dash draw:name="Dashed_20__28_var_29__20_1098" draw:display-name="Dashed (var) 1098" draw:style="rect" draw:dots1="1" draw:dots1-length="0.003cm" draw:dots2="1" draw:dots2-length="0.003cm" draw:distance="0.003cm"/>
    <draw:stroke-dash draw:name="Dashed_20__28_var_29__20_1099" draw:display-name="Dashed (var) 1099" draw:style="rect" draw:dots1="1" draw:dots1-length="0.003cm" draw:dots2="1" draw:dots2-length="0.003cm" draw:distance="0.003cm"/>
    <draw:stroke-dash draw:name="Dashed_20__28_var_29__20_1100" draw:display-name="Dashed (var) 1100" draw:style="rect" draw:dots1="1" draw:dots1-length="0.003cm" draw:dots2="1" draw:dots2-length="0.003cm" draw:distance="0.003cm"/>
    <draw:stroke-dash draw:name="Dashed_20__28_var_29__20_1101" draw:display-name="Dashed (var) 1101" draw:style="rect" draw:dots1="1" draw:dots1-length="0.003cm" draw:dots2="1" draw:dots2-length="0.003cm" draw:distance="0.003cm"/>
    <draw:stroke-dash draw:name="Dashed_20__28_var_29__20_1102" draw:display-name="Dashed (var) 1102" draw:style="rect" draw:dots1="1" draw:dots1-length="0.003cm" draw:dots2="1" draw:dots2-length="0.003cm" draw:distance="0.003cm"/>
    <draw:stroke-dash draw:name="Dashed_20__28_var_29__20_1103" draw:display-name="Dashed (var) 1103" draw:style="rect" draw:dots1="1" draw:dots1-length="0.003cm" draw:dots2="1" draw:dots2-length="0.003cm" draw:distance="0.003cm"/>
    <draw:stroke-dash draw:name="Dashed_20__28_var_29__20_1104" draw:display-name="Dashed (var) 1104" draw:style="rect" draw:dots1="1" draw:dots1-length="0.003cm" draw:dots2="1" draw:dots2-length="0.003cm" draw:distance="0.003cm"/>
    <draw:stroke-dash draw:name="Dashed_20__28_var_29__20_1105" draw:display-name="Dashed (var) 1105" draw:style="rect" draw:dots1="1" draw:dots1-length="0.003cm" draw:dots2="1" draw:dots2-length="0.003cm" draw:distance="0.003cm"/>
    <draw:stroke-dash draw:name="Dashed_20__28_var_29__20_1106" draw:display-name="Dashed (var) 1106" draw:style="rect" draw:dots1="1" draw:dots1-length="0.003cm" draw:dots2="1" draw:dots2-length="0.003cm" draw:distance="0.003cm"/>
    <draw:stroke-dash draw:name="Dashed_20__28_var_29__20_1107" draw:display-name="Dashed (var) 1107" draw:style="rect" draw:dots1="1" draw:dots1-length="0.003cm" draw:dots2="1" draw:dots2-length="0.003cm" draw:distance="0.003cm"/>
    <draw:stroke-dash draw:name="Dashed_20__28_var_29__20_1111" draw:display-name="Dashed (var) 1111" draw:style="rect" draw:dots1="1" draw:dots1-length="0.003cm" draw:dots2="1" draw:dots2-length="0.003cm" draw:distance="0.003cm"/>
    <draw:stroke-dash draw:name="Dashed_20__28_var_29__20_1116" draw:display-name="Dashed (var) 1116" draw:style="rect" draw:dots1="1" draw:dots1-length="0.003cm" draw:dots2="1" draw:dots2-length="0.003cm" draw:distance="0.003cm"/>
    <draw:stroke-dash draw:name="Dashed_20__28_var_29__20_1132" draw:display-name="Dashed (var) 1132" draw:style="rect" draw:dots1="1" draw:dots1-length="0.003cm" draw:dots2="1" draw:dots2-length="0.003cm" draw:distance="0.003cm"/>
    <draw:stroke-dash draw:name="Dashed_20__28_var_29__20_1133" draw:display-name="Dashed (var) 1133" draw:style="rect" draw:dots1="1" draw:dots1-length="0.003cm" draw:dots2="1" draw:dots2-length="0.003cm" draw:distance="0.003cm"/>
    <draw:stroke-dash draw:name="Dashed_20__28_var_29__20_1134" draw:display-name="Dashed (var) 1134" draw:style="rect" draw:dots1="1" draw:dots1-length="0.003cm" draw:dots2="1" draw:dots2-length="0.003cm" draw:distance="0.003cm"/>
    <draw:stroke-dash draw:name="Dashed_20__28_var_29__20_1135" draw:display-name="Dashed (var) 1135" draw:style="rect" draw:dots1="1" draw:dots1-length="0.003cm" draw:dots2="1" draw:dots2-length="0.003cm" draw:distance="0.003cm"/>
    <draw:stroke-dash draw:name="Dashed_20__28_var_29__20_1136" draw:display-name="Dashed (var) 1136" draw:style="rect" draw:dots1="1" draw:dots1-length="0.003cm" draw:dots2="1" draw:dots2-length="0.003cm" draw:distance="0.003cm"/>
    <draw:stroke-dash draw:name="Dashed_20__28_var_29__20_3692" draw:display-name="Dashed (var) 3692" draw:style="rect" draw:dots1="1" draw:dots1-length="0.001cm" draw:dots2="1" draw:dots2-length="0.001cm" draw:distance="0.001cm"/>
    <draw:stroke-dash draw:name="Dashed_20__28_var_29__20_3693" draw:display-name="Dashed (var) 3693" draw:style="rect" draw:dots1="1" draw:dots1-length="0.001cm" draw:dots2="1" draw:dots2-length="0.001cm" draw:distance="0.001cm"/>
    <draw:stroke-dash draw:name="Dashed_20__28_var_29__20_3694" draw:display-name="Dashed (var) 3694" draw:style="rect" draw:dots1="1" draw:dots1-length="0.001cm" draw:dots2="1" draw:dots2-length="0.001cm" draw:distance="0.001cm"/>
    <draw:stroke-dash draw:name="Dashed_20__28_var_29__20_3695" draw:display-name="Dashed (var) 3695" draw:style="rect" draw:dots1="1" draw:dots1-length="0.001cm" draw:dots2="1" draw:dots2-length="0.001cm" draw:distance="0.001cm"/>
    <draw:stroke-dash draw:name="Dashed_20__28_var_29__20_3696" draw:display-name="Dashed (var) 3696" draw:style="rect" draw:dots1="1" draw:dots1-length="0.001cm" draw:dots2="1" draw:dots2-length="0.001cm" draw:distance="0.001cm"/>
    <draw:stroke-dash draw:name="Dashed_20__28_var_29__20_3698" draw:display-name="Dashed (var) 3698" draw:style="rect" draw:dots1="1" draw:dots1-length="0.001cm" draw:dots2="1" draw:dots2-length="0.001cm" draw:distance="0.001cm"/>
    <draw:stroke-dash draw:name="Dashed_20__28_var_29__20_3699" draw:display-name="Dashed (var) 3699" draw:style="rect" draw:dots1="1" draw:dots1-length="0.001cm" draw:dots2="1" draw:dots2-length="0.001cm" draw:distance="0.001cm"/>
    <draw:stroke-dash draw:name="Dashed_20__28_var_29__20_3700" draw:display-name="Dashed (var) 3700" draw:style="rect" draw:dots1="1" draw:dots1-length="0.001cm" draw:dots2="1" draw:dots2-length="0.001cm" draw:distance="0.001cm"/>
    <draw:stroke-dash draw:name="Dashed_20__28_var_29__20_3701" draw:display-name="Dashed (var) 3701" draw:style="rect" draw:dots1="1" draw:dots1-length="0.001cm" draw:dots2="1" draw:dots2-length="0.001cm" draw:distance="0.001cm"/>
    <draw:stroke-dash draw:name="Dashed_20__28_var_29__20_3702" draw:display-name="Dashed (var) 3702" draw:style="rect" draw:dots1="1" draw:dots1-length="0.001cm" draw:dots2="1" draw:dots2-length="0.001cm" draw:distance="0.001cm"/>
    <draw:stroke-dash draw:name="Dashed_20__28_var_29__20_3703" draw:display-name="Dashed (var) 3703" draw:style="rect" draw:dots1="1" draw:dots1-length="0.001cm" draw:dots2="1" draw:dots2-length="0.001cm" draw:distance="0.001cm"/>
    <draw:stroke-dash draw:name="Dashed_20__28_var_29__20_3704" draw:display-name="Dashed (var) 3704" draw:style="rect" draw:dots1="1" draw:dots1-length="0.001cm" draw:dots2="1" draw:dots2-length="0.001cm" draw:distance="0.001cm"/>
    <draw:stroke-dash draw:name="Dashed_20__28_var_29__20_3705" draw:display-name="Dashed (var) 3705" draw:style="rect" draw:dots1="1" draw:dots1-length="0.001cm" draw:dots2="1" draw:dots2-length="0.001cm" draw:distance="0.001cm"/>
    <draw:stroke-dash draw:name="Dashed_20__28_var_29__20_3706" draw:display-name="Dashed (var) 3706" draw:style="rect" draw:dots1="1" draw:dots1-length="0.001cm" draw:dots2="1" draw:dots2-length="0.001cm" draw:distance="0.001cm"/>
    <draw:stroke-dash draw:name="Dashed_20__28_var_29__20_3707" draw:display-name="Dashed (var) 3707" draw:style="rect" draw:dots1="1" draw:dots1-length="0.001cm" draw:dots2="1" draw:dots2-length="0.001cm" draw:distance="0.001cm"/>
    <draw:stroke-dash draw:name="Dashed_20__28_var_29__20_3708" draw:display-name="Dashed (var) 3708" draw:style="rect" draw:dots1="1" draw:dots1-length="0.001cm" draw:dots2="1" draw:dots2-length="0.001cm" draw:distance="0.001cm"/>
    <draw:stroke-dash draw:name="Dashed_20__28_var_29__20_3709" draw:display-name="Dashed (var) 3709" draw:style="rect" draw:dots1="1" draw:dots1-length="0.001cm" draw:dots2="1" draw:dots2-length="0.001cm" draw:distance="0.001cm"/>
    <draw:stroke-dash draw:name="Dashed_20__28_var_29__20_3710" draw:display-name="Dashed (var) 3710" draw:style="rect" draw:dots1="1" draw:dots1-length="0.001cm" draw:dots2="1" draw:dots2-length="0.001cm" draw:distance="0.001cm"/>
    <draw:stroke-dash draw:name="Dashed_20__28_var_29__20_3711" draw:display-name="Dashed (var) 3711" draw:style="rect" draw:dots1="1" draw:dots1-length="0.001cm" draw:dots2="1" draw:dots2-length="0.001cm" draw:distance="0.001cm"/>
    <draw:stroke-dash draw:name="Dashed_20__28_var_29__20_3712" draw:display-name="Dashed (var) 3712" draw:style="rect" draw:dots1="1" draw:dots1-length="0.001cm" draw:dots2="1" draw:dots2-length="0.001cm" draw:distance="0.001cm"/>
    <draw:stroke-dash draw:name="Dashed_20__28_var_29__20_3713" draw:display-name="Dashed (var) 3713" draw:style="rect" draw:dots1="1" draw:dots1-length="0.001cm" draw:dots2="1" draw:dots2-length="0.001cm" draw:distance="0.001cm"/>
    <draw:stroke-dash draw:name="Dashed_20__28_var_29__20_3714" draw:display-name="Dashed (var) 3714" draw:style="rect" draw:dots1="1" draw:dots1-length="0.001cm" draw:dots2="1" draw:dots2-length="0.001cm" draw:distance="0.001cm"/>
    <draw:stroke-dash draw:name="Dashed_20__28_var_29__20_3715" draw:display-name="Dashed (var) 3715" draw:style="rect" draw:dots1="1" draw:dots1-length="0.001cm" draw:dots2="1" draw:dots2-length="0.001cm" draw:distance="0.001cm"/>
    <draw:stroke-dash draw:name="Dashed_20__28_var_29__20_3716" draw:display-name="Dashed (var) 3716" draw:style="rect" draw:dots1="1" draw:dots1-length="0.001cm" draw:dots2="1" draw:dots2-length="0.001cm" draw:distance="0.001cm"/>
    <draw:stroke-dash draw:name="Dashed_20__28_var_29__20_3717" draw:display-name="Dashed (var) 3717" draw:style="rect" draw:dots1="1" draw:dots1-length="0.001cm" draw:dots2="1" draw:dots2-length="0.001cm" draw:distance="0.001cm"/>
    <draw:stroke-dash draw:name="Dashed_20__28_var_29__20_3718" draw:display-name="Dashed (var) 3718" draw:style="rect" draw:dots1="1" draw:dots1-length="0.001cm" draw:dots2="1" draw:dots2-length="0.001cm" draw:distance="0.001cm"/>
    <draw:stroke-dash draw:name="Dashed_20__28_var_29__20_3719" draw:display-name="Dashed (var) 3719" draw:style="rect" draw:dots1="1" draw:dots1-length="0.001cm" draw:dots2="1" draw:dots2-length="0.001cm" draw:distance="0.001cm"/>
    <draw:stroke-dash draw:name="Dashed_20__28_var_29__20_3720" draw:display-name="Dashed (var) 3720" draw:style="rect" draw:dots1="1" draw:dots1-length="0.001cm" draw:dots2="1" draw:dots2-length="0.001cm" draw:distance="0.001cm"/>
    <draw:stroke-dash draw:name="Dashed_20__28_var_29__20_3721" draw:display-name="Dashed (var) 3721" draw:style="rect" draw:dots1="1" draw:dots1-length="0.001cm" draw:dots2="1" draw:dots2-length="0.001cm" draw:distance="0.001cm"/>
    <draw:stroke-dash draw:name="Dashed_20__28_var_29__20_3722" draw:display-name="Dashed (var) 3722" draw:style="rect" draw:dots1="1" draw:dots1-length="0.001cm" draw:dots2="1" draw:dots2-length="0.001cm" draw:distance="0.001cm"/>
    <draw:stroke-dash draw:name="Dashed_20__28_var_29__20_3723" draw:display-name="Dashed (var) 3723" draw:style="rect" draw:dots1="1" draw:dots1-length="0.001cm" draw:dots2="1" draw:dots2-length="0.001cm" draw:distance="0.001cm"/>
    <draw:stroke-dash draw:name="Dashed_20__28_var_29__20_3724" draw:display-name="Dashed (var) 3724" draw:style="rect" draw:dots1="1" draw:dots1-length="0.001cm" draw:dots2="1" draw:dots2-length="0.001cm" draw:distance="0.001cm"/>
    <draw:stroke-dash draw:name="Dashed_20__28_var_29__20_3725" draw:display-name="Dashed (var) 3725" draw:style="rect" draw:dots1="1" draw:dots1-length="0.001cm" draw:dots2="1" draw:dots2-length="0.001cm" draw:distance="0.001cm"/>
    <draw:stroke-dash draw:name="Dashed_20__28_var_29__20_3726" draw:display-name="Dashed (var) 3726" draw:style="rect" draw:dots1="1" draw:dots1-length="0.001cm" draw:dots2="1" draw:dots2-length="0.001cm" draw:distance="0.001cm"/>
    <draw:stroke-dash draw:name="Dashed_20__28_var_29__20_3727" draw:display-name="Dashed (var) 3727" draw:style="rect" draw:dots1="1" draw:dots1-length="0.001cm" draw:dots2="1" draw:dots2-length="0.001cm" draw:distance="0.001cm"/>
    <draw:stroke-dash draw:name="Dashed_20__28_var_29__20_3728" draw:display-name="Dashed (var) 3728" draw:style="rect" draw:dots1="1" draw:dots1-length="0.001cm" draw:dots2="1" draw:dots2-length="0.001cm" draw:distance="0.001cm"/>
    <draw:stroke-dash draw:name="Dashed_20__28_var_29__20_3729" draw:display-name="Dashed (var) 3729" draw:style="rect" draw:dots1="1" draw:dots1-length="0.001cm" draw:dots2="1" draw:dots2-length="0.001cm" draw:distance="0.001cm"/>
    <draw:stroke-dash draw:name="Dashed_20__28_var_29__20_3730" draw:display-name="Dashed (var) 3730" draw:style="rect" draw:dots1="1" draw:dots1-length="0.001cm" draw:dots2="1" draw:dots2-length="0.001cm" draw:distance="0.001cm"/>
    <draw:stroke-dash draw:name="Dashed_20__28_var_29__20_3731" draw:display-name="Dashed (var) 3731" draw:style="rect" draw:dots1="1" draw:dots1-length="0.001cm" draw:dots2="1" draw:dots2-length="0.001cm" draw:distance="0.001cm"/>
    <draw:stroke-dash draw:name="Dashed_20__28_var_29__20_3732" draw:display-name="Dashed (var) 3732" draw:style="rect" draw:dots1="1" draw:dots1-length="0.001cm" draw:dots2="1" draw:dots2-length="0.001cm" draw:distance="0.001cm"/>
    <draw:stroke-dash draw:name="Dashed_20__28_var_29__20_3733" draw:display-name="Dashed (var) 3733" draw:style="rect" draw:dots1="1" draw:dots1-length="0.001cm" draw:dots2="1" draw:dots2-length="0.001cm" draw:distance="0.001cm"/>
    <draw:stroke-dash draw:name="Dashed_20__28_var_29__20_3734" draw:display-name="Dashed (var) 3734" draw:style="rect" draw:dots1="1" draw:dots1-length="0.001cm" draw:dots2="1" draw:dots2-length="0.001cm" draw:distance="0.001cm"/>
    <draw:stroke-dash draw:name="Dashed_20__28_var_29__20_3849" draw:display-name="Dashed (var) 3849" draw:style="rect" draw:dots1="1" draw:dots1-length="0.002cm" draw:dots2="1" draw:dots2-length="0.002cm" draw:distance="0.002cm"/>
    <draw:stroke-dash draw:name="Dashed_20__28_var_29__20_3850" draw:display-name="Dashed (var) 3850" draw:style="rect" draw:dots1="1" draw:dots1-length="0.002cm" draw:dots2="1" draw:dots2-length="0.002cm" draw:distance="0.002cm"/>
    <draw:stroke-dash draw:name="Dashed_20__28_var_29__20_3851" draw:display-name="Dashed (var) 3851" draw:style="rect" draw:dots1="1" draw:dots1-length="0.002cm" draw:dots2="1" draw:dots2-length="0.002cm" draw:distance="0.002cm"/>
    <draw:stroke-dash draw:name="Dashed_20__28_var_29__20_3852" draw:display-name="Dashed (var) 3852" draw:style="rect" draw:dots1="1" draw:dots1-length="0.002cm" draw:dots2="1" draw:dots2-length="0.002cm" draw:distance="0.002cm"/>
    <draw:stroke-dash draw:name="Dashed_20__28_var_29__20_3853" draw:display-name="Dashed (var) 3853" draw:style="rect" draw:dots1="1" draw:dots1-length="0.002cm" draw:dots2="1" draw:dots2-length="0.002cm" draw:distance="0.002cm"/>
    <draw:stroke-dash draw:name="Dashed_20__28_var_29__20_3854" draw:display-name="Dashed (var) 3854" draw:style="rect" draw:dots1="1" draw:dots1-length="0.002cm" draw:dots2="1" draw:dots2-length="0.002cm" draw:distance="0.002cm"/>
    <draw:stroke-dash draw:name="Dashed_20__28_var_29__20_3855" draw:display-name="Dashed (var) 3855" draw:style="rect" draw:dots1="1" draw:dots1-length="0.002cm" draw:dots2="1" draw:dots2-length="0.002cm" draw:distance="0.002cm"/>
    <draw:stroke-dash draw:name="Dashed_20__28_var_29__20_3856" draw:display-name="Dashed (var) 3856" draw:style="rect" draw:dots1="1" draw:dots1-length="0.002cm" draw:dots2="1" draw:dots2-length="0.002cm" draw:distance="0.002cm"/>
    <draw:stroke-dash draw:name="Dashed_20__28_var_29__20_3857" draw:display-name="Dashed (var) 3857" draw:style="rect" draw:dots1="1" draw:dots1-length="0.002cm" draw:dots2="1" draw:dots2-length="0.002cm" draw:distance="0.002cm"/>
    <draw:stroke-dash draw:name="Dashed_20__28_var_29__20_3858" draw:display-name="Dashed (var) 3858" draw:style="rect" draw:dots1="1" draw:dots1-length="0.002cm" draw:dots2="1" draw:dots2-length="0.002cm" draw:distance="0.002cm"/>
    <draw:stroke-dash draw:name="Dashed_20__28_var_29__20_3859" draw:display-name="Dashed (var) 3859" draw:style="rect" draw:dots1="1" draw:dots1-length="0.002cm" draw:dots2="1" draw:dots2-length="0.002cm" draw:distance="0.002cm"/>
    <draw:stroke-dash draw:name="Dashed_20__28_var_29__20_3860" draw:display-name="Dashed (var) 3860" draw:style="rect" draw:dots1="1" draw:dots1-length="0.002cm" draw:dots2="1" draw:dots2-length="0.002cm" draw:distance="0.002cm"/>
    <draw:stroke-dash draw:name="Dashed_20__28_var_29__20_3861" draw:display-name="Dashed (var) 3861" draw:style="rect" draw:dots1="1" draw:dots1-length="0.002cm" draw:dots2="1" draw:dots2-length="0.002cm" draw:distance="0.002cm"/>
    <draw:stroke-dash draw:name="Dashed_20__28_var_29__20_3862" draw:display-name="Dashed (var) 3862" draw:style="rect" draw:dots1="1" draw:dots1-length="0.002cm" draw:dots2="1" draw:dots2-length="0.002cm" draw:distance="0.002cm"/>
    <draw:stroke-dash draw:name="Dashed_20__28_var_29__20_3863" draw:display-name="Dashed (var) 3863" draw:style="rect" draw:dots1="1" draw:dots1-length="0.002cm" draw:dots2="1" draw:dots2-length="0.002cm" draw:distance="0.002cm"/>
    <draw:stroke-dash draw:name="Dashed_20__28_var_29__20_3867" draw:display-name="Dashed (var) 3867" draw:style="rect" draw:dots1="1" draw:dots1-length="0.002cm" draw:dots2="1" draw:dots2-length="0.002cm" draw:distance="0.002cm"/>
    <draw:stroke-dash draw:name="Dashed_20__28_var_29__20_3868" draw:display-name="Dashed (var) 3868" draw:style="rect" draw:dots1="1" draw:dots1-length="0.002cm" draw:dots2="1" draw:dots2-length="0.002cm" draw:distance="0.002cm"/>
    <draw:stroke-dash draw:name="Dashed_20__28_var_29__20_3870" draw:display-name="Dashed (var) 3870" draw:style="rect" draw:dots1="1" draw:dots1-length="0.002cm" draw:dots2="1" draw:dots2-length="0.002cm" draw:distance="0.002cm"/>
    <draw:stroke-dash draw:name="Dashed_20__28_var_29__20_3871" draw:display-name="Dashed (var) 3871" draw:style="rect" draw:dots1="1" draw:dots1-length="0.002cm" draw:dots2="1" draw:dots2-length="0.002cm" draw:distance="0.002cm"/>
    <draw:stroke-dash draw:name="Dashed_20__28_var_29__20_3873" draw:display-name="Dashed (var) 3873" draw:style="rect" draw:dots1="1" draw:dots1-length="0.002cm" draw:dots2="1" draw:dots2-length="0.002cm" draw:distance="0.002cm"/>
    <draw:stroke-dash draw:name="Dashed_20__28_var_29__20_3874" draw:display-name="Dashed (var) 3874" draw:style="rect" draw:dots1="1" draw:dots1-length="0.002cm" draw:dots2="1" draw:dots2-length="0.002cm" draw:distance="0.002cm"/>
    <draw:stroke-dash draw:name="Dashed_20__28_var_29__20_3876" draw:display-name="Dashed (var) 3876" draw:style="rect" draw:dots1="1" draw:dots1-length="0.002cm" draw:dots2="1" draw:dots2-length="0.002cm" draw:distance="0.002cm"/>
    <draw:stroke-dash draw:name="Dashed_20__28_var_29__20_3877" draw:display-name="Dashed (var) 3877" draw:style="rect" draw:dots1="1" draw:dots1-length="0.002cm" draw:dots2="1" draw:dots2-length="0.002cm" draw:distance="0.002cm"/>
    <draw:stroke-dash draw:name="Dashed_20__28_var_29__20_3878" draw:display-name="Dashed (var) 3878" draw:style="rect" draw:dots1="1" draw:dots1-length="0.002cm" draw:dots2="1" draw:dots2-length="0.002cm" draw:distance="0.002cm"/>
    <draw:stroke-dash draw:name="Dashed_20__28_var_29__20_3882" draw:display-name="Dashed (var) 3882" draw:style="rect" draw:dots1="1" draw:dots1-length="0.006cm" draw:dots2="1" draw:dots2-length="0.006cm" draw:distance="0.006cm"/>
    <draw:stroke-dash draw:name="Dashed_20__28_var_29__20_4501" draw:display-name="Dashed (var) 4501" draw:style="rect" draw:dots1="1" draw:dots1-length="0.011cm" draw:dots2="1" draw:dots2-length="0.011cm" draw:distance="0.011cm"/>
    <draw:stroke-dash draw:name="Dashed_20__28_var_29__20_4502" draw:display-name="Dashed (var) 4502" draw:style="rect" draw:dots1="1" draw:dots1-length="0.011cm" draw:dots2="1" draw:dots2-length="0.011cm" draw:distance="0.011cm"/>
    <draw:stroke-dash draw:name="Dashed_20__28_var_29__20_4503" draw:display-name="Dashed (var) 4503" draw:style="rect" draw:dots1="1" draw:dots1-length="0.011cm" draw:dots2="1" draw:dots2-length="0.011cm" draw:distance="0.011cm"/>
    <draw:stroke-dash draw:name="Dashed_20__28_var_29__20_4504" draw:display-name="Dashed (var) 4504" draw:style="rect" draw:dots1="1" draw:dots1-length="0.011cm" draw:dots2="1" draw:dots2-length="0.011cm" draw:distance="0.011cm"/>
    <draw:stroke-dash draw:name="Dashed_20__28_var_29__20_4505" draw:display-name="Dashed (var) 4505" draw:style="rect" draw:dots1="1" draw:dots1-length="0.011cm" draw:dots2="1" draw:dots2-length="0.011cm" draw:distance="0.011cm"/>
    <draw:stroke-dash draw:name="Dashed_20__28_var_29__20_4506" draw:display-name="Dashed (var) 4506" draw:style="rect" draw:dots1="1" draw:dots1-length="0.011cm" draw:dots2="1" draw:dots2-length="0.011cm" draw:distance="0.011cm"/>
    <draw:stroke-dash draw:name="Dashed_20__28_var_29__20_4507" draw:display-name="Dashed (var) 4507" draw:style="rect" draw:dots1="1" draw:dots1-length="0.011cm" draw:dots2="1" draw:dots2-length="0.011cm" draw:distance="0.011cm"/>
    <draw:stroke-dash draw:name="Dashed_20__28_var_29__20_4508" draw:display-name="Dashed (var) 4508" draw:style="rect" draw:dots1="1" draw:dots1-length="0.011cm" draw:dots2="1" draw:dots2-length="0.011cm" draw:distance="0.011cm"/>
    <draw:stroke-dash draw:name="Dashed_20__28_var_29__20_4509" draw:display-name="Dashed (var) 4509" draw:style="rect" draw:dots1="1" draw:dots1-length="0.011cm" draw:dots2="1" draw:dots2-length="0.011cm" draw:distance="0.011cm"/>
    <draw:stroke-dash draw:name="Dashed_20__28_var_29__20_4510" draw:display-name="Dashed (var) 4510" draw:style="rect" draw:dots1="1" draw:dots1-length="0.011cm" draw:dots2="1" draw:dots2-length="0.011cm" draw:distance="0.011cm"/>
    <draw:stroke-dash draw:name="Dashed_20__28_var_29__20_4511" draw:display-name="Dashed (var) 4511" draw:style="rect" draw:dots1="1" draw:dots1-length="0.011cm" draw:dots2="1" draw:dots2-length="0.011cm" draw:distance="0.011cm"/>
    <draw:stroke-dash draw:name="Dashed_20__28_var_29__20_4512" draw:display-name="Dashed (var) 4512" draw:style="rect" draw:dots1="1" draw:dots1-length="0.011cm" draw:dots2="1" draw:dots2-length="0.011cm" draw:distance="0.011cm"/>
    <draw:stroke-dash draw:name="Dashed_20__28_var_29__20_4513" draw:display-name="Dashed (var) 4513" draw:style="rect" draw:dots1="1" draw:dots1-length="0.011cm" draw:dots2="1" draw:dots2-length="0.011cm" draw:distance="0.011cm"/>
    <draw:stroke-dash draw:name="Dashed_20__28_var_29__20_4514" draw:display-name="Dashed (var) 4514" draw:style="rect" draw:dots1="1" draw:dots1-length="0.011cm" draw:dots2="1" draw:dots2-length="0.011cm" draw:distance="0.011cm"/>
    <draw:stroke-dash draw:name="Dashed_20__28_var_29__20_4515" draw:display-name="Dashed (var) 4515" draw:style="rect" draw:dots1="1" draw:dots1-length="0.011cm" draw:dots2="1" draw:dots2-length="0.011cm" draw:distance="0.011cm"/>
    <draw:stroke-dash draw:name="Dashed_20__28_var_29__20_4516" draw:display-name="Dashed (var) 4516" draw:style="rect" draw:dots1="1" draw:dots1-length="0.011cm" draw:dots2="1" draw:dots2-length="0.011cm" draw:distance="0.011cm"/>
    <draw:stroke-dash draw:name="Dashed_20__28_var_29__20_4517" draw:display-name="Dashed (var) 4517" draw:style="rect" draw:dots1="1" draw:dots1-length="0.011cm" draw:dots2="1" draw:dots2-length="0.011cm" draw:distance="0.011cm"/>
    <draw:stroke-dash draw:name="Dashed_20__28_var_29__20_4518" draw:display-name="Dashed (var) 4518" draw:style="rect" draw:dots1="1" draw:dots1-length="0.011cm" draw:dots2="1" draw:dots2-length="0.011cm" draw:distance="0.011cm"/>
    <draw:stroke-dash draw:name="Dashed_20__28_var_29__20_4519" draw:display-name="Dashed (var) 4519" draw:style="rect" draw:dots1="1" draw:dots1-length="0.011cm" draw:dots2="1" draw:dots2-length="0.011cm" draw:distance="0.011cm"/>
    <draw:stroke-dash draw:name="Dashed_20__28_var_29__20_4520" draw:display-name="Dashed (var) 4520" draw:style="rect" draw:dots1="1" draw:dots1-length="0.011cm" draw:dots2="1" draw:dots2-length="0.011cm" draw:distance="0.011cm"/>
    <draw:stroke-dash draw:name="Dashed_20__28_var_29__20_4521" draw:display-name="Dashed (var) 4521" draw:style="rect" draw:dots1="1" draw:dots1-length="0.011cm" draw:dots2="1" draw:dots2-length="0.011cm" draw:distance="0.011cm"/>
    <draw:stroke-dash draw:name="Dashed_20__28_var_29__20_4522" draw:display-name="Dashed (var) 4522" draw:style="rect" draw:dots1="1" draw:dots1-length="0.011cm" draw:dots2="1" draw:dots2-length="0.011cm" draw:distance="0.011cm"/>
    <draw:stroke-dash draw:name="Dashed_20__28_var_29__20_4523" draw:display-name="Dashed (var) 4523" draw:style="rect" draw:dots1="1" draw:dots1-length="0.011cm" draw:dots2="1" draw:dots2-length="0.011cm" draw:distance="0.011cm"/>
    <draw:stroke-dash draw:name="Dashed_20__28_var_29__20_4524" draw:display-name="Dashed (var) 4524" draw:style="rect" draw:dots1="1" draw:dots1-length="0.011cm" draw:dots2="1" draw:dots2-length="0.011cm" draw:distance="0.011cm"/>
    <draw:stroke-dash draw:name="Dashed_20__28_var_29__20_4525" draw:display-name="Dashed (var) 4525" draw:style="rect" draw:dots1="1" draw:dots1-length="0.011cm" draw:dots2="1" draw:dots2-length="0.011cm" draw:distance="0.011cm"/>
    <draw:stroke-dash draw:name="Dashed_20__28_var_29__20_4526" draw:display-name="Dashed (var) 4526" draw:style="rect" draw:dots1="1" draw:dots1-length="0.011cm" draw:dots2="1" draw:dots2-length="0.011cm" draw:distance="0.011cm"/>
    <draw:stroke-dash draw:name="Dashed_20__28_var_29__20_4527" draw:display-name="Dashed (var) 4527" draw:style="rect" draw:dots1="1" draw:dots1-length="0.011cm" draw:dots2="1" draw:dots2-length="0.011cm" draw:distance="0.011cm"/>
    <draw:stroke-dash draw:name="Dashed_20__28_var_29__20_4528" draw:display-name="Dashed (var) 4528" draw:style="rect" draw:dots1="1" draw:dots1-length="0.011cm" draw:dots2="1" draw:dots2-length="0.011cm" draw:distance="0.011cm"/>
    <draw:stroke-dash draw:name="Dashed_20__28_var_29__20_6794" draw:display-name="Dashed (var) 6794" draw:style="rect" draw:dots1="1" draw:dots1-length="0.002cm" draw:dots2="1" draw:dots2-length="0.002cm" draw:distance="0.002cm"/>
    <draw:stroke-dash draw:name="Dashed_20__28_var_29__20_6795" draw:display-name="Dashed (var) 6795" draw:style="rect" draw:dots1="1" draw:dots1-length="0.002cm" draw:dots2="1" draw:dots2-length="0.002cm" draw:distance="0.002cm"/>
    <draw:stroke-dash draw:name="Dashed_20__28_var_29__20_6796" draw:display-name="Dashed (var) 6796" draw:style="rect" draw:dots1="1" draw:dots1-length="0.002cm" draw:dots2="1" draw:dots2-length="0.002cm" draw:distance="0.002cm"/>
    <draw:stroke-dash draw:name="Dashed_20__28_var_29__20_6797" draw:display-name="Dashed (var) 6797" draw:style="rect" draw:dots1="1" draw:dots1-length="0.002cm" draw:dots2="1" draw:dots2-length="0.002cm" draw:distance="0.002cm"/>
    <draw:stroke-dash draw:name="Dashed_20__28_var_29__20_6798" draw:display-name="Dashed (var) 6798" draw:style="rect" draw:dots1="1" draw:dots1-length="0.002cm" draw:dots2="1" draw:dots2-length="0.002cm" draw:distance="0.002cm"/>
    <draw:stroke-dash draw:name="Dashed_20__28_var_29__20_6799" draw:display-name="Dashed (var) 6799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2cm" draw:dots2="1" draw:dots2-length="0.002cm" draw:distance="0.002cm"/>
    <draw:stroke-dash draw:name="Dashed_20__28_var_29__20_6802" draw:display-name="Dashed (var) 6802" draw:style="rect" draw:dots1="1" draw:dots1-length="0.002cm" draw:dots2="1" draw:dots2-length="0.002cm" draw:distance="0.002cm"/>
    <draw:stroke-dash draw:name="Dashed_20__28_var_29__20_6803" draw:display-name="Dashed (var) 6803" draw:style="rect" draw:dots1="1" draw:dots1-length="0.002cm" draw:dots2="1" draw:dots2-length="0.002cm" draw:distance="0.002cm"/>
    <draw:stroke-dash draw:name="Dashed_20__28_var_29__20_6804" draw:display-name="Dashed (var) 6804" draw:style="rect" draw:dots1="1" draw:dots1-length="0.002cm" draw:dots2="1" draw:dots2-length="0.002cm" draw:distance="0.002cm"/>
    <draw:stroke-dash draw:name="Dashed_20__28_var_29__20_6805" draw:display-name="Dashed (var) 6805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11cm" draw:dots2="1" draw:dots2-length="0.011cm" draw:distance="0.011cm"/>
    <draw:stroke-dash draw:name="Dashed_20__28_var_29__20_6813" draw:display-name="Dashed (var) 6813" draw:style="rect" draw:dots1="1" draw:dots1-length="0.011cm" draw:dots2="1" draw:dots2-length="0.011cm" draw:distance="0.011cm"/>
    <draw:stroke-dash draw:name="Dashed_20__28_var_29__20_6814" draw:display-name="Dashed (var) 6814" draw:style="rect" draw:dots1="1" draw:dots1-length="0.011cm" draw:dots2="1" draw:dots2-length="0.011cm" draw:distance="0.011cm"/>
    <draw:stroke-dash draw:name="Dashed_20__28_var_29__20_6815" draw:display-name="Dashed (var) 6815" draw:style="rect" draw:dots1="1" draw:dots1-length="0.011cm" draw:dots2="1" draw:dots2-length="0.011cm" draw:distance="0.011cm"/>
    <draw:stroke-dash draw:name="Dashed_20__28_var_29__20_6816" draw:display-name="Dashed (var) 681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3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bullet text:level="1" text:style-name="Bullet_20_Symbols" loext:num-list-format="%1%" text:bullet-char="">
        <style:list-level-properties text:min-label-distance="0.25cm" fo:text-align="center"/>
        <style:text-properties style:font-name="OpenSymbol1"/>
      </text:list-level-style-bullet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4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89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91" draw:name="Ligne_Entete_Impair_Numerique_2col" draw:style-name="Mgr5" draw:text-style-name="MP4" svg:x1="16.023cm" svg:y1="0.36cm" svg:x2="20.496cm" svg:y2="0.36cm"><text:p/></draw:line><draw:line text:anchor-type="paragraph" draw:z-index="98" draw:name="Ligne_Verticale_Impair_Numerique_2col" draw:style-name="Mgr5" draw:text-style-name="MP4" svg:x1="9.477cm" svg:y1="2.007cm" svg:x2="9.477cm" svg:y2="27.044cm"><text:p/></draw:line>Se repérer dans le plan</text:p>
      </style:header>
      <style:header-left>
        <text:p text:style-name="MP1"><draw:path text:anchor-type="paragraph" draw:z-index="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5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9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92" draw:name="Ligne_Entete_Pair_Numerique_2col" draw:style-name="Mgr5" draw:text-style-name="MP4" svg:x1="16.023cm" svg:y1="0.36cm" svg:x2="20.496cm" svg:y2="0.36cm"><text:p/></draw:line><draw:line text:anchor-type="paragraph" draw:z-index="100" draw:name="Ligne_Verticale_Pair_Numerique_2col" draw:style-name="Mgr5" draw:text-style-name="MP4" svg:x1="9.477cm" svg:y1="2.007cm" svg:x2="9.477cm" svg:y2="27.044cm"><text:p/></draw:line>Se repérer dans le plan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4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95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0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0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0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0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2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3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0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1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4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1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2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5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5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6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01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04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0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02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03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1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6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113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7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114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6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117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9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1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8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7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29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3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5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30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4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6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31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5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32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36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1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2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39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3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40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4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5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6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37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1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38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2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3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4"><draw:path text:anchor-type="paragraph" draw:z-index="57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3" draw:name="Ligne_Entete_Impair_Programmation_1col" draw:style-name="Mgr20" draw:text-style-name="MP4" svg:x1="16.023cm" svg:y1="0.36cm" svg:x2="20.496cm" svg:y2="0.36cm"><text:p/></draw:line><draw:frame text:anchor-type="paragraph" draw:z-index="61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58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4" draw:name="Ligne_Entete_Pair_Programmation_1col" draw:style-name="Mgr20" draw:text-style-name="MP4" svg:x1="16.023cm" svg:y1="0.36cm" svg:x2="20.496cm" svg:y2="0.36cm"><text:p/></draw:line><draw:frame text:anchor-type="paragraph" draw:z-index="62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9"><draw:path text:anchor-type="paragraph" draw:z-index="59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5" draw:name="Ligne_Entete_Impair_Programmation_2col" draw:style-name="Mgr20" draw:text-style-name="MP4" svg:x1="16.023cm" svg:y1="0.36cm" svg:x2="20.496cm" svg:y2="0.36cm"><text:p/></draw:line><draw:frame text:anchor-type="paragraph" draw:z-index="63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60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56" draw:name="Ligne_Entete_Pair_Programmation_2col" draw:style-name="Mgr20" draw:text-style-name="MP4" svg:x1="16.023cm" svg:y1="0.36cm" svg:x2="20.496cm" svg:y2="0.36cm"><text:p/></draw:line><draw:frame text:anchor-type="paragraph" draw:z-index="64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9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0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09T23:33:33.494000000</dc:date>
    <meta:editing-duration>PT15H45M17S</meta:editing-duration>
    <meta:editing-cycles>147</meta:editing-cycles>
    <meta:generator>LibreOffice/7.6.7.2$Windows_X86_64 LibreOffice_project/dd47e4b30cb7dab30588d6c79c651f218165e3c5</meta:generator>
    <meta:print-date>2024-07-09T10:09:46.844000000</meta:print-date>
    <meta:printed-by>Fichiers PDF</meta:printed-by>
    <meta:document-statistic meta:table-count="0" meta:image-count="0" meta:object-count="0" meta:page-count="3" meta:paragraph-count="163" meta:word-count="800" meta:character-count="3669" meta:non-whitespace-character-count="3003"/>
    <meta:template xlink:type="simple" xlink:actuate="onRequest" xlink:title="Modele_Cahier" xlink:href="../../../../../../Modele_Cahier.ott" meta:date="2024-03-02T09:46:07.205140257"/>
  </office:meta>
</office:document-meta>
</file>